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weight="bold"/>
    </style:style>
    <style:style style:name="T2" style:family="text">
      <style:text-properties fo:color="#4e9a06"/>
    </style:style>
    <style:style style:name="T3" style:family="text">
      <style:text-properties fo:color="#4e9a06" fo:font-weight="bold"/>
    </style:style>
    <style:style style:name="T4" style:family="text">
      <style:text-properties fo:color="#3465a4" fo:font-weight="bold"/>
    </style:style>
    <style:style style:name="T5" style:family="text">
      <style:text-properties fo:color="#c4a000"/>
    </style:style>
    <style:style style:name="T6" style:family="text">
      <style:text-properties fo:color="#cc0000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T3">shivankar@shivankar-VirtualBox</text:span>:<text:span text:style-name="T4">~</text:span>$ sudo apt update</text:p>
      <text:p text:style-name="Preformatted_20_Text">Hit:1 http://in.archive.ubuntu.com/ubuntu focal InRelease</text:p>
      <text:p text:style-name="Preformatted_20_Text">Hit:2 http://in.archive.ubuntu.com/ubuntu focal-updates InRelease</text:p>
      <text:p text:style-name="Preformatted_20_Text">Hit:3 http://in.archive.ubuntu.com/ubuntu focal-backports InRelease</text:p>
      <text:p text:style-name="Preformatted_20_Text">Hit:5 http://security.ubuntu.com/ubuntu focal-security InRelease <text:s text:c="15"/></text:p>
      <text:p text:style-name="Preformatted_20_Text">Hit:6 http://packages.microsoft.com/repos/code stable InRelease<text:span text:style-name="T5"> <text:s text:c="16"/></text:span></text:p>
      <text:p text:style-name="Preformatted_20_Text">Ign:4 https://pkg.jenkins.io/debian-stable binary/ InRelease</text:p>
      <text:p text:style-name="Preformatted_20_Text">Err:7 https://pkg.jenkins.io/debian-stable binary/ Release</text:p>
      <text:p text:style-name="Preformatted_20_Text"><text:s text:c="2"/>Certificate verification failed: The certificate is NOT trusted. The certificate chain uses expired certificate. <text:s/>Could not handshake: Error in the certificate verification. [IP: 151.101.194.133 443]</text:p>
      <text:p text:style-name="Preformatted_20_Text">Reading package lists... Done</text:p>
      <text:p text:style-name="Preformatted_20_Text"><text:span text:style-name="T6">E: </text:span>The repository &amp;apos;http://pkg.jenkins.io/debian-stable binary/ Release&amp;apos; does not have a Release file.</text:p>
      <text:p text:style-name="Preformatted_20_Text"><text:span text:style-name="T5">N: </text:span>Updating from such a repository can&amp;apos;t be done securely, and is therefore disabled by default.</text:p>
      <text:p text:style-name="Preformatted_20_Text"><text:span text:style-name="T5">N: </text:span>See apt-secure(8) manpage for repository creation and user configuration details.</text:p>
      <text:p text:style-name="Preformatted_20_Text"><text:span text:style-name="T3">shivankar@shivankar-VirtualBox</text:span>:<text:span text:style-name="T4">~</text:span>$ sudo apt install openjdk-8-jdk</text:p>
      <text:p text:style-name="Preformatted_20_Text">Reading package lists... Done</text:p>
      <text:p text:style-name="Preformatted_20_Text">Building dependency tree <text:s text:c="6"/></text:p>
      <text:p text:style-name="Preformatted_20_Text">Reading state information... Done</text:p>
      <text:p text:style-name="Preformatted_20_Text">The following packages were automatically installed and are no longer required:</text:p>
      <text:p text:style-name="Preformatted_20_Text"><text:s text:c="2"/>chromium-codecs-ffmpeg-extra gstreamer1.0-vaapi libgstreamer-plugins-bad1.0-0 libva-wayland2</text:p>
      <text:p text:style-name="Preformatted_20_Text">Use &amp;apos;sudo apt autoremove&amp;apos; to remove them.</text:p>
      <text:p text:style-name="Preformatted_20_Text">The following additional packages will be installed:</text:p>
      <text:p text:style-name="Preformatted_20_Text"><text:s text:c="2"/>ca-certificates-java fonts-dejavu-extra java-common libatk-wrapper-java libatk-wrapper-java-jni libice-dev libpthread-stubs0-dev libsm-dev libx11-dev libxau-dev libxcb1-dev libxdmcp-dev libxt-dev</text:p>
      <text:p text:style-name="Preformatted_20_Text"><text:s text:c="2"/>openjdk-8-jdk-headless openjdk-8-jre openjdk-8-jre-headless x11proto-core-dev x11proto-dev xorg-sgml-doctools xtrans-dev</text:p>
      <text:p text:style-name="Preformatted_20_Text">Suggested packages:</text:p>
      <text:p text:style-name="Preformatted_20_Text"><text:s text:c="2"/>default-jre libice-doc libsm-doc libx11-doc libxcb-doc libxt-doc openjdk-8-demo openjdk-8-source visualvm icedtea-8-plugin fonts-ipafont-gothic fonts-ipafont-mincho fonts-wqy-microhei</text:p>
      <text:p text:style-name="Preformatted_20_Text"><text:s text:c="2"/>fonts-wqy-zenhei</text:p>
      <text:p text:style-name="Preformatted_20_Text">The following NEW packages will be installed:</text:p>
      <text:p text:style-name="Preformatted_20_Text"><text:s text:c="2"/>ca-certificates-java fonts-dejavu-extra java-common libatk-wrapper-java libatk-wrapper-java-jni libice-dev libpthread-stubs0-dev libsm-dev libx11-dev libxau-dev libxcb1-dev libxdmcp-dev libxt-dev</text:p>
      <text:p text:style-name="Preformatted_20_Text"><text:s text:c="2"/>openjdk-8-jdk openjdk-8-jdk-headless openjdk-8-jre openjdk-8-jre-headless x11proto-core-dev x11proto-dev xorg-sgml-doctools xtrans-dev</text:p>
      <text:p text:style-name="Preformatted_20_Text">0 upgraded, 21 newly installed, 0 to remove and 223 not upgraded.</text:p>
      <text:p text:style-name="Preformatted_20_Text">Need to get 43.5 MB of archives.</text:p>
      <text:p text:style-name="Preformatted_20_Text">After this operation, 162 MB of additional disk space will be used.</text:p>
      <text:p text:style-name="Preformatted_20_Text">Do you want to continue? [Y/n] Y</text:p>
      <text:p text:style-name="Preformatted_20_Text">Get:1 http://in.archive.ubuntu.com/ubuntu focal/main amd64 java-common all 0.72 [6,816 B]</text:p>
      <text:p text:style-name="Preformatted_20_Text">Get:2 http://in.archive.ubuntu.com/ubuntu focal-updates/universe amd64 openjdk-8-jre-headless amd64 8u312-b07-0ubuntu1~20.04 [28.2 MB]</text:p>
      <text:p text:style-name="Preformatted_20_Text">Get:3 http://in.archive.ubuntu.com/ubuntu focal/main amd64 ca-certificates-java all 20190405ubuntu1 [12.2 kB] <text:s text:c="92"/></text:p>
      <text:p text:style-name="Preformatted_20_Text">Get:4 http://in.archive.ubuntu.com/ubuntu focal/main amd64 fonts-dejavu-extra all 2.37-1 [1,953 kB] <text:s text:c="102"/></text:p>
      <text:p text:style-name="Preformatted_20_Text">Get:5 http://in.archive.ubuntu.com/ubuntu focal/main amd64 libatk-wrapper-java all 0.37.1-1 [53.0 kB] <text:s text:c="100"/></text:p>
      <text:p text:style-name="Preformatted_20_Text">Get:6 http://in.archive.ubuntu.com/ubuntu focal/main amd64 libatk-wrapper-java-jni amd64 0.37.1-1 [45.1 kB] <text:s text:c="94"/></text:p>
      <text:p text:style-name="Preformatted_20_Text">Get:7 http://in.archive.ubuntu.com/ubuntu focal/main amd64 xorg-sgml-doctools all 1:1.11-1 [12.9 kB] <text:s text:c="101"/></text:p>
      <text:p text:style-name="Preformatted_20_Text">Get:8 http://in.archive.ubuntu.com/ubuntu focal/main amd64 x11proto-dev all 2019.2-1ubuntu1 [594 kB] <text:s text:c="101"/></text:p>
      <text:p text:style-name="Preformatted_20_Text"><text:soft-page-break/>Get:9 http://in.archive.ubuntu.com/ubuntu focal/main amd64 x11proto-core-dev all 2019.2-1ubuntu1 [2,620 B] <text:s text:c="95"/></text:p>
      <text:p text:style-name="Preformatted_20_Text">Get:10 http://in.archive.ubuntu.com/ubuntu focal/main amd64 libice-dev amd64 2:1.0.10-0ubuntu1 [47.8 kB] <text:s text:c="97"/></text:p>
      <text:p text:style-name="Preformatted_20_Text">Get:11 http://in.archive.ubuntu.com/ubuntu focal/main amd64 libpthread-stubs0-dev amd64 0.4-1 [5,384 B] <text:s text:c="98"/></text:p>
      <text:p text:style-name="Preformatted_20_Text">Get:12 http://in.archive.ubuntu.com/ubuntu focal/main amd64 libsm-dev amd64 2:1.2.3-1 [17.0 kB] <text:s text:c="106"/></text:p>
      <text:p text:style-name="Preformatted_20_Text">Get:13 http://in.archive.ubuntu.com/ubuntu focal/main amd64 libxau-dev amd64 1:1.0.9-0ubuntu1 [9,552 B] <text:s text:c="98"/></text:p>
      <text:p text:style-name="Preformatted_20_Text">Get:14 http://in.archive.ubuntu.com/ubuntu focal/main amd64 libxdmcp-dev amd64 1:1.1.3-0ubuntu1 [25.3 kB] <text:s text:c="96"/></text:p>
      <text:p text:style-name="Preformatted_20_Text">Get:15 http://in.archive.ubuntu.com/ubuntu focal/main amd64 xtrans-dev all 1.4.0-1 [68.9 kB] <text:s text:c="109"/></text:p>
      <text:p text:style-name="Preformatted_20_Text">Get:16 http://in.archive.ubuntu.com/ubuntu focal/main amd64 libxcb1-dev amd64 1.14-2 [80.5 kB] <text:s text:c="107"/></text:p>
      <text:p text:style-name="Preformatted_20_Text">Get:17 http://in.archive.ubuntu.com/ubuntu focal-updates/main amd64 libx11-dev amd64 2:1.6.9-2ubuntu1.2 [647 kB] <text:s text:c="89"/></text:p>
      <text:p text:style-name="Preformatted_20_Text">Get:18 http://in.archive.ubuntu.com/ubuntu focal/main amd64 libxt-dev amd64 1:1.1.5-1 [395 kB] <text:s text:c="107"/></text:p>
      <text:p text:style-name="Preformatted_20_Text">Get:19 http://in.archive.ubuntu.com/ubuntu focal-updates/universe amd64 openjdk-8-jre amd64 8u312-b07-0ubuntu1~20.04 [69.9 kB] <text:s text:c="75"/></text:p>
      <text:p text:style-name="Preformatted_20_Text">Get:20 http://in.archive.ubuntu.com/ubuntu focal-updates/universe amd64 openjdk-8-jdk-headless amd64 8u312-b07-0ubuntu1~20.04 [8,295 kB] <text:s text:c="65"/></text:p>
      <text:p text:style-name="Preformatted_20_Text">Get:21 http://in.archive.ubuntu.com/ubuntu focal-updates/universe amd64 openjdk-8-jdk amd64 8u312-b07-0ubuntu1~20.04 [2,969 kB] <text:s text:c="74"/></text:p>
      <text:p text:style-name="Preformatted_20_Text">Fetched 43.5 MB in 11s (3,934 kB/s) <text:s text:c="166"/></text:p>
      <text:p text:style-name="Preformatted_20_Text">Selecting previously unselected package java-common.</text:p>
      <text:p text:style-name="Preformatted_20_Text">(Reading database ... 190086 files and directories currently installed.)</text:p>
      <text:p text:style-name="Preformatted_20_Text">Preparing to unpack .../00-java-common_0.72_all.deb ...</text:p>
      <text:p text:style-name="Preformatted_20_Text">Unpacking java-common (0.72) ...</text:p>
      <text:p text:style-name="Preformatted_20_Text">Selecting previously unselected package openjdk-8-jre-headless:amd64.</text:p>
      <text:p text:style-name="Preformatted_20_Text">Preparing to unpack .../01-openjdk-8-jre-headless_8u312-b07-0ubuntu1~20.04_amd64.deb ...</text:p>
      <text:p text:style-name="Preformatted_20_Text">Unpacking openjdk-8-jre-headless:amd64 (8u312-b07-0ubuntu1~20.04) ...</text:p>
      <text:p text:style-name="Preformatted_20_Text">Selecting previously unselected package ca-certificates-java.</text:p>
      <text:p text:style-name="Preformatted_20_Text">Preparing to unpack .../02-ca-certificates-java_20190405ubuntu1_all.deb ...</text:p>
      <text:p text:style-name="Preformatted_20_Text">Unpacking ca-certificates-java (20190405ubuntu1) ...</text:p>
      <text:p text:style-name="Preformatted_20_Text">Selecting previously unselected package fonts-dejavu-extra.</text:p>
      <text:p text:style-name="Preformatted_20_Text">Preparing to unpack .../03-fonts-dejavu-extra_2.37-1_all.deb ...</text:p>
      <text:p text:style-name="Preformatted_20_Text">Unpacking fonts-dejavu-extra (2.37-1) ...</text:p>
      <text:p text:style-name="Preformatted_20_Text">Selecting previously unselected package libatk-wrapper-java.</text:p>
      <text:p text:style-name="Preformatted_20_Text">Preparing to unpack .../04-libatk-wrapper-java_0.37.1-1_all.deb ...</text:p>
      <text:p text:style-name="Preformatted_20_Text">Unpacking libatk-wrapper-java (0.37.1-1) ...</text:p>
      <text:p text:style-name="Preformatted_20_Text">Selecting previously unselected package libatk-wrapper-java-jni:amd64.</text:p>
      <text:p text:style-name="Preformatted_20_Text">Preparing to unpack .../05-libatk-wrapper-java-jni_0.37.1-1_amd64.deb ...</text:p>
      <text:p text:style-name="Preformatted_20_Text">Unpacking libatk-wrapper-java-jni:amd64 (0.37.1-1) ...</text:p>
      <text:p text:style-name="Preformatted_20_Text">Selecting previously unselected package xorg-sgml-doctools.</text:p>
      <text:p text:style-name="Preformatted_20_Text">Preparing to unpack .../06-xorg-sgml-doctools_1%3a1.11-1_all.deb ...</text:p>
      <text:p text:style-name="Preformatted_20_Text">Unpacking xorg-sgml-doctools (1:1.11-1) ...</text:p>
      <text:p text:style-name="Preformatted_20_Text">Selecting previously unselected package x11proto-dev.</text:p>
      <text:p text:style-name="Preformatted_20_Text">Preparing to unpack .../07-x11proto-dev_2019.2-1ubuntu1_all.deb ...</text:p>
      <text:p text:style-name="Preformatted_20_Text">Unpacking x11proto-dev (2019.2-1ubuntu1) ...</text:p>
      <text:p text:style-name="Preformatted_20_Text">Selecting previously unselected package x11proto-core-dev.</text:p>
      <text:p text:style-name="Preformatted_20_Text">Preparing to unpack .../08-x11proto-core-dev_2019.2-1ubuntu1_all.deb ...</text:p>
      <text:p text:style-name="Preformatted_20_Text">Unpacking x11proto-core-dev (2019.2-1ubuntu1) ...</text:p>
      <text:p text:style-name="Preformatted_20_Text">Selecting previously unselected package libice-dev:amd64.</text:p>
      <text:p text:style-name="Preformatted_20_Text">Preparing to unpack .../09-libice-dev_2%3a1.0.10-0ubuntu1_amd64.deb ...</text:p>
      <text:p text:style-name="Preformatted_20_Text">Unpacking libice-dev:amd64 (2:1.0.10-0ubuntu1) ...</text:p>
      <text:p text:style-name="Preformatted_20_Text">Selecting previously unselected package libpthread-stubs0-dev:amd64.</text:p>
      <text:p text:style-name="Preformatted_20_Text">Preparing to unpack .../10-libpthread-stubs0-dev_0.4-1_amd64.deb ...</text:p>
      <text:p text:style-name="Preformatted_20_Text">Unpacking libpthread-stubs0-dev:amd64 (0.4-1) ...</text:p>
      <text:p text:style-name="Preformatted_20_Text">Selecting previously unselected package libsm-dev:amd64.</text:p>
      <text:p text:style-name="Preformatted_20_Text">Preparing to unpack .../11-libsm-dev_2%3a1.2.3-1_amd64.deb ...</text:p>
      <text:p text:style-name="Preformatted_20_Text"><text:soft-page-break/>Unpacking libsm-dev:amd64 (2:1.2.3-1) ...</text:p>
      <text:p text:style-name="Preformatted_20_Text">Selecting previously unselected package libxau-dev:amd64.</text:p>
      <text:p text:style-name="Preformatted_20_Text">Preparing to unpack .../12-libxau-dev_1%3a1.0.9-0ubuntu1_amd64.deb ...</text:p>
      <text:p text:style-name="Preformatted_20_Text">Unpacking libxau-dev:amd64 (1:1.0.9-0ubuntu1) ...</text:p>
      <text:p text:style-name="Preformatted_20_Text">Selecting previously unselected package libxdmcp-dev:amd64.</text:p>
      <text:p text:style-name="Preformatted_20_Text">Preparing to unpack .../13-libxdmcp-dev_1%3a1.1.3-0ubuntu1_amd64.deb ...</text:p>
      <text:p text:style-name="Preformatted_20_Text">Unpacking libxdmcp-dev:amd64 (1:1.1.3-0ubuntu1) ...</text:p>
      <text:p text:style-name="Preformatted_20_Text">Selecting previously unselected package xtrans-dev.</text:p>
      <text:p text:style-name="Preformatted_20_Text">Preparing to unpack .../14-xtrans-dev_1.4.0-1_all.deb ...</text:p>
      <text:p text:style-name="Preformatted_20_Text">Unpacking xtrans-dev (1.4.0-1) ...</text:p>
      <text:p text:style-name="Preformatted_20_Text">Selecting previously unselected package libxcb1-dev:amd64.</text:p>
      <text:p text:style-name="Preformatted_20_Text">Preparing to unpack .../15-libxcb1-dev_1.14-2_amd64.deb ...</text:p>
      <text:p text:style-name="Preformatted_20_Text">Unpacking libxcb1-dev:amd64 (1.14-2) ...</text:p>
      <text:p text:style-name="Preformatted_20_Text">Selecting previously unselected package libx11-dev:amd64.</text:p>
      <text:p text:style-name="Preformatted_20_Text">Preparing to unpack .../16-libx11-dev_2%3a1.6.9-2ubuntu1.2_amd64.deb ...</text:p>
      <text:p text:style-name="Preformatted_20_Text">Unpacking libx11-dev:amd64 (2:1.6.9-2ubuntu1.2) ...</text:p>
      <text:p text:style-name="Preformatted_20_Text">Selecting previously unselected package libxt-dev:amd64.</text:p>
      <text:p text:style-name="Preformatted_20_Text">Preparing to unpack .../17-libxt-dev_1%3a1.1.5-1_amd64.deb ...</text:p>
      <text:p text:style-name="Preformatted_20_Text">Unpacking libxt-dev:amd64 (1:1.1.5-1) ...</text:p>
      <text:p text:style-name="Preformatted_20_Text">Selecting previously unselected package openjdk-8-jre:amd64.</text:p>
      <text:p text:style-name="Preformatted_20_Text">Preparing to unpack .../18-openjdk-8-jre_8u312-b07-0ubuntu1~20.04_amd64.deb ...</text:p>
      <text:p text:style-name="Preformatted_20_Text">Unpacking openjdk-8-jre:amd64 (8u312-b07-0ubuntu1~20.04) ...</text:p>
      <text:p text:style-name="Preformatted_20_Text">Selecting previously unselected package openjdk-8-jdk-headless:amd64.</text:p>
      <text:p text:style-name="Preformatted_20_Text">Preparing to unpack .../19-openjdk-8-jdk-headless_8u312-b07-0ubuntu1~20.04_amd64.deb ...</text:p>
      <text:p text:style-name="Preformatted_20_Text">Unpacking openjdk-8-jdk-headless:amd64 (8u312-b07-0ubuntu1~20.04) ...</text:p>
      <text:p text:style-name="Preformatted_20_Text">Selecting previously unselected package openjdk-8-jdk:amd64.</text:p>
      <text:p text:style-name="Preformatted_20_Text">Preparing to unpack .../20-openjdk-8-jdk_8u312-b07-0ubuntu1~20.04_amd64.deb ...</text:p>
      <text:p text:style-name="Preformatted_20_Text">Unpacking openjdk-8-jdk:amd64 (8u312-b07-0ubuntu1~20.04) ...</text:p>
      <text:p text:style-name="Preformatted_20_Text">Setting up java-common (0.72) ...</text:p>
      <text:p text:style-name="Preformatted_20_Text">Setting up libpthread-stubs0-dev:amd64 (0.4-1) ...</text:p>
      <text:p text:style-name="Preformatted_20_Text">Setting up xtrans-dev (1.4.0-1) ...</text:p>
      <text:p text:style-name="Preformatted_20_Text">Setting up fonts-dejavu-extra (2.37-1) ...</text:p>
      <text:p text:style-name="Preformatted_20_Text">Setting up xorg-sgml-doctools (1:1.11-1) ...</text:p>
      <text:p text:style-name="Preformatted_20_Text">Setting up libatk-wrapper-java (0.37.1-1) ...</text:p>
      <text:p text:style-name="Preformatted_20_Text">Setting up libatk-wrapper-java-jni:amd64 (0.37.1-1) ...</text:p>
      <text:p text:style-name="Preformatted_20_Text">Setting up openjdk-8-jre-headless:amd64 (8u312-b07-0ubuntu1~20.04) ...</text:p>
      <text:p text:style-name="Preformatted_20_Text">update-alternatives: using /usr/lib/jvm/java-8-openjdk-amd64/jre/bin/rmid to provide /usr/bin/rmid (rmid) in auto mode</text:p>
      <text:p text:style-name="Preformatted_20_Text">update-alternatives: warning: alternative /usr/lib/jvm/jdk-15.0.2/bin/java (part of link group java) doesn&amp;apos;t exist; removing from list of alternatives</text:p>
      <text:p text:style-name="Preformatted_20_Text">update-alternatives: warning: /etc/alternatives/java is dangling; it will be updated with best choice</text:p>
      <text:p text:style-name="Preformatted_20_Text">update-alternatives: using /usr/lib/jvm/java-8-openjdk-amd64/jre/bin/java to provide /usr/bin/java (java) in auto mode</text:p>
      <text:p text:style-name="Preformatted_20_Text">update-alternatives: using /usr/lib/jvm/java-8-openjdk-amd64/jre/bin/keytool to provide /usr/bin/keytool (keytool) in auto mode</text:p>
      <text:p text:style-name="Preformatted_20_Text">update-alternatives: using /usr/lib/jvm/java-8-openjdk-amd64/jre/bin/jjs to provide /usr/bin/jjs (jjs) in auto mode</text:p>
      <text:p text:style-name="Preformatted_20_Text">update-alternatives: using /usr/lib/jvm/java-8-openjdk-amd64/jre/bin/pack200 to provide /usr/bin/pack200 (pack200) in auto mode</text:p>
      <text:p text:style-name="Preformatted_20_Text">update-alternatives: using /usr/lib/jvm/java-8-openjdk-amd64/jre/bin/rmiregistry to provide /usr/bin/rmiregistry (rmiregistry) in auto mode</text:p>
      <text:p text:style-name="Preformatted_20_Text">update-alternatives: using /usr/lib/jvm/java-8-openjdk-amd64/jre/bin/unpack200 to provide /usr/bin/unpack200 (unpack200) in auto mode</text:p>
      <text:p text:style-name="Preformatted_20_Text">update-alternatives: using /usr/lib/jvm/java-8-openjdk-amd64/jre/bin/orbd to provide /usr/bin/orbd (orbd) in auto mode</text:p>
      <text:p text:style-name="Preformatted_20_Text">update-alternatives: using /usr/lib/jvm/java-8-openjdk-amd64/jre/bin/servertool to provide /usr/bin/servertool (servertool) in auto mode</text:p>
      <text:p text:style-name="Preformatted_20_Text">update-alternatives: using /usr/lib/jvm/java-8-openjdk-amd64/jre/bin/tnameserv to provide /usr/bin/tnameserv (tnameserv) in auto mode</text:p>
      <text:p text:style-name="Preformatted_20_Text">update-alternatives: using /usr/lib/jvm/java-8-openjdk-amd64/jre/lib/jexec to provide /usr/bin/jexec (jexec) in auto mode</text:p>
      <text:p text:style-name="Preformatted_20_Text">Setting up ca-certificates-java (20190405ubuntu1) ...</text:p>
      <text:p text:style-name="Preformatted_20_Text"><text:soft-page-break/>head: cannot open &amp;apos;/etc/ssl/certs/java/cacerts&amp;apos; for reading: No such file or directory</text:p>
      <text:p text:style-name="Preformatted_20_Text">Adding debian:Security_Communication_Root_CA.pem</text:p>
      <text:p text:style-name="Preformatted_20_Text">Adding debian:QuoVadis_Root_CA_2.pem</text:p>
      <text:p text:style-name="Preformatted_20_Text">Adding debian:AffirmTrust_Networking.pem</text:p>
      <text:p text:style-name="Preformatted_20_Text">Adding debian:COMODO_Certification_Authority.pem</text:p>
      <text:p text:style-name="Preformatted_20_Text">Adding debian:Go_Daddy_Class_2_CA.pem</text:p>
      <text:p text:style-name="Preformatted_20_Text">Adding debian:COMODO_ECC_Certification_Authority.pem</text:p>
      <text:p text:style-name="Preformatted_20_Text">Adding debian:QuoVadis_Root_CA_2_G3.pem</text:p>
      <text:p text:style-name="Preformatted_20_Text">Adding debian:EC-ACC.pem</text:p>
      <text:p text:style-name="Preformatted_20_Text">Adding debian:GTS_Root_R4.pem</text:p>
      <text:p text:style-name="Preformatted_20_Text">Adding debian:Certum_Trusted_Network_CA_2.pem</text:p>
      <text:p text:style-name="Preformatted_20_Text">Adding debian:ISRG_Root_X1.pem</text:p>
      <text:p text:style-name="Preformatted_20_Text">Adding debian:Amazon_Root_CA_2.pem</text:p>
      <text:p text:style-name="Preformatted_20_Text">Adding debian:TrustCor_RootCert_CA-1.pem</text:p>
      <text:p text:style-name="Preformatted_20_Text">Adding debian:IdenTrust_Public_Sector_Root_CA_1.pem</text:p>
      <text:p text:style-name="Preformatted_20_Text">Adding debian:E-Tugra_Certification_Authority.pem</text:p>
      <text:p text:style-name="Preformatted_20_Text">Adding debian:DigiCert_Assured_ID_Root_G2.pem</text:p>
      <text:p text:style-name="Preformatted_20_Text">Adding debian:GeoTrust_Primary_Certification_Authority_-_G2.pem</text:p>
      <text:p text:style-name="Preformatted_20_Text">Adding debian:DigiCert_Assured_ID_Root_CA.pem</text:p>
      <text:p text:style-name="Preformatted_20_Text">Adding debian:SSL.com_Root_Certification_Authority_ECC.pem</text:p>
      <text:p text:style-name="Preformatted_20_Text">Adding debian:AffirmTrust_Premium_ECC.pem</text:p>
      <text:p text:style-name="Preformatted_20_Text">Adding debian:CA_Disig_Root_R2.pem</text:p>
      <text:p text:style-name="Preformatted_20_Text">Adding debian:Atos_TrustedRoot_2011.pem</text:p>
      <text:p text:style-name="Preformatted_20_Text">Adding debian:UCA_Extended_Validation_Root.pem</text:p>
      <text:p text:style-name="Preformatted_20_Text">Adding debian:GTS_Root_R3.pem</text:p>
      <text:p text:style-name="Preformatted_20_Text">Adding debian:Trustwave_Global_ECC_P256_Certification_Authority.pem</text:p>
      <text:p text:style-name="Preformatted_20_Text">Adding debian:AffirmTrust_Premium.pem</text:p>
      <text:p text:style-name="Preformatted_20_Text">Adding debian:Starfield_Root_Certificate_Authority_-_G2.pem</text:p>
      <text:p text:style-name="Preformatted_20_Text">Adding debian:Actalis_Authentication_Root_CA.pem</text:p>
      <text:p text:style-name="Preformatted_20_Text">Adding debian:Trustwave_Global_ECC_P384_Certification_Authority.pem</text:p>
      <text:p text:style-name="Preformatted_20_Text">Adding debian:SecureSign_RootCA11.pem</text:p>
      <text:p text:style-name="Preformatted_20_Text">Adding debian:Amazon_Root_CA_3.pem</text:p>
      <text:p text:style-name="Preformatted_20_Text">Adding debian:GlobalSign_ECC_Root_CA_-_R4.pem</text:p>
      <text:p text:style-name="Preformatted_20_Text">Adding debian:SZAFIR_ROOT_CA2.pem</text:p>
      <text:p text:style-name="Preformatted_20_Text">Adding debian:DigiCert_Trusted_Root_G4.pem</text:p>
      <text:p text:style-name="Preformatted_20_Text">Adding debian:SSL.com_EV_Root_Certification_Authority_RSA_R2.pem</text:p>
      <text:p text:style-name="Preformatted_20_Text">Adding debian:NetLock_Arany_=Class_Gold=_Főtanúsítvány.pem</text:p>
      <text:p text:style-name="Preformatted_20_Text">Adding debian:Trustis_FPS_Root_CA.pem</text:p>
      <text:p text:style-name="Preformatted_20_Text">Adding debian:Comodo_AAA_Services_root.pem</text:p>
      <text:p text:style-name="Preformatted_20_Text">Adding debian:Buypass_Class_2_Root_CA.pem</text:p>
      <text:p text:style-name="Preformatted_20_Text">Adding debian:Starfield_Services_Root_Certificate_Authority_-_G2.pem</text:p>
      <text:p text:style-name="Preformatted_20_Text">Adding debian:SecureTrust_CA.pem</text:p>
      <text:p text:style-name="Preformatted_20_Text">Adding debian:Certigna.pem</text:p>
      <text:p text:style-name="Preformatted_20_Text">Adding debian:emSign_ECC_Root_CA_-_C3.pem</text:p>
      <text:p text:style-name="Preformatted_20_Text">Adding debian:DigiCert_Global_Root_G2.pem</text:p>
      <text:p text:style-name="Preformatted_20_Text">Adding debian:Sonera_Class_2_Root_CA.pem</text:p>
      <text:p text:style-name="Preformatted_20_Text">Adding debian:Security_Communication_RootCA2.pem</text:p>
      <text:p text:style-name="Preformatted_20_Text">Adding debian:USERTrust_RSA_Certification_Authority.pem</text:p>
      <text:p text:style-name="Preformatted_20_Text">Adding debian:DigiCert_Global_Root_G3.pem</text:p>
      <text:p text:style-name="Preformatted_20_Text">Adding debian:SSL.com_Root_Certification_Authority_RSA.pem</text:p>
      <text:p text:style-name="Preformatted_20_Text">Adding debian:GlobalSign_Root_CA_-_R2.pem</text:p>
      <text:p text:style-name="Preformatted_20_Text">Adding debian:GlobalSign_ECC_Root_CA_-_R5.pem</text:p>
      <text:p text:style-name="Preformatted_20_Text">Adding debian:TWCA_Root_Certification_Authority.pem</text:p>
      <text:p text:style-name="Preformatted_20_Text">Adding debian:ssl-cert-snakeoil.pem</text:p>
      <text:p text:style-name="Preformatted_20_Text">Adding debian:DigiCert_Assured_ID_Root_G3.pem</text:p>
      <text:p text:style-name="Preformatted_20_Text">Adding debian:DST_Root_CA_X3.pem</text:p>
      <text:p text:style-name="Preformatted_20_Text">Adding debian:Certigna_Root_CA.pem</text:p>
      <text:p text:style-name="Preformatted_20_Text">Adding debian:D-TRUST_Root_Class_3_CA_2_2009.pem</text:p>
      <text:p text:style-name="Preformatted_20_Text">Adding debian:D-TRUST_Root_Class_3_CA_2_EV_2009.pem</text:p>
      <text:p text:style-name="Preformatted_20_Text">Adding debian:OISTE_WISeKey_Global_Root_GC_CA.pem</text:p>
      <text:p text:style-name="Preformatted_20_Text">Adding debian:QuoVadis_Root_CA_3.pem</text:p>
      <text:p text:style-name="Preformatted_20_Text">Adding debian:GDCA_TrustAUTH_R5_ROOT.pem</text:p>
      <text:p text:style-name="Preformatted_20_Text">Adding debian:ePKI_Root_Certification_Authority.pem</text:p>
      <text:p text:style-name="Preformatted_20_Text"><text:soft-page-break/>Adding debian:Microsoft_ECC_Root_Certificate_Authority_2017.pem</text:p>
      <text:p text:style-name="Preformatted_20_Text">Adding debian:T-TeleSec_GlobalRoot_Class_2.pem</text:p>
      <text:p text:style-name="Preformatted_20_Text">Adding debian:VeriSign_Universal_Root_Certification_Authority.pem</text:p>
      <text:p text:style-name="Preformatted_20_Text">Adding debian:Microsec_e-Szigno_Root_CA_2009.pem</text:p>
      <text:p text:style-name="Preformatted_20_Text">Adding debian:AC_RAIZ_FNMT-RCM.pem</text:p>
      <text:p text:style-name="Preformatted_20_Text">Adding debian:QuoVadis_Root_CA.pem</text:p>
      <text:p text:style-name="Preformatted_20_Text">Adding debian:USERTrust_ECC_Certification_Authority.pem</text:p>
      <text:p text:style-name="Preformatted_20_Text">Adding debian:SwissSign_Silver_CA_-_G2.pem</text:p>
      <text:p text:style-name="Preformatted_20_Text">Adding debian:Cybertrust_Global_Root.pem</text:p>
      <text:p text:style-name="Preformatted_20_Text">Adding debian:Chambers_of_Commerce_Root_-_2008.pem</text:p>
      <text:p text:style-name="Preformatted_20_Text">Adding debian:emSign_ECC_Root_CA_-_G3.pem</text:p>
      <text:p text:style-name="Preformatted_20_Text">Adding debian:NAVER_Global_Root_Certification_Authority.pem</text:p>
      <text:p text:style-name="Preformatted_20_Text">Adding debian:GTS_Root_R2.pem</text:p>
      <text:p text:style-name="Preformatted_20_Text">Adding debian:TrustCor_RootCert_CA-2.pem</text:p>
      <text:p text:style-name="Preformatted_20_Text">Adding debian:COMODO_RSA_Certification_Authority.pem</text:p>
      <text:p text:style-name="Preformatted_20_Text">Adding debian:TWCA_Global_Root_CA.pem</text:p>
      <text:p text:style-name="Preformatted_20_Text">Adding debian:Entrust_Root_Certification_Authority.pem</text:p>
      <text:p text:style-name="Preformatted_20_Text">Adding debian:Amazon_Root_CA_4.pem</text:p>
      <text:p text:style-name="Preformatted_20_Text">Adding debian:Izenpe.com.pem</text:p>
      <text:p text:style-name="Preformatted_20_Text">Adding debian:certSIGN_Root_CA_G2.pem</text:p>
      <text:p text:style-name="Preformatted_20_Text">Adding debian:T-TeleSec_GlobalRoot_Class_3.pem</text:p>
      <text:p text:style-name="Preformatted_20_Text">Adding debian:Hellenic_Academic_and_Research_Institutions_ECC_RootCA_2015.pem</text:p>
      <text:p text:style-name="Preformatted_20_Text">Adding debian:SSL.com_EV_Root_Certification_Authority_ECC.pem</text:p>
      <text:p text:style-name="Preformatted_20_Text">Adding debian:Autoridad_de_Certificacion_Firmaprofesional_CIF_A62634068.pem</text:p>
      <text:p text:style-name="Preformatted_20_Text">Adding debian:TUBITAK_Kamu_SM_SSL_Kok_Sertifikasi_-_Surum_1.pem</text:p>
      <text:p text:style-name="Preformatted_20_Text">Adding debian:DigiCert_High_Assurance_EV_Root_CA.pem</text:p>
      <text:p text:style-name="Preformatted_20_Text">Adding debian:Hongkong_Post_Root_CA_3.pem</text:p>
      <text:p text:style-name="Preformatted_20_Text">Adding debian:Starfield_Class_2_CA.pem</text:p>
      <text:p text:style-name="Preformatted_20_Text">Adding debian:DigiCert_Global_Root_CA.pem</text:p>
      <text:p text:style-name="Preformatted_20_Text">Adding debian:SwissSign_Gold_CA_-_G2.pem</text:p>
      <text:p text:style-name="Preformatted_20_Text">Adding debian:Staat_der_Nederlanden_Root_CA_-_G3.pem</text:p>
      <text:p text:style-name="Preformatted_20_Text">Adding debian:Amazon_Root_CA_1.pem</text:p>
      <text:p text:style-name="Preformatted_20_Text">Adding debian:e-Szigno_Root_CA_2017.pem</text:p>
      <text:p text:style-name="Preformatted_20_Text">Adding debian:certSIGN_ROOT_CA.pem</text:p>
      <text:p text:style-name="Preformatted_20_Text">Adding debian:emSign_Root_CA_-_G1.pem</text:p>
      <text:p text:style-name="Preformatted_20_Text">Adding debian:AffirmTrust_Commercial.pem</text:p>
      <text:p text:style-name="Preformatted_20_Text">Adding debian:QuoVadis_Root_CA_3_G3.pem</text:p>
      <text:p text:style-name="Preformatted_20_Text">Adding debian:Go_Daddy_Root_Certificate_Authority_-_G2.pem</text:p>
      <text:p text:style-name="Preformatted_20_Text">Adding debian:GlobalSign_Root_CA_-_R6.pem</text:p>
      <text:p text:style-name="Preformatted_20_Text">Adding debian:XRamp_Global_CA_Root.pem</text:p>
      <text:p text:style-name="Preformatted_20_Text">Adding debian:Entrust_Root_Certification_Authority_-_G4.pem</text:p>
      <text:p text:style-name="Preformatted_20_Text">Adding debian:OISTE_WISeKey_Global_Root_GB_CA.pem</text:p>
      <text:p text:style-name="Preformatted_20_Text">Adding debian:TeliaSonera_Root_CA_v1.pem</text:p>
      <text:p text:style-name="Preformatted_20_Text">Adding debian:GlobalSign_Root_CA_-_R3.pem</text:p>
      <text:p text:style-name="Preformatted_20_Text">Adding debian:Baltimore_CyberTrust_Root.pem</text:p>
      <text:p text:style-name="Preformatted_20_Text">Adding debian:TrustCor_ECA-1.pem</text:p>
      <text:p text:style-name="Preformatted_20_Text">Adding debian:Hellenic_Academic_and_Research_Institutions_RootCA_2015.pem</text:p>
      <text:p text:style-name="Preformatted_20_Text">Adding debian:QuoVadis_Root_CA_1_G3.pem</text:p>
      <text:p text:style-name="Preformatted_20_Text">Adding debian:ACCVRAIZ1.pem</text:p>
      <text:p text:style-name="Preformatted_20_Text">Adding debian:Entrust_Root_Certification_Authority_-_G2.pem</text:p>
      <text:p text:style-name="Preformatted_20_Text">Adding debian:Network_Solutions_Certificate_Authority.pem</text:p>
      <text:p text:style-name="Preformatted_20_Text">Adding debian:Global_Chambersign_Root_-_2008.pem</text:p>
      <text:p text:style-name="Preformatted_20_Text">Adding debian:Entrust_Root_Certification_Authority_-_EC1.pem</text:p>
      <text:p text:style-name="Preformatted_20_Text">Adding debian:emSign_Root_CA_-_C1.pem</text:p>
      <text:p text:style-name="Preformatted_20_Text">Adding debian:Hellenic_Academic_and_Research_Institutions_RootCA_2011.pem</text:p>
      <text:p text:style-name="Preformatted_20_Text">Adding debian:IdenTrust_Commercial_Root_CA_1.pem</text:p>
      <text:p text:style-name="Preformatted_20_Text">Adding debian:Certum_Trusted_Network_CA.pem</text:p>
      <text:p text:style-name="Preformatted_20_Text">Adding debian:CFCA_EV_ROOT.pem</text:p>
      <text:p text:style-name="Preformatted_20_Text">Adding debian:Entrust.net_Premium_2048_Secure_Server_CA.pem</text:p>
      <text:p text:style-name="Preformatted_20_Text">Adding debian:Staat_der_Nederlanden_EV_Root_CA.pem</text:p>
      <text:p text:style-name="Preformatted_20_Text">Adding debian:Hongkong_Post_Root_CA_1.pem</text:p>
      <text:p text:style-name="Preformatted_20_Text">Adding debian:GlobalSign_Root_CA.pem</text:p>
      <text:p text:style-name="Preformatted_20_Text">Adding debian:GTS_Root_R1.pem</text:p>
      <text:p text:style-name="Preformatted_20_Text">Adding debian:Buypass_Class_3_Root_CA.pem</text:p>
      <text:p text:style-name="Preformatted_20_Text"><text:soft-page-break/>Adding debian:Trustwave_Global_Certification_Authority.pem</text:p>
      <text:p text:style-name="Preformatted_20_Text">Adding debian:UCA_Global_G2_Root.pem</text:p>
      <text:p text:style-name="Preformatted_20_Text">Adding debian:Secure_Global_CA.pem</text:p>
      <text:p text:style-name="Preformatted_20_Text">Adding debian:Microsoft_RSA_Root_Certificate_Authority_2017.pem</text:p>
      <text:p text:style-name="Preformatted_20_Text">done.</text:p>
      <text:p text:style-name="Preformatted_20_Text">Setting up openjdk-8-jre:amd64 (8u312-b07-0ubuntu1~20.04) ...</text:p>
      <text:p text:style-name="Preformatted_20_Text">update-alternatives: using /usr/lib/jvm/java-8-openjdk-amd64/jre/bin/policytool to provide /usr/bin/policytool (policytool) in auto mode</text:p>
      <text:p text:style-name="Preformatted_20_Text">Setting up openjdk-8-jdk-headless:amd64 (8u312-b07-0ubuntu1~20.04) ...</text:p>
      <text:p text:style-name="Preformatted_20_Text">update-alternatives: using /usr/lib/jvm/java-8-openjdk-amd64/bin/idlj to provide /usr/bin/idlj (idlj) in auto mode</text:p>
      <text:p text:style-name="Preformatted_20_Text">update-alternatives: using /usr/lib/jvm/java-8-openjdk-amd64/bin/jdeps to provide /usr/bin/jdeps (jdeps) in auto mode</text:p>
      <text:p text:style-name="Preformatted_20_Text">update-alternatives: using /usr/lib/jvm/java-8-openjdk-amd64/bin/wsimport to provide /usr/bin/wsimport (wsimport) in auto mode</text:p>
      <text:p text:style-name="Preformatted_20_Text">update-alternatives: using /usr/lib/jvm/java-8-openjdk-amd64/bin/rmic to provide /usr/bin/rmic (rmic) in auto mode</text:p>
      <text:p text:style-name="Preformatted_20_Text">update-alternatives: using /usr/lib/jvm/java-8-openjdk-amd64/bin/jinfo to provide /usr/bin/jinfo (jinfo) in auto mode</text:p>
      <text:p text:style-name="Preformatted_20_Text">update-alternatives: using /usr/lib/jvm/java-8-openjdk-amd64/bin/jsadebugd to provide /usr/bin/jsadebugd (jsadebugd) in auto mode</text:p>
      <text:p text:style-name="Preformatted_20_Text">update-alternatives: using /usr/lib/jvm/java-8-openjdk-amd64/bin/native2ascii to provide /usr/bin/native2ascii (native2ascii) in auto mode</text:p>
      <text:p text:style-name="Preformatted_20_Text">update-alternatives: using /usr/lib/jvm/java-8-openjdk-amd64/bin/jstat to provide /usr/bin/jstat (jstat) in auto mode</text:p>
      <text:p text:style-name="Preformatted_20_Text">update-alternatives: warning: alternative /usr/lib/jvm/jdk-15.0.2/bin/java (part of link group javac) doesn&amp;apos;t exist; removing from list of alternatives</text:p>
      <text:p text:style-name="Preformatted_20_Text">update-alternatives: warning: /etc/alternatives/javac is dangling; it will be updated with best choice</text:p>
      <text:p text:style-name="Preformatted_20_Text">update-alternatives: using /usr/lib/jvm/java-8-openjdk-amd64/bin/javac to provide /usr/bin/javac (javac) in auto mode</text:p>
      <text:p text:style-name="Preformatted_20_Text">update-alternatives: using /usr/lib/jvm/java-8-openjdk-amd64/bin/javah to provide /usr/bin/javah (javah) in auto mode</text:p>
      <text:p text:style-name="Preformatted_20_Text">update-alternatives: using /usr/lib/jvm/java-8-openjdk-amd64/bin/hsdb to provide /usr/bin/hsdb (hsdb) in auto mode</text:p>
      <text:p text:style-name="Preformatted_20_Text">update-alternatives: using /usr/lib/jvm/java-8-openjdk-amd64/bin/clhsdb to provide /usr/bin/clhsdb (clhsdb) in auto mode</text:p>
      <text:p text:style-name="Preformatted_20_Text">update-alternatives: using /usr/lib/jvm/java-8-openjdk-amd64/bin/jps to provide /usr/bin/jps (jps) in auto mode</text:p>
      <text:p text:style-name="Preformatted_20_Text">update-alternatives: using /usr/lib/jvm/java-8-openjdk-amd64/bin/jstack to provide /usr/bin/jstack (jstack) in auto mode</text:p>
      <text:p text:style-name="Preformatted_20_Text">update-alternatives: using /usr/lib/jvm/java-8-openjdk-amd64/bin/jrunscript to provide /usr/bin/jrunscript (jrunscript) in auto mode</text:p>
      <text:p text:style-name="Preformatted_20_Text">update-alternatives: using /usr/lib/jvm/java-8-openjdk-amd64/bin/javadoc to provide /usr/bin/javadoc (javadoc) in auto mode</text:p>
      <text:p text:style-name="Preformatted_20_Text">update-alternatives: using /usr/lib/jvm/java-8-openjdk-amd64/bin/javap to provide /usr/bin/javap (javap) in auto mode</text:p>
      <text:p text:style-name="Preformatted_20_Text">update-alternatives: using /usr/lib/jvm/java-8-openjdk-amd64/bin/jar to provide /usr/bin/jar (jar) in auto mode</text:p>
      <text:p text:style-name="Preformatted_20_Text">update-alternatives: using /usr/lib/jvm/java-8-openjdk-amd64/bin/xjc to provide /usr/bin/xjc (xjc) in auto mode</text:p>
      <text:p text:style-name="Preformatted_20_Text">update-alternatives: using /usr/lib/jvm/java-8-openjdk-amd64/bin/schemagen to provide /usr/bin/schemagen (schemagen) in auto mode</text:p>
      <text:p text:style-name="Preformatted_20_Text">update-alternatives: using /usr/lib/jvm/java-8-openjdk-amd64/bin/extcheck to provide /usr/bin/extcheck (extcheck) in auto mode</text:p>
      <text:p text:style-name="Preformatted_20_Text">update-alternatives: using /usr/lib/jvm/java-8-openjdk-amd64/bin/jmap to provide /usr/bin/jmap (jmap) in auto mode</text:p>
      <text:p text:style-name="Preformatted_20_Text">update-alternatives: using /usr/lib/jvm/java-8-openjdk-amd64/bin/jstatd to provide /usr/bin/jstatd (jstatd) in auto mode</text:p>
      <text:p text:style-name="Preformatted_20_Text">update-alternatives: using /usr/lib/jvm/java-8-openjdk-amd64/bin/jhat to provide /usr/bin/jhat (jhat) in auto mode</text:p>
      <text:p text:style-name="Preformatted_20_Text">update-alternatives: using /usr/lib/jvm/java-8-openjdk-amd64/bin/jdb to provide /usr/bin/jdb (jdb) in auto mode</text:p>
      <text:p text:style-name="Preformatted_20_Text"><text:soft-page-break/>update-alternatives: using /usr/lib/jvm/java-8-openjdk-amd64/bin/serialver to provide /usr/bin/serialver (serialver) in auto mode</text:p>
      <text:p text:style-name="Preformatted_20_Text">update-alternatives: using /usr/lib/jvm/java-8-openjdk-amd64/bin/jfr to provide /usr/bin/jfr (jfr) in auto mode</text:p>
      <text:p text:style-name="Preformatted_20_Text">update-alternatives: using /usr/lib/jvm/java-8-openjdk-amd64/bin/wsgen to provide /usr/bin/wsgen (wsgen) in auto mode</text:p>
      <text:p text:style-name="Preformatted_20_Text">update-alternatives: using /usr/lib/jvm/java-8-openjdk-amd64/bin/jcmd to provide /usr/bin/jcmd (jcmd) in auto mode</text:p>
      <text:p text:style-name="Preformatted_20_Text">update-alternatives: using /usr/lib/jvm/java-8-openjdk-amd64/bin/jarsigner to provide /usr/bin/jarsigner (jarsigner) in auto mode</text:p>
      <text:p text:style-name="Preformatted_20_Text">Setting up openjdk-8-jdk:amd64 (8u312-b07-0ubuntu1~20.04) ...</text:p>
      <text:p text:style-name="Preformatted_20_Text">update-alternatives: using /usr/lib/jvm/java-8-openjdk-amd64/bin/appletviewer to provide /usr/bin/appletviewer (appletviewer) in auto mode</text:p>
      <text:p text:style-name="Preformatted_20_Text">update-alternatives: using /usr/lib/jvm/java-8-openjdk-amd64/bin/jconsole to provide /usr/bin/jconsole (jconsole) in auto mode</text:p>
      <text:p text:style-name="Preformatted_20_Text">Processing triggers for fontconfig (2.13.1-2ubuntu3) ...</text:p>
      <text:p text:style-name="Preformatted_20_Text">Processing triggers for desktop-file-utils (0.24-1ubuntu3) ...</text:p>
      <text:p text:style-name="Preformatted_20_Text">Processing triggers for mime-support (3.64ubuntu1) ...</text:p>
      <text:p text:style-name="Preformatted_20_Text">Processing triggers for hicolor-icon-theme (0.17-2) ...</text:p>
      <text:p text:style-name="Preformatted_20_Text">Processing triggers for gnome-menus (3.36.0-1ubuntu1) ...</text:p>
      <text:p text:style-name="Preformatted_20_Text">Processing triggers for libc-bin (2.31-0ubuntu9.2) ...</text:p>
      <text:p text:style-name="Preformatted_20_Text">Processing triggers for man-db (2.9.1-1) ...</text:p>
      <text:p text:style-name="Preformatted_20_Text">Processing triggers for ca-certificates (20210119~20.04.1) ...</text:p>
      <text:p text:style-name="Preformatted_20_Text">Updating certificates in /etc/ssl/certs...</text:p>
      <text:p text:style-name="Preformatted_20_Text">0 added, 0 removed; done.</text:p>
      <text:p text:style-name="Preformatted_20_Text">Running hooks in /etc/ca-certificates/update.d...</text:p>
      <text:p text:style-name="Preformatted_20_Text"/>
      <text:p text:style-name="Preformatted_20_Text">done.</text:p>
      <text:p text:style-name="Preformatted_20_Text">done.</text:p>
      <text:p text:style-name="Preformatted_20_Text">Processing triggers for sgml-base (1.29.1) ...</text:p>
      <text:p text:style-name="Preformatted_20_Text">Setting up x11proto-dev (2019.2-1ubuntu1) ...</text:p>
      <text:p text:style-name="Preformatted_20_Text">Setting up libxau-dev:amd64 (1:1.0.9-0ubuntu1) ...</text:p>
      <text:p text:style-name="Preformatted_20_Text">Setting up libice-dev:amd64 (2:1.0.10-0ubuntu1) ...</text:p>
      <text:p text:style-name="Preformatted_20_Text">Setting up libsm-dev:amd64 (2:1.2.3-1) ...</text:p>
      <text:p text:style-name="Preformatted_20_Text">Setting up libxdmcp-dev:amd64 (1:1.1.3-0ubuntu1) ...</text:p>
      <text:p text:style-name="Preformatted_20_Text">Setting up x11proto-core-dev (2019.2-1ubuntu1) ...</text:p>
      <text:p text:style-name="Preformatted_20_Text">Setting up libxcb1-dev:amd64 (1.14-2) ...</text:p>
      <text:p text:style-name="Preformatted_20_Text">Setting up libx11-dev:amd64 (2:1.6.9-2ubuntu1.2) ...</text:p>
      <text:p text:style-name="Preformatted_20_Text">Setting up libxt-dev:amd64 (1:1.1.5-1) ...</text:p>
      <text:p text:style-name="Preformatted_20_Text"><text:span text:style-name="T3">shivankar@shivankar-VirtualBox</text:span>:<text:span text:style-name="T4">~</text:span>$ wget -q -O - https://pkg.jenkins.io/debian-stable/... | sudo apt-key add -</text:p>
      <text:p text:style-name="Preformatted_20_Text">gpg: no valid OpenPGP data found.</text:p>
      <text:p text:style-name="Preformatted_20_Text"><text:span text:style-name="T3">shivankar@shivankar-VirtualBox</text:span>:<text:span text:style-name="T4">~</text:span>$ wget -q -O - https://pkg.jenkins.io/debian-stable/jenkins.io.key | sudo apt-key add -</text:p>
      <text:p text:style-name="Preformatted_20_Text">OK</text:p>
      <text:p text:style-name="Preformatted_20_Text"><text:span text:style-name="T3">shivankar@shivankar-VirtualBox</text:span>:<text:span text:style-name="T4">~</text:span>$ sudo sh -c &amp;apos;echo deb http://pkg.jenkins.io/debian-stable binary/ &gt; /etc/apt/sources.list.d/jenkins.list&amp;apos;</text:p>
      <text:p text:style-name="Preformatted_20_Text"><text:span text:style-name="T3">shivankar@shivankar-VirtualBox</text:span>:<text:span text:style-name="T4">~</text:span>$ sudo apt-get update</text:p>
      <text:p text:style-name="Preformatted_20_Text">Hit:1 http://in.archive.ubuntu.com/ubuntu focal InRelease</text:p>
      <text:p text:style-name="Preformatted_20_Text">Get:2 http://in.archive.ubuntu.com/ubuntu focal-updates InRelease [114 kB] <text:s text:c="18"/></text:p>
      <text:p text:style-name="Preformatted_20_Text">Get:3 http://in.archive.ubuntu.com/ubuntu focal-backports InRelease [108 kB] <text:s text:c="48"/></text:p>
      <text:p text:style-name="Preformatted_20_Text">Hit:5 http://security.ubuntu.com/ubuntu focal-security InRelease <text:s text:c="61"/></text:p>
      <text:p text:style-name="Preformatted_20_Text">Hit:6 http://packages.microsoft.com/repos/code stable InRelease</text:p>
      <text:p text:style-name="Preformatted_20_Text">Get:7 http://in.archive.ubuntu.com/ubuntu focal-updates/main amd64 DEP-11 Metadata [279 kB]</text:p>
      <text:p text:style-name="Preformatted_20_Text">Get:8 http://in.archive.ubuntu.com/ubuntu focal-updates/universe amd64 DEP-11 Metadata [391 kB]</text:p>
      <text:p text:style-name="Preformatted_20_Text">Get:9 http://in.archive.ubuntu.com/ubuntu focal-updates/multiverse amd64 DEP-11 Metadata [940 B]</text:p>
      <text:p text:style-name="Preformatted_20_Text">Get:10 http://in.archive.ubuntu.com/ubuntu focal-backports/main amd64 DEP-11 Metadata [7,996 B]</text:p>
      <text:p text:style-name="Preformatted_20_Text">Get:11 http://in.archive.ubuntu.com/ubuntu focal-backports/universe amd64 DEP-11 Metadata [30.6 kB]</text:p>
      <text:p text:style-name="Preformatted_20_Text"><text:soft-page-break/>Ign:4 https://pkg.jenkins.io/debian-stable binary/ InRelease <text:s text:c="14"/></text:p>
      <text:p text:style-name="Preformatted_20_Text">Err:12 https://pkg.jenkins.io/debian-stable binary/ Release</text:p>
      <text:p text:style-name="Preformatted_20_Text"><text:s text:c="2"/>Certificate verification failed: The certificate is NOT trusted. The certificate chain uses expired certificate. <text:s/>Could not handshake: Error in the certificate verification. [IP: 199.232.22.133 443]</text:p>
      <text:p text:style-name="Preformatted_20_Text">Reading package lists... Done</text:p>
      <text:p text:style-name="Preformatted_20_Text">E: The repository &amp;apos;http://pkg.jenkins.io/debian-stable binary/ Release&amp;apos; does not have a Release file.</text:p>
      <text:p text:style-name="Preformatted_20_Text">N: Updating from such a repository can&amp;apos;t be done securely, and is therefore disabled by default.</text:p>
      <text:p text:style-name="Preformatted_20_Text">N: See apt-secure(8) manpage for repository creation and user configuration details.</text:p>
      <text:p text:style-name="Preformatted_20_Text"><text:span text:style-name="T3">shivankar@shivankar-VirtualBox</text:span>:<text:span text:style-name="T4">~</text:span>$ sudo apt-get install jenkins</text:p>
      <text:p text:style-name="Preformatted_20_Text">Reading package lists... Done</text:p>
      <text:p text:style-name="Preformatted_20_Text">Building dependency tree <text:s text:c="6"/></text:p>
      <text:p text:style-name="Preformatted_20_Text">Reading state information... Done</text:p>
      <text:p text:style-name="Preformatted_20_Text">Package jenkins is not available, but is referred to by another package.</text:p>
      <text:p text:style-name="Preformatted_20_Text">This may mean that the package is missing, has been obsoleted, or</text:p>
      <text:p text:style-name="Preformatted_20_Text">is only available from another source</text:p>
      <text:p text:style-name="Preformatted_20_Text"/>
      <text:p text:style-name="Preformatted_20_Text">E: Package &amp;apos;jenkins&amp;apos; has no installation candidate</text:p>
      <text:p text:style-name="Preformatted_20_Text"><text:span text:style-name="T3">shivankar@shivankar-VirtualBox</text:span>:<text:span text:style-name="T4">~</text:span>$ sudo systemctl start jenkins</text:p>
      <text:p text:style-name="Preformatted_20_Text">Failed to start jenkins.service: Unit jenkins.service not found.</text:p>
      <text:p text:style-name="Preformatted_20_Text"><text:span text:style-name="T3">shivankar@shivankar-VirtualBox</text:span>:<text:span text:style-name="T4">~</text:span>$ sudo systemctl status jenkins</text:p>
      <text:p text:style-name="Preformatted_20_Text">Unit jenkins.service could not be found.</text:p>
      <text:p text:style-name="Preformatted_20_Text"><text:span text:style-name="T3">shivankar@shivankar-VirtualBox</text:span>:<text:span text:style-name="T4">~</text:span>$ wget -q -O - https://pkg.jenkins.io/debian-stable/jenkins.io.key | sudo apt-key add -</text:p>
      <text:p text:style-name="Preformatted_20_Text">OK</text:p>
      <text:p text:style-name="Preformatted_20_Text"><text:span text:style-name="T3">shivankar@shivankar-VirtualBox</text:span>:<text:span text:style-name="T4">~</text:span>$ sudo sh -c &amp;apos;echo deb http://pkg.jenkins.io/debian-stable binary/ &gt; /etc/apt/sources.list.d/jenkins.list&amp;apos;</text:p>
      <text:p text:style-name="Preformatted_20_Text"><text:span text:style-name="T3">shivankar@shivankar-VirtualBox</text:span>:<text:span text:style-name="T4">~</text:span>$ sudo apt-get upgrade</text:p>
      <text:p text:style-name="Preformatted_20_Text">Reading package lists... Done</text:p>
      <text:p text:style-name="Preformatted_20_Text">Building dependency tree <text:s text:c="6"/></text:p>
      <text:p text:style-name="Preformatted_20_Text">Reading state information... Done</text:p>
      <text:p text:style-name="Preformatted_20_Text">Calculating upgrade... Done</text:p>
      <text:p text:style-name="Preformatted_20_Text">The following packages were automatically installed and are no longer required:</text:p>
      <text:p text:style-name="Preformatted_20_Text"><text:s text:c="2"/>chromium-codecs-ffmpeg-extra gstreamer1.0-vaapi libgstreamer-plugins-bad1.0-0 libva-wayland2</text:p>
      <text:p text:style-name="Preformatted_20_Text">Use &amp;apos;sudo apt autoremove&amp;apos; to remove them.</text:p>
      <text:p text:style-name="Preformatted_20_Text">The following packages have been kept back:</text:p>
      <text:p text:style-name="Preformatted_20_Text"><text:s text:c="2"/>libsmbclient libwbclient0 samba-libs</text:p>
      <text:p text:style-name="Preformatted_20_Text">The following packages will be upgraded:</text:p>
      <text:p text:style-name="Preformatted_20_Text"><text:s text:c="2"/>accountsservice alsa-ucm-conf apport apport-gtk base-files bind9-dnsutils bind9-host bind9-libs bluez bluez-cups bluez-obexd bsdutils busybox-initramfs busybox-static ca-certificates</text:p>
      <text:p text:style-name="Preformatted_20_Text"><text:s text:c="2"/>command-not-found cpio distro-info-data fdisk firefox fonts-opensymbol gdb gdbserver ghostscript ghostscript-x gir1.2-accountsservice-1.0 gir1.2-javascriptcoregtk-4.0 gir1.2-mutter-6 gir1.2-nm-1.0</text:p>
      <text:p text:style-name="Preformatted_20_Text"><text:s text:c="2"/>gir1.2-polkit-1.0 gir1.2-udisks-2.0 gir1.2-webkit2-4.0 gnome-control-center gnome-control-center-data gnome-control-center-faces gnome-shell-extension-desktop-icons initramfs-tools</text:p>
      <text:p text:style-name="Preformatted_20_Text"><text:s text:c="2"/>initramfs-tools-bin initramfs-tools-core libaccountsservice0 libarchive13 libasound2 libasound2-data libatopology2 libblkid1 libbluetooth3 libcaca0 libcryptsetup12 libcurl3-gnutls libcurl4</text:p>
      <text:p text:style-name="Preformatted_20_Text"><text:s text:c="2"/>libdrm-amdgpu1 libdrm-common libdrm-intel1 libdrm-nouveau2 libdrm-radeon1 libdrm2 libegl-mesa0 libexiv2-27 libexpat1 libfdisk1 libfprint-2-2 libfprint-2-tod1 libfreerdp-client2-2 libfreerdp2-2</text:p>
      <text:p text:style-name="Preformatted_20_Text"><text:s text:c="2"/>libgbm1 libgcrypt20 libgd3 libgl1-mesa-dri libglapi-mesa libglx-mesa0 libgrilo-0.3-0 libgs9 libgs9-common libicu66 libjavascriptcoregtk-4.0-18 libjuh-java libjurt-java libldb2 libllvm12 libmbim-glib4</text:p>
      <text:p text:style-name="Preformatted_20_Text"><text:s text:c="2"/>libmbim-proxy libmm-glib0 libmount1 libmutter-6-0 libmysqlclient21 libnautilus-extension1a libnetplan0 libnm0 libnss-systemd libnss3 libntfs-3g883 libpam-modules libpam-modules-bin libpam-runtime</text:p>
      <text:p text:style-name="Preformatted_20_Text"><text:soft-page-break/><text:s text:c="2"/>libpam-systemd libpam0g libpolkit-agent-1-0 libpolkit-gobject-1-0 libprocps8 libpulse-mainloop-glib0 libpulse0 libpulsedsp libpython3.8 libpython3.8-minimal libpython3.8-stdlib libqmi-glib5</text:p>
      <text:p text:style-name="Preformatted_20_Text"><text:s text:c="2"/>libqmi-proxy libreoffice-base-core libreoffice-calc libreoffice-common libreoffice-core libreoffice-draw libreoffice-gnome libreoffice-gtk3 libreoffice-impress libreoffice-math libreoffice-ogltrans</text:p>
      <text:p text:style-name="Preformatted_20_Text"><text:s text:c="2"/>libreoffice-pdfimport libreoffice-style-breeze libreoffice-style-colibre libreoffice-style-elementary libreoffice-style-tango libreoffice-writer libridl-java libsasl2-2 libsasl2-modules</text:p>
      <text:p text:style-name="Preformatted_20_Text"><text:s text:c="2"/>libsasl2-modules-db libseccomp2 libsmartcols1 libspeex1 libspeexdsp1 libssh-4 libssl1.1 libsystemd0 libtalloc2 libtdb1 libtevent0 libtiff5 libudisks2-0 libuno-cppu3 libuno-cppuhelpergcc3-3</text:p>
      <text:p text:style-name="Preformatted_20_Text"><text:s text:c="2"/>libuno-purpenvhelpergcc3-3 libuno-sal3 libuno-salhelpergcc3-3 libunoloader-java libuuid1 libwebkit2gtk-4.0-37 libwinpr2-2 libxatracker2 linux-base linux-firmware mesa-vulkan-drivers modemmanager</text:p>
      <text:p text:style-name="Preformatted_20_Text"><text:s text:c="2"/>mount mutter mutter-common nautilus nautilus-data netplan.io network-manager network-manager-config-connectivity-ubuntu ntfs-3g openssh-client openssl policykit-1 procps pulseaudio</text:p>
      <text:p text:style-name="Preformatted_20_Text"><text:s text:c="2"/>pulseaudio-module-bluetooth pulseaudio-utils python-apt-common python3-apport python3-apt python3-commandnotfound python3-distupgrade python3-pil python3-problem-report python3-software-properties</text:p>
      <text:p text:style-name="Preformatted_20_Text"><text:s text:c="2"/>python3-talloc python3-uno python3-update-manager python3.8 python3.8-minimal rfkill rsync snapd software-properties-common software-properties-gtk squashfs-tools systemd systemd-sysv</text:p>
      <text:p text:style-name="Preformatted_20_Text"><text:s text:c="2"/>systemd-timesyncd thermald thunderbird thunderbird-gnome-support thunderbird-locale-en tzdata ubuntu-advantage-tools ubuntu-drivers-common ubuntu-release-upgrader-core ubuntu-release-upgrader-gtk</text:p>
      <text:p text:style-name="Preformatted_20_Text"><text:s text:c="2"/>udisks2 ufw uno-libs-private update-manager update-manager-core update-notifier update-notifier-common ure util-linux uuid-runtime vim-common vim-tiny wget wireless-regdb xserver-common</text:p>
      <text:p text:style-name="Preformatted_20_Text"><text:s text:c="2"/>xserver-xephyr xserver-xorg-core xserver-xorg-legacy xwayland xxd</text:p>
      <text:p text:style-name="Preformatted_20_Text">220 upgraded, 0 newly installed, 0 to remove and 3 not upgraded.</text:p>
      <text:p text:style-name="Preformatted_20_Text">130 standard security updates</text:p>
      <text:p text:style-name="Preformatted_20_Text">Need to get 291 MB/480 MB of archives.</text:p>
      <text:p text:style-name="Preformatted_20_Text">After this operation, 149 MB of additional disk space will be used.</text:p>
      <text:p text:style-name="Preformatted_20_Text">Do you want to continue? [Y/n] Y</text:p>
      <text:p text:style-name="Preformatted_20_Text">Get:1 http://in.archive.ubuntu.com/ubuntu focal-updates/main amd64 python3.8-minimal amd64 3.8.10-0ubuntu1~20.04.2 [1,900 kB]</text:p>
      <text:p text:style-name="Preformatted_20_Text">Get:2 http://in.archive.ubuntu.com/ubuntu focal-updates/main amd64 libpython3.8-minimal amd64 3.8.10-0ubuntu1~20.04.2 [717 kB]</text:p>
      <text:p text:style-name="Preformatted_20_Text">Get:3 http://in.archive.ubuntu.com/ubuntu focal-updates/main amd64 ntfs-3g amd64 1:2017.3.23AR.3-3ubuntu1.1 [388 kB]</text:p>
      <text:p text:style-name="Preformatted_20_Text">Get:4 http://in.archive.ubuntu.com/ubuntu focal-updates/main amd64 libntfs-3g883 amd64 1:2017.3.23AR.3-3ubuntu1.1 [149 kB]</text:p>
      <text:p text:style-name="Preformatted_20_Text">Get:5 http://in.archive.ubuntu.com/ubuntu focal-updates/main amd64 uuid-runtime amd64 2.34-0.1ubuntu9.3 [35.2 kB]</text:p>
      <text:p text:style-name="Preformatted_20_Text">Get:6 http://in.archive.ubuntu.com/ubuntu focal-updates/main amd64 libspeexdsp1 amd64 1.2~rc1.2-1.1ubuntu1.20.04.1 [40.4 kB]</text:p>
      <text:p text:style-name="Preformatted_20_Text">Get:7 http://in.archive.ubuntu.com/ubuntu focal-updates/main amd64 libtdb1 amd64 1.4.3-0ubuntu0.20.04.1 [44.2 kB]</text:p>
      <text:p text:style-name="Preformatted_20_Text">Get:8 http://in.archive.ubuntu.com/ubuntu focal-updates/main amd64 tzdata all 2021e-0ubuntu0.20.04 [295 kB]</text:p>
      <text:p text:style-name="Preformatted_20_Text">Get:9 http://in.archive.ubuntu.com/ubuntu focal-updates/main amd64 libicu66 amd64 66.1-2ubuntu2.1 [8,515 kB]</text:p>
      <text:p text:style-name="Preformatted_20_Text">Get:10 http://in.archive.ubuntu.com/ubuntu focal-updates/main amd64 libwebkit2gtk-4.0-37 amd64 2.34.4-0ubuntu0.20.04.1 [14.1 MB]</text:p>
      <text:p text:style-name="Preformatted_20_Text">Get:11 http://in.archive.ubuntu.com/ubuntu focal-updates/main amd64 libjavascriptcoregtk-4.0-18 amd64 2.34.4-0ubuntu0.20.04.1 [6,257 kB] <text:s text:c="65"/></text:p>
      <text:p text:style-name="Preformatted_20_Text">Get:12 http://in.archive.ubuntu.com/ubuntu focal-updates/main amd64 gir1.2-webkit2-4.0 amd64 2.34.4-0ubuntu0.20.04.1 [80.0 kB] <text:s text:c="75"/></text:p>
      <text:p text:style-name="Preformatted_20_Text">Get:13 http://in.archive.ubuntu.com/ubuntu focal-updates/main amd64 gir1.2-javascriptcoregtk-4.0 amd64 2.34.4-0ubuntu0.20.04.1 [28.8 kB] <text:s text:c="65"/></text:p>
      <text:p text:style-name="Preformatted_20_Text">Get:14 http://in.archive.ubuntu.com/ubuntu focal-updates/main amd64 ca-certificates all 20210119~20.04.2 [145 kB] <text:s text:c="88"/></text:p>
      <text:p text:style-name="Preformatted_20_Text"><text:soft-page-break/>Get:15 http://in.archive.ubuntu.com/ubuntu focal-updates/main amd64 distro-info-data all 0.43ubuntu1.9 [4,744 B] <text:s text:c="89"/></text:p>
      <text:p text:style-name="Preformatted_20_Text">Get:16 http://in.archive.ubuntu.com/ubuntu focal-updates/main amd64 gir1.2-polkit-1.0 amd64 0.105-26ubuntu1.2 [7,356 B] <text:s text:c="82"/></text:p>
      <text:p text:style-name="Preformatted_20_Text">Get:17 http://in.archive.ubuntu.com/ubuntu focal-updates/main amd64 policykit-1 amd64 0.105-26ubuntu1.2 [83.9 kB] <text:s text:c="88"/></text:p>
      <text:p text:style-name="Preformatted_20_Text">Get:18 http://in.archive.ubuntu.com/ubuntu focal-updates/main amd64 libpolkit-agent-1-0 amd64 0.105-26ubuntu1.2 [15.3 kB] <text:s text:c="80"/></text:p>
      <text:p text:style-name="Preformatted_20_Text">Get:19 http://in.archive.ubuntu.com/ubuntu focal-updates/main amd64 libpolkit-gobject-1-0 amd64 0.105-26ubuntu1.2 [39.3 kB] <text:s text:c="78"/></text:p>
      <text:p text:style-name="Preformatted_20_Text">Get:20 http://in.archive.ubuntu.com/ubuntu focal-updates/main amd64 busybox-initramfs amd64 1:1.30.1-4ubuntu6.4 [169 kB] <text:s text:c="81"/></text:p>
      <text:p text:style-name="Preformatted_20_Text">Get:21 http://in.archive.ubuntu.com/ubuntu focal-updates/main amd64 cpio amd64 2.13+dfsg-2ubuntu0.3 [86.4 kB] <text:s text:c="92"/></text:p>
      <text:p text:style-name="Preformatted_20_Text">Get:22 http://in.archive.ubuntu.com/ubuntu focal-updates/main amd64 xxd amd64 2:8.1.2269-1ubuntu5.7 [50.0 kB] <text:s text:c="92"/></text:p>
      <text:p text:style-name="Preformatted_20_Text">Get:23 http://in.archive.ubuntu.com/ubuntu focal-updates/main amd64 vim-tiny amd64 2:8.1.2269-1ubuntu5.7 [578 kB] <text:s text:c="88"/></text:p>
      <text:p text:style-name="Preformatted_20_Text">Get:24 http://in.archive.ubuntu.com/ubuntu focal-updates/main amd64 vim-common all 2:8.1.2269-1ubuntu5.7 [85.0 kB] <text:s text:c="87"/></text:p>
      <text:p text:style-name="Preformatted_20_Text">Get:25 http://in.archive.ubuntu.com/ubuntu focal-updates/main amd64 accountsservice amd64 0.6.55-0ubuntu12~20.04.5 [61.0 kB] <text:s text:c="77"/></text:p>
      <text:p text:style-name="Preformatted_20_Text">Get:26 http://in.archive.ubuntu.com/ubuntu focal-updates/main amd64 libaccountsservice0 amd64 0.6.55-0ubuntu12~20.04.5 [72.6 kB] <text:s text:c="73"/></text:p>
      <text:p text:style-name="Preformatted_20_Text">Get:27 http://in.archive.ubuntu.com/ubuntu focal-updates/main amd64 bind9-dnsutils amd64 1:9.16.1-0ubuntu2.9 [134 kB] <text:s text:c="84"/></text:p>
      <text:p text:style-name="Preformatted_20_Text">Get:28 http://in.archive.ubuntu.com/ubuntu focal-updates/main amd64 bind9-libs amd64 1:9.16.1-0ubuntu2.9 [1,107 kB] <text:s text:c="86"/></text:p>
      <text:p text:style-name="Preformatted_20_Text">Get:29 http://in.archive.ubuntu.com/ubuntu focal-updates/main amd64 bind9-host amd64 1:9.16.1-0ubuntu2.9 [43.0 kB] <text:s text:c="87"/></text:p>
      <text:p text:style-name="Preformatted_20_Text">Get:30 http://in.archive.ubuntu.com/ubuntu focal-updates/main amd64 busybox-static amd64 1:1.30.1-4ubuntu6.4 [949 kB] <text:s text:c="84"/></text:p>
      <text:p text:style-name="Preformatted_20_Text">Get:31 http://in.archive.ubuntu.com/ubuntu focal-updates/main amd64 python3-problem-report all 2.20.11-0ubuntu27.21 [9,896 B] <text:s text:c="76"/></text:p>
      <text:p text:style-name="Preformatted_20_Text">Get:32 http://in.archive.ubuntu.com/ubuntu focal-updates/main amd64 python3-apport all 2.20.11-0ubuntu27.21 [85.9 kB] <text:s text:c="84"/></text:p>
      <text:p text:style-name="Preformatted_20_Text">Get:33 http://in.archive.ubuntu.com/ubuntu focal-updates/main amd64 apport all 2.20.11-0ubuntu27.21 [129 kB] <text:s text:c="93"/></text:p>
      <text:p text:style-name="Preformatted_20_Text">Get:34 http://in.archive.ubuntu.com/ubuntu focal-updates/main amd64 apport-gtk all 2.20.11-0ubuntu27.21 [9,732 B] <text:s text:c="88"/></text:p>
      <text:p text:style-name="Preformatted_20_Text">Get:35 http://in.archive.ubuntu.com/ubuntu focal-updates/main amd64 bluez-cups amd64 5.53-0ubuntu3.5 [60.5 kB] <text:s text:c="91"/></text:p>
      <text:p text:style-name="Preformatted_20_Text">Get:36 http://in.archive.ubuntu.com/ubuntu focal-updates/main amd64 bluez-obexd amd64 5.53-0ubuntu3.5 [169 kB] <text:s text:c="91"/></text:p>
      <text:p text:style-name="Preformatted_20_Text">Get:37 http://in.archive.ubuntu.com/ubuntu focal-updates/main amd64 firefox amd64 97.0+build2-0ubuntu0.20.04.1 [57.1 MB] <text:s text:c="81"/></text:p>
      <text:p text:style-name="Preformatted_20_Text">Get:38 http://in.archive.ubuntu.com/ubuntu focal-updates/main amd64 fonts-opensymbol all 2:102.11+LibO6.4.7-0ubuntu0.20.04.2 [92.6 kB] <text:s text:c="67"/></text:p>
      <text:p text:style-name="Preformatted_20_Text">Get:39 http://in.archive.ubuntu.com/ubuntu focal-updates/main amd64 ghostscript-x amd64 9.50~dfsg-5ubuntu4.5 [43.9 kB] <text:s text:c="83"/></text:p>
      <text:p text:style-name="Preformatted_20_Text">Get:40 http://in.archive.ubuntu.com/ubuntu focal-updates/main amd64 ghostscript amd64 9.50~dfsg-5ubuntu4.5 [51.8 kB] <text:s text:c="85"/></text:p>
      <text:p text:style-name="Preformatted_20_Text">Get:41 http://in.archive.ubuntu.com/ubuntu focal-updates/main amd64 libgs9 amd64 9.50~dfsg-5ubuntu4.5 [2,172 kB] <text:s text:c="89"/></text:p>
      <text:p text:style-name="Preformatted_20_Text">Get:42 http://in.archive.ubuntu.com/ubuntu focal-updates/main amd64 libgs9-common all 9.50~dfsg-5ubuntu4.5 [681 kB] <text:s text:c="86"/></text:p>
      <text:p text:style-name="Preformatted_20_Text">Get:43 http://in.archive.ubuntu.com/ubuntu focal-updates/main amd64 libtiff5 amd64 4.1.0+git191117-2ubuntu0.20.04.2 [162 kB] <text:s text:c="77"/></text:p>
      <text:p text:style-name="Preformatted_20_Text">Get:44 http://in.archive.ubuntu.com/ubuntu focal-updates/main amd64 gir1.2-accountsservice-1.0 amd64 0.6.55-0ubuntu12~20.04.5 [4,984 B] <text:s text:c="66"/></text:p>
      <text:p text:style-name="Preformatted_20_Text">Get:45 http://in.archive.ubuntu.com/ubuntu focal-updates/main amd64 libbluetooth3 amd64 5.53-0ubuntu3.5 [60.5 kB] <text:s text:c="88"/></text:p>
      <text:p text:style-name="Preformatted_20_Text">Get:46 http://in.archive.ubuntu.com/ubuntu focal-updates/main amd64 libssh-4 amd64 0.9.3-2ubuntu2.2 [170 kB] <text:s text:c="93"/></text:p>
      <text:p text:style-name="Preformatted_20_Text"><text:soft-page-break/>Get:47 http://in.archive.ubuntu.com/ubuntu focal-updates/main amd64 libcurl3-gnutls amd64 7.68.0-1ubuntu2.7 [232 kB] <text:s text:c="85"/></text:p>
      <text:p text:style-name="Preformatted_20_Text">Get:48 http://in.archive.ubuntu.com/ubuntu focal-updates/main amd64 libarchive13 amd64 3.4.0-2ubuntu1.1 [327 kB] <text:s text:c="89"/></text:p>
      <text:p text:style-name="Preformatted_20_Text">Get:49 http://in.archive.ubuntu.com/ubuntu focal-updates/main amd64 libcaca0 amd64 0.99.beta19-2.1ubuntu1.20.04.2 [203 kB] <text:s text:c="79"/></text:p>
      <text:p text:style-name="Preformatted_20_Text">Get:50 http://in.archive.ubuntu.com/ubuntu focal-updates/main amd64 libcurl4 amd64 7.68.0-1ubuntu2.7 [234 kB] <text:s text:c="92"/></text:p>
      <text:p text:style-name="Preformatted_20_Text">Get:51 http://in.archive.ubuntu.com/ubuntu focal-updates/main amd64 libexiv2-27 amd64 0.27.2-8ubuntu2.7 [792 kB] <text:s text:c="89"/></text:p>
      <text:p text:style-name="Preformatted_20_Text">Get:52 http://in.archive.ubuntu.com/ubuntu focal-updates/main amd64 libnss3 amd64 2:3.49.1-1ubuntu1.6 [1,256 kB] <text:s text:c="89"/></text:p>
      <text:p text:style-name="Preformatted_20_Text">Get:53 http://in.archive.ubuntu.com/ubuntu focal-updates/main amd64 libwinpr2-2 amd64 2.2.0+dfsg1-0ubuntu0.20.04.2 [1,029 kB] <text:s text:c="76"/></text:p>
      <text:p text:style-name="Preformatted_20_Text">Get:54 http://in.archive.ubuntu.com/ubuntu focal-updates/main amd64 libfreerdp2-2 amd64 2.2.0+dfsg1-0ubuntu0.20.04.2 [2,021 kB] <text:s text:c="74"/></text:p>
      <text:p text:style-name="Preformatted_20_Text">Get:55 http://in.archive.ubuntu.com/ubuntu focal-updates/main amd64 libfreerdp-client2-2 amd64 2.2.0+dfsg1-0ubuntu0.20.04.2 [1,065 kB] <text:s text:c="67"/></text:p>
      <text:p text:style-name="Preformatted_20_Text">Get:56 http://in.archive.ubuntu.com/ubuntu focal-updates/main amd64 libgd3 amd64 2.2.5-5.2ubuntu2.1 [118 kB] <text:s text:c="93"/></text:p>
      <text:p text:style-name="Preformatted_20_Text">Get:57 http://in.archive.ubuntu.com/ubuntu focal-updates/main amd64 libgrilo-0.3-0 amd64 0.3.12-1ubuntu0.1 [105 kB] <text:s text:c="86"/></text:p>
      <text:p text:style-name="Preformatted_20_Text">Get:58 http://in.archive.ubuntu.com/ubuntu focal-updates/main amd64 libridl-java all 1:6.4.7-0ubuntu0.20.04.2 [196 kB] <text:s text:c="83"/></text:p>
      <text:p text:style-name="Preformatted_20_Text">Get:59 http://in.archive.ubuntu.com/ubuntu focal-updates/main amd64 libjurt-java all 1:6.4.7-0ubuntu0.20.04.2 [105 kB] <text:s text:c="83"/></text:p>
      <text:p text:style-name="Preformatted_20_Text">Get:60 http://in.archive.ubuntu.com/ubuntu focal-updates/main amd64 libjuh-java all 1:6.4.7-0ubuntu0.20.04.2 [57.7 kB] <text:s text:c="83"/></text:p>
      <text:p text:style-name="Preformatted_20_Text">Get:61 http://in.archive.ubuntu.com/ubuntu focal-updates/main amd64 ure amd64 1:6.4.7-0ubuntu0.20.04.2 [1,225 kB] <text:s text:c="88"/></text:p>
      <text:p text:style-name="Preformatted_20_Text">Get:62 http://in.archive.ubuntu.com/ubuntu focal-updates/main amd64 libunoloader-java all 1:6.4.7-0ubuntu0.20.04.2 [11.9 kB] <text:s text:c="77"/></text:p>
      <text:p text:style-name="Preformatted_20_Text">Get:63 http://in.archive.ubuntu.com/ubuntu focal-updates/main amd64 libuno-sal3 amd64 1:6.4.7-0ubuntu0.20.04.2 [148 kB] <text:s text:c="82"/></text:p>
      <text:p text:style-name="Preformatted_20_Text">Get:64 http://in.archive.ubuntu.com/ubuntu focal-updates/main amd64 libuno-salhelpergcc3-3 amd64 1:6.4.7-0ubuntu0.20.04.2 [16.0 kB] <text:s text:c="70"/></text:p>
      <text:p text:style-name="Preformatted_20_Text">Get:65 http://in.archive.ubuntu.com/ubuntu focal-updates/main amd64 libuno-cppu3 amd64 1:6.4.7-0ubuntu0.20.04.2 [88.6 kB] <text:s text:c="80"/></text:p>
      <text:p text:style-name="Preformatted_20_Text">Get:66 http://in.archive.ubuntu.com/ubuntu focal-updates/main amd64 libuno-cppuhelpergcc3-3 amd64 1:6.4.7-0ubuntu0.20.04.2 [273 kB] <text:s text:c="70"/></text:p>
      <text:p text:style-name="Preformatted_20_Text">Get:67 http://in.archive.ubuntu.com/ubuntu focal-updates/main amd64 uno-libs-private amd64 1:6.4.7-0ubuntu0.20.04.2 [225 kB] <text:s text:c="77"/></text:p>
      <text:p text:style-name="Preformatted_20_Text">Get:68 http://in.archive.ubuntu.com/ubuntu focal-updates/main amd64 libuno-purpenvhelpergcc3-3 amd64 1:6.4.7-0ubuntu0.20.04.2 [15.2 kB] <text:s text:c="66"/></text:p>
      <text:p text:style-name="Preformatted_20_Text">Get:69 http://in.archive.ubuntu.com/ubuntu focal-updates/main amd64 libtalloc2 amd64 2.3.1-0ubuntu0.20.04.1 [29.5 kB] <text:s text:c="84"/></text:p>
      <text:p text:style-name="Preformatted_20_Text">Get:70 http://in.archive.ubuntu.com/ubuntu focal-updates/main amd64 python3-talloc amd64 2.3.1-0ubuntu0.20.04.1 [12.2 kB] <text:s text:c="80"/></text:p>
      <text:p text:style-name="Preformatted_20_Text">Get:71 http://in.archive.ubuntu.com/ubuntu focal-updates/main amd64 libtevent0 amd64 0.10.2-0ubuntu0.20.04.1 [35.6 kB] <text:s text:c="83"/></text:p>
      <text:p text:style-name="Preformatted_20_Text">Get:72 http://in.archive.ubuntu.com/ubuntu focal-updates/main amd64 libldb2 amd64 2:2.2.3-0ubuntu0.20.04.2 [140 kB] <text:s text:c="86"/></text:p>
      <text:p text:style-name="Preformatted_20_Text">Get:73 http://in.archive.ubuntu.com/ubuntu focal-updates/main amd64 libmysqlclient21 amd64 8.0.28-0ubuntu0.20.04.3 [1,292 kB] <text:s text:c="76"/></text:p>
      <text:p text:style-name="Preformatted_20_Text">Get:74 http://in.archive.ubuntu.com/ubuntu focal-updates/main amd64 libreoffice-calc amd64 1:6.4.7-0ubuntu0.20.04.2 [7,201 kB] <text:s text:c="75"/></text:p>
      <text:p text:style-name="Preformatted_20_Text">Get:75 http://in.archive.ubuntu.com/ubuntu focal-updates/main amd64 libreoffice-draw amd64 1:6.4.7-0ubuntu0.20.04.2 [2,852 kB] <text:s text:c="75"/></text:p>
      <text:p text:style-name="Preformatted_20_Text">Get:76 http://in.archive.ubuntu.com/ubuntu focal-updates/main amd64 libreoffice-gnome amd64 1:6.4.7-0ubuntu0.20.04.2 [54.7 kB] <text:s text:c="75"/></text:p>
      <text:p text:style-name="Preformatted_20_Text">Get:77 http://in.archive.ubuntu.com/ubuntu focal-updates/main amd64 libreoffice-gtk3 amd64 1:6.4.7-0ubuntu0.20.04.2 [405 kB] <text:s text:c="77"/></text:p>
      <text:p text:style-name="Preformatted_20_Text">Get:78 http://in.archive.ubuntu.com/ubuntu focal-updates/main amd64 libreoffice-writer amd64 1:6.4.7-0ubuntu0.20.04.2 [8,597 kB] <text:s text:c="73"/></text:p>
      <text:p text:style-name="Preformatted_20_Text"><text:soft-page-break/>Get:79 http://in.archive.ubuntu.com/ubuntu focal-updates/main amd64 libreoffice-base-core amd64 1:6.4.7-0ubuntu0.20.04.2 [772 kB] <text:s text:c="72"/></text:p>
      <text:p text:style-name="Preformatted_20_Text">Get:80 http://in.archive.ubuntu.com/ubuntu focal-updates/main amd64 python3-uno amd64 1:6.4.7-0ubuntu0.20.04.2 [125 kB] <text:s text:c="82"/></text:p>
      <text:p text:style-name="Preformatted_20_Text">Get:81 http://in.archive.ubuntu.com/ubuntu focal-updates/main amd64 libreoffice-math amd64 1:6.4.7-0ubuntu0.20.04.2 [402 kB] <text:s text:c="77"/></text:p>
      <text:p text:style-name="Preformatted_20_Text">Get:82 http://in.archive.ubuntu.com/ubuntu focal-updates/main amd64 libreoffice-common all 1:6.4.7-0ubuntu0.20.04.2 [23.5 MB] <text:s text:c="76"/></text:p>
      <text:p text:style-name="Preformatted_20_Text">Get:83 http://in.archive.ubuntu.com/ubuntu focal-updates/main amd64 libreoffice-impress amd64 1:6.4.7-0ubuntu0.20.04.2 [1,074 kB] <text:s text:c="72"/></text:p>
      <text:p text:style-name="Preformatted_20_Text">Get:84 http://in.archive.ubuntu.com/ubuntu focal-updates/main amd64 libreoffice-core amd64 1:6.4.7-0ubuntu0.20.04.2 [31.6 MB] <text:s text:c="76"/></text:p>
      <text:p text:style-name="Preformatted_20_Text">Get:85 http://in.archive.ubuntu.com/ubuntu focal-updates/main amd64 libreoffice-style-colibre all 1:6.4.7-0ubuntu0.20.04.2 [1,180 kB] <text:s text:c="68"/></text:p>
      <text:p text:style-name="Preformatted_20_Text">Get:86 http://in.archive.ubuntu.com/ubuntu focal-updates/main amd64 libreoffice-style-tango all 1:6.4.7-0ubuntu0.20.04.2 [1,248 kB] <text:s text:c="70"/></text:p>
      <text:p text:style-name="Preformatted_20_Text">Get:87 http://in.archive.ubuntu.com/ubuntu focal-updates/main amd64 libreoffice-style-breeze all 1:6.4.7-0ubuntu0.20.04.2 [2,989 kB] <text:s text:c="69"/></text:p>
      <text:p text:style-name="Preformatted_20_Text">Get:88 http://in.archive.ubuntu.com/ubuntu focal-updates/main amd64 libreoffice-style-elementary all 1:6.4.7-0ubuntu0.20.04.2 [7,310 kB] <text:s text:c="65"/></text:p>
      <text:p text:style-name="Preformatted_20_Text">Get:89 http://in.archive.ubuntu.com/ubuntu focal-updates/main amd64 libsasl2-modules-db amd64 2.1.27+dfsg-2ubuntu0.1 [14.7 kB] <text:s text:c="75"/></text:p>
      <text:p text:style-name="Preformatted_20_Text">Get:90 http://in.archive.ubuntu.com/ubuntu focal-updates/main amd64 libsasl2-2 amd64 2.1.27+dfsg-2ubuntu0.1 [49.3 kB] <text:s text:c="84"/></text:p>
      <text:p text:style-name="Preformatted_20_Text">Get:91 http://in.archive.ubuntu.com/ubuntu focal-updates/main amd64 libsasl2-modules amd64 2.1.27+dfsg-2ubuntu0.1 [48.8 kB] <text:s text:c="78"/></text:p>
      <text:p text:style-name="Preformatted_20_Text">Get:92 http://in.archive.ubuntu.com/ubuntu focal-updates/main amd64 libspeex1 amd64 1.2~rc1.2-1.1ubuntu1.20.04.1 [53.2 kB] <text:s text:c="79"/></text:p>
      <text:p text:style-name="Preformatted_20_Text">Get:93 http://in.archive.ubuntu.com/ubuntu focal-updates/main amd64 python3-pil amd64 7.0.0-4ubuntu0.5 [363 kB] <text:s text:c="90"/></text:p>
      <text:p text:style-name="Preformatted_20_Text">Get:94 http://in.archive.ubuntu.com/ubuntu focal-updates/main amd64 rfkill amd64 2.34-0.1ubuntu9.3 [22.9 kB] <text:s text:c="93"/></text:p>
      <text:p text:style-name="Preformatted_20_Text">Get:95 http://in.archive.ubuntu.com/ubuntu focal-updates/main amd64 squashfs-tools amd64 1:4.4-1ubuntu0.3 [117 kB] <text:s text:c="87"/></text:p>
      <text:p text:style-name="Preformatted_20_Text">Get:96 http://in.archive.ubuntu.com/ubuntu focal-updates/main amd64 snapd amd64 2.54.3+20.04.1ubuntu0.2 [34.3 MB] <text:s text:c="88"/></text:p>
      <text:p text:style-name="Preformatted_20_Text">Get:97 http://in.archive.ubuntu.com/ubuntu focal-updates/main amd64 thunderbird-locale-en amd64 1:91.5.0+build1-0ubuntu0.20.04.1 [932 kB] <text:s text:c="64"/></text:p>
      <text:p text:style-name="Preformatted_20_Text">Get:98 http://in.archive.ubuntu.com/ubuntu focal-updates/main amd64 thunderbird amd64 1:91.5.0+build1-0ubuntu0.20.04.1 [55.7 MB] <text:s text:c="73"/></text:p>
      <text:p text:style-name="Preformatted_20_Text">Get:99 http://in.archive.ubuntu.com/ubuntu focal-updates/main amd64 thunderbird-gnome-support amd64 1:91.5.0+build1-0ubuntu0.20.04.1 [8,640 B] <text:s text:c="59"/></text:p>
      <text:p text:style-name="Preformatted_20_Text">Get:100 http://in.archive.ubuntu.com/ubuntu focal-updates/main amd64 wireless-regdb all 2021.08.28-0ubuntu1~20.04.1 [10.0 kB] <text:s text:c="76"/></text:p>
      <text:p text:style-name="Preformatted_20_Text">Get:101 http://in.archive.ubuntu.com/ubuntu focal-updates/main amd64 xserver-xephyr amd64 2:1.20.13-1ubuntu1~20.04.2 [915 kB] <text:s text:c="76"/></text:p>
      <text:p text:style-name="Preformatted_20_Text">Get:102 http://in.archive.ubuntu.com/ubuntu focal-updates/main amd64 xwayland amd64 2:1.20.13-1ubuntu1~20.04.2 [868 kB] <text:s text:c="82"/></text:p>
      <text:p text:style-name="Preformatted_20_Text">Get:103 http://in.archive.ubuntu.com/ubuntu focal-updates/main amd64 libreoffice-ogltrans all 1:6.4.7-0ubuntu0.20.04.2 [7,660 B] <text:s text:c="73"/></text:p>
      <text:p text:style-name="Preformatted_20_Text">Get:104 http://in.archive.ubuntu.com/ubuntu focal-updates/main amd64 libreoffice-pdfimport all 1:6.4.7-0ubuntu0.20.04.2 [6,348 B] <text:s text:c="72"/></text:p>
      <text:p text:style-name="Preformatted_20_Text">Fetched 291 MB in 58s (5,023 kB/s) <text:s text:c="167"/></text:p>
      <text:p text:style-name="Preformatted_20_Text">Extracting templates from packages: 100%</text:p>
      <text:p text:style-name="Preformatted_20_Text">Preconfiguring packages ...</text:p>
      <text:p text:style-name="Preformatted_20_Text">setting xserver-xorg-legacy/xwrapper/allowed_users from configuration file</text:p>
      <text:p text:style-name="Preformatted_20_Text">(Reading database ... 191145 files and directories currently installed.)</text:p>
      <text:p text:style-name="Preformatted_20_Text">Preparing to unpack .../base-files_11ubuntu5.5_amd64.deb ...</text:p>
      <text:p text:style-name="Preformatted_20_Text">Warning: Stopping motd-news.service, but it can still be activated by:</text:p>
      <text:p text:style-name="Preformatted_20_Text"><text:s text:c="2"/>motd-news.timer</text:p>
      <text:p text:style-name="Preformatted_20_Text">Unpacking base-files (11ubuntu5.5) over (11ubuntu5.4) ...</text:p>
      <text:p text:style-name="Preformatted_20_Text">Setting up base-files (11ubuntu5.5) ...</text:p>
      <text:p text:style-name="Preformatted_20_Text">Installing new version of config file /etc/issue ...</text:p>
      <text:p text:style-name="Preformatted_20_Text">Installing new version of config file /etc/issue.net ...</text:p>
      <text:p text:style-name="Preformatted_20_Text"><text:soft-page-break/>Installing new version of config file /etc/lsb-release ...</text:p>
      <text:p text:style-name="Preformatted_20_Text">motd-news.service is a disabled or a static unit, not starting it.</text:p>
      <text:p text:style-name="Preformatted_20_Text">(Reading database ... 191145 files and directories currently installed.)</text:p>
      <text:p text:style-name="Preformatted_20_Text">Preparing to unpack .../bsdutils_1%3a2.34-0.1ubuntu9.3_amd64.deb ...</text:p>
      <text:p text:style-name="Preformatted_20_Text">Unpacking bsdutils (1:2.34-0.1ubuntu9.3) over (1:2.34-0.1ubuntu9.1) ...</text:p>
      <text:p text:style-name="Preformatted_20_Text">Setting up bsdutils (1:2.34-0.1ubuntu9.3) ...</text:p>
      <text:p text:style-name="Preformatted_20_Text">(Reading database ... 191145 files and directories currently installed.)</text:p>
      <text:p text:style-name="Preformatted_20_Text">Preparing to unpack .../libblkid1_2.34-0.1ubuntu9.3_amd64.deb ...</text:p>
      <text:p text:style-name="Preformatted_20_Text">Unpacking libblkid1:amd64 (2.34-0.1ubuntu9.3) over (2.34-0.1ubuntu9.1) ...</text:p>
      <text:p text:style-name="Preformatted_20_Text">Setting up libblkid1:amd64 (2.34-0.1ubuntu9.3) ...</text:p>
      <text:p text:style-name="Preformatted_20_Text">(Reading database ... 191145 files and directories currently installed.)</text:p>
      <text:p text:style-name="Preformatted_20_Text">Preparing to unpack .../libuuid1_2.34-0.1ubuntu9.3_amd64.deb ...</text:p>
      <text:p text:style-name="Preformatted_20_Text">Unpacking libuuid1:amd64 (2.34-0.1ubuntu9.3) over (2.34-0.1ubuntu9.1) ...</text:p>
      <text:p text:style-name="Preformatted_20_Text">Setting up libuuid1:amd64 (2.34-0.1ubuntu9.3) ...</text:p>
      <text:p text:style-name="Preformatted_20_Text">(Reading database ... 191145 files and directories currently installed.)</text:p>
      <text:p text:style-name="Preformatted_20_Text">Preparing to unpack .../libfdisk1_2.34-0.1ubuntu9.3_amd64.deb ...</text:p>
      <text:p text:style-name="Preformatted_20_Text">Unpacking libfdisk1:amd64 (2.34-0.1ubuntu9.3) over (2.34-0.1ubuntu9.1) ...</text:p>
      <text:p text:style-name="Preformatted_20_Text">Preparing to unpack .../libmount1_2.34-0.1ubuntu9.3_amd64.deb ...</text:p>
      <text:p text:style-name="Preformatted_20_Text">Unpacking libmount1:amd64 (2.34-0.1ubuntu9.3) over (2.34-0.1ubuntu9.1) ...</text:p>
      <text:p text:style-name="Preformatted_20_Text">Setting up libmount1:amd64 (2.34-0.1ubuntu9.3) ...</text:p>
      <text:p text:style-name="Preformatted_20_Text">(Reading database ... 191145 files and directories currently installed.)</text:p>
      <text:p text:style-name="Preformatted_20_Text">Preparing to unpack .../libsmartcols1_2.34-0.1ubuntu9.3_amd64.deb ...</text:p>
      <text:p text:style-name="Preformatted_20_Text">Unpacking libsmartcols1:amd64 (2.34-0.1ubuntu9.3) over (2.34-0.1ubuntu9.1) ...</text:p>
      <text:p text:style-name="Preformatted_20_Text">Setting up libsmartcols1:amd64 (2.34-0.1ubuntu9.3) ...</text:p>
      <text:p text:style-name="Preformatted_20_Text">(Reading database ... 191145 files and directories currently installed.)</text:p>
      <text:p text:style-name="Preformatted_20_Text">Preparing to unpack .../fdisk_2.34-0.1ubuntu9.3_amd64.deb ...</text:p>
      <text:p text:style-name="Preformatted_20_Text">Unpacking fdisk (2.34-0.1ubuntu9.3) over (2.34-0.1ubuntu9.1) ...</text:p>
      <text:p text:style-name="Preformatted_20_Text">Preparing to unpack .../util-linux_2.34-0.1ubuntu9.3_amd64.deb ...</text:p>
      <text:p text:style-name="Preformatted_20_Text">Unpacking util-linux (2.34-0.1ubuntu9.3) over (2.34-0.1ubuntu9.1) ...</text:p>
      <text:p text:style-name="Preformatted_20_Text">Setting up util-linux (2.34-0.1ubuntu9.3) ...</text:p>
      <text:p text:style-name="Preformatted_20_Text">(Reading database ... 191145 files and directories currently installed.)</text:p>
      <text:p text:style-name="Preformatted_20_Text">Preparing to unpack .../libpam0g_1.3.1-5ubuntu4.3_amd64.deb ...</text:p>
      <text:p text:style-name="Preformatted_20_Text">Unpacking libpam0g:amd64 (1.3.1-5ubuntu4.3) over (1.3.1-5ubuntu4.2) ...</text:p>
      <text:p text:style-name="Preformatted_20_Text">Setting up libpam0g:amd64 (1.3.1-5ubuntu4.3) ...</text:p>
      <text:p text:style-name="Preformatted_20_Text">(Reading database ... 191145 files and directories currently installed.)</text:p>
      <text:p text:style-name="Preformatted_20_Text">Preparing to unpack .../libpam-modules-bin_1.3.1-5ubuntu4.3_amd64.deb ...</text:p>
      <text:p text:style-name="Preformatted_20_Text">Unpacking libpam-modules-bin (1.3.1-5ubuntu4.3) over (1.3.1-5ubuntu4.2) ...</text:p>
      <text:p text:style-name="Preformatted_20_Text">Setting up libpam-modules-bin (1.3.1-5ubuntu4.3) ...</text:p>
      <text:p text:style-name="Preformatted_20_Text">(Reading database ... 191145 files and directories currently installed.)</text:p>
      <text:p text:style-name="Preformatted_20_Text">Preparing to unpack .../libpam-modules_1.3.1-5ubuntu4.3_amd64.deb ...</text:p>
      <text:p text:style-name="Preformatted_20_Text">Unpacking libpam-modules:amd64 (1.3.1-5ubuntu4.3) over (1.3.1-5ubuntu4.2) ...</text:p>
      <text:p text:style-name="Preformatted_20_Text">Setting up libpam-modules:amd64 (1.3.1-5ubuntu4.3) ...</text:p>
      <text:p text:style-name="Preformatted_20_Text">(Reading database ... 191145 files and directories currently installed.)</text:p>
      <text:p text:style-name="Preformatted_20_Text">Preparing to unpack .../00-libnss-systemd_245.4-4ubuntu3.15_amd64.deb ...</text:p>
      <text:p text:style-name="Preformatted_20_Text">Unpacking libnss-systemd:amd64 (245.4-4ubuntu3.15) over (245.4-4ubuntu3.11) ...</text:p>
      <text:p text:style-name="Preformatted_20_Text">Preparing to unpack .../01-xserver-common_2%3a1.20.13-1ubuntu1~20.04.2_all.deb ...</text:p>
      <text:p text:style-name="Preformatted_20_Text">Unpacking xserver-common (2:1.20.13-1ubuntu1~20.04.2) over (2:1.20.11-1ubuntu1~20.04.2) ...</text:p>
      <text:p text:style-name="Preformatted_20_Text">Preparing to unpack .../02-xserver-xorg-legacy_2%3a1.20.13-1ubuntu1~20.04.2_amd64.deb ...</text:p>
      <text:p text:style-name="Preformatted_20_Text">Unpacking xserver-xorg-legacy (2:1.20.13-1ubuntu1~20.04.2) over (2:1.20.11-1ubuntu1~20.04.2) ...</text:p>
      <text:p text:style-name="Preformatted_20_Text">Preparing to unpack .../03-libdrm-common_2.4.107-8ubuntu1~20.04.1_all.deb ...</text:p>
      <text:p text:style-name="Preformatted_20_Text">Unpacking libdrm-common (2.4.107-8ubuntu1~20.04.1) over (2.4.105-3~20.04.1) ...</text:p>
      <text:p text:style-name="Preformatted_20_Text">Preparing to unpack .../04-libdrm2_2.4.107-8ubuntu1~20.04.1_amd64.deb ...</text:p>
      <text:p text:style-name="Preformatted_20_Text">Unpacking libdrm2:amd64 (2.4.107-8ubuntu1~20.04.1) over (2.4.105-3~20.04.1) ...</text:p>
      <text:p text:style-name="Preformatted_20_Text">Preparing to unpack .../05-libexpat1_2.2.9-1ubuntu0.2_amd64.deb ...</text:p>
      <text:p text:style-name="Preformatted_20_Text">Unpacking libexpat1:amd64 (2.2.9-1ubuntu0.2) over (2.2.9-1build1) ...</text:p>
      <text:p text:style-name="Preformatted_20_Text">Preparing to unpack .../06-libdrm-amdgpu1_2.4.107-8ubuntu1~20.04.1_amd64.deb ...</text:p>
      <text:p text:style-name="Preformatted_20_Text">Unpacking libdrm-amdgpu1:amd64 (2.4.107-8ubuntu1~20.04.1) over (2.4.105-3~20.04.1) ...</text:p>
      <text:p text:style-name="Preformatted_20_Text">Preparing to unpack .../07-libdrm-intel1_2.4.107-8ubuntu1~20.04.1_amd64.deb ...</text:p>
      <text:p text:style-name="Preformatted_20_Text"><text:soft-page-break/>Unpacking libdrm-intel1:amd64 (2.4.107-8ubuntu1~20.04.1) over (2.4.105-3~20.04.1) ...</text:p>
      <text:p text:style-name="Preformatted_20_Text">Preparing to unpack .../08-libdrm-nouveau2_2.4.107-8ubuntu1~20.04.1_amd64.deb ...</text:p>
      <text:p text:style-name="Preformatted_20_Text">Unpacking libdrm-nouveau2:amd64 (2.4.107-8ubuntu1~20.04.1) over (2.4.105-3~20.04.1) ...</text:p>
      <text:p text:style-name="Preformatted_20_Text">Preparing to unpack .../09-libdrm-radeon1_2.4.107-8ubuntu1~20.04.1_amd64.deb ...</text:p>
      <text:p text:style-name="Preformatted_20_Text">Unpacking libdrm-radeon1:amd64 (2.4.107-8ubuntu1~20.04.1) over (2.4.105-3~20.04.1) ...</text:p>
      <text:p text:style-name="Preformatted_20_Text">Preparing to unpack .../10-libllvm12_1%3a12.0.0-3ubuntu1~20.04.4_amd64.deb ...</text:p>
      <text:p text:style-name="Preformatted_20_Text">Unpacking libllvm12:amd64 (1:12.0.0-3ubuntu1~20.04.4) over (1:12.0.0-3ubuntu1~20.04.3) ...</text:p>
      <text:p text:style-name="Preformatted_20_Text">Preparing to unpack .../11-xserver-xorg-core_2%3a1.20.13-1ubuntu1~20.04.2_amd64.deb ...</text:p>
      <text:p text:style-name="Preformatted_20_Text">Unpacking xserver-xorg-core (2:1.20.13-1ubuntu1~20.04.2) over (2:1.20.11-1ubuntu1~20.04.2) ...</text:p>
      <text:p text:style-name="Preformatted_20_Text">Preparing to unpack .../12-libgl1-mesa-dri_21.2.6-0ubuntu0.1~20.04.1_amd64.deb ...</text:p>
      <text:p text:style-name="Preformatted_20_Text">Unpacking libgl1-mesa-dri:amd64 (21.2.6-0ubuntu0.1~20.04.1) over (21.0.3-0ubuntu0.3~20.04.1) ...</text:p>
      <text:p text:style-name="Preformatted_20_Text">Preparing to unpack .../13-libglx-mesa0_21.2.6-0ubuntu0.1~20.04.1_amd64.deb ...</text:p>
      <text:p text:style-name="Preformatted_20_Text">Unpacking libglx-mesa0:amd64 (21.2.6-0ubuntu0.1~20.04.1) over (21.0.3-0ubuntu0.3~20.04.1) ...</text:p>
      <text:p text:style-name="Preformatted_20_Text">Preparing to unpack .../14-libegl-mesa0_21.2.6-0ubuntu0.1~20.04.1_amd64.deb ...</text:p>
      <text:p text:style-name="Preformatted_20_Text">Unpacking libegl-mesa0:amd64 (21.2.6-0ubuntu0.1~20.04.1) over (21.0.3-0ubuntu0.3~20.04.1) ...</text:p>
      <text:p text:style-name="Preformatted_20_Text">Preparing to unpack .../15-libglapi-mesa_21.2.6-0ubuntu0.1~20.04.1_amd64.deb ...</text:p>
      <text:p text:style-name="Preformatted_20_Text">Unpacking libglapi-mesa:amd64 (21.2.6-0ubuntu0.1~20.04.1) over (21.0.3-0ubuntu0.3~20.04.1) ...</text:p>
      <text:p text:style-name="Preformatted_20_Text">Preparing to unpack .../16-libgbm1_21.2.6-0ubuntu0.1~20.04.1_amd64.deb ...</text:p>
      <text:p text:style-name="Preformatted_20_Text">Unpacking libgbm1:amd64 (21.2.6-0ubuntu0.1~20.04.1) over (21.0.3-0ubuntu0.3~20.04.1) ...</text:p>
      <text:p text:style-name="Preformatted_20_Text">Preparing to unpack .../17-libgcrypt20_1.8.5-5ubuntu1.1_amd64.deb ...</text:p>
      <text:p text:style-name="Preformatted_20_Text">Unpacking libgcrypt20:amd64 (1.8.5-5ubuntu1.1) over (1.8.5-5ubuntu1) ...</text:p>
      <text:p text:style-name="Preformatted_20_Text">Setting up libgcrypt20:amd64 (1.8.5-5ubuntu1.1) ...</text:p>
      <text:p text:style-name="Preformatted_20_Text">(Reading database ... 191146 files and directories currently installed.)</text:p>
      <text:p text:style-name="Preformatted_20_Text">Preparing to unpack .../systemd-timesyncd_245.4-4ubuntu3.15_amd64.deb ...</text:p>
      <text:p text:style-name="Preformatted_20_Text">Unpacking systemd-timesyncd (245.4-4ubuntu3.15) over (245.4-4ubuntu3.11) ...</text:p>
      <text:p text:style-name="Preformatted_20_Text">Preparing to unpack .../systemd-sysv_245.4-4ubuntu3.15_amd64.deb ...</text:p>
      <text:p text:style-name="Preformatted_20_Text">Unpacking systemd-sysv (245.4-4ubuntu3.15) over (245.4-4ubuntu3.11) ...</text:p>
      <text:p text:style-name="Preformatted_20_Text">Preparing to unpack .../libpam-runtime_1.3.1-5ubuntu4.3_all.deb ...</text:p>
      <text:p text:style-name="Preformatted_20_Text">Unpacking libpam-runtime (1.3.1-5ubuntu4.3) over (1.3.1-5ubuntu4.2) ...</text:p>
      <text:p text:style-name="Preformatted_20_Text">Setting up libpam-runtime (1.3.1-5ubuntu4.3) ...</text:p>
      <text:p text:style-name="Preformatted_20_Text">(Reading database ... 191146 files and directories currently installed.)</text:p>
      <text:p text:style-name="Preformatted_20_Text">Preparing to unpack .../libpam-systemd_245.4-4ubuntu3.15_amd64.deb ...</text:p>
      <text:p text:style-name="Preformatted_20_Text">Unpacking libpam-systemd:amd64 (245.4-4ubuntu3.15) over (245.4-4ubuntu3.11) ...</text:p>
      <text:p text:style-name="Preformatted_20_Text">Preparing to unpack .../libssl1.1_1.1.1f-1ubuntu2.10_amd64.deb ...</text:p>
      <text:p text:style-name="Preformatted_20_Text">Unpacking libssl1.1:amd64 (1.1.1f-1ubuntu2.10) over (1.1.1f-1ubuntu2.5) ...</text:p>
      <text:p text:style-name="Preformatted_20_Text">Preparing to unpack .../libcryptsetup12_2%3a2.2.2-3ubuntu2.4_amd64.deb ...</text:p>
      <text:p text:style-name="Preformatted_20_Text">Unpacking libcryptsetup12:amd64 (2:2.2.2-3ubuntu2.4) over (2:2.2.2-3ubuntu2.3) ...</text:p>
      <text:p text:style-name="Preformatted_20_Text">Preparing to unpack .../libseccomp2_2.5.1-1ubuntu1~20.04.2_amd64.deb ...</text:p>
      <text:p text:style-name="Preformatted_20_Text">Unpacking libseccomp2:amd64 (2.5.1-1ubuntu1~20.04.2) over (2.5.1-1ubuntu1~20.04.1) ...</text:p>
      <text:p text:style-name="Preformatted_20_Text">Setting up libseccomp2:amd64 (2.5.1-1ubuntu1~20.04.2) ...</text:p>
      <text:p text:style-name="Preformatted_20_Text">(Reading database ... 191146 files and directories currently installed.)</text:p>
      <text:p text:style-name="Preformatted_20_Text">Preparing to unpack .../mount_2.34-0.1ubuntu9.3_amd64.deb ...</text:p>
      <text:p text:style-name="Preformatted_20_Text">Unpacking mount (2.34-0.1ubuntu9.3) over (2.34-0.1ubuntu9.1) ...</text:p>
      <text:p text:style-name="Preformatted_20_Text">Preparing to unpack .../systemd_245.4-4ubuntu3.15_amd64.deb ...</text:p>
      <text:p text:style-name="Preformatted_20_Text">Unpacking systemd (245.4-4ubuntu3.15) over (245.4-4ubuntu3.11) ...</text:p>
      <text:p text:style-name="Preformatted_20_Text">Preparing to unpack .../libsystemd0_245.4-4ubuntu3.15_amd64.deb ...</text:p>
      <text:p text:style-name="Preformatted_20_Text">Unpacking libsystemd0:amd64 (245.4-4ubuntu3.15) over (245.4-4ubuntu3.11) ...</text:p>
      <text:p text:style-name="Preformatted_20_Text">Setting up libsystemd0:amd64 (245.4-4ubuntu3.15) ...</text:p>
      <text:p text:style-name="Preformatted_20_Text">(Reading database ... 191146 files and directories currently installed.)</text:p>
      <text:p text:style-name="Preformatted_20_Text"><text:soft-page-break/>Preparing to unpack .../000-libpython3.8_3.8.10-0ubuntu1~20.04.2_amd64.deb ...</text:p>
      <text:p text:style-name="Preformatted_20_Text">Unpacking libpython3.8:amd64 (3.8.10-0ubuntu1~20.04.2) over (3.8.10-0ubuntu1~20.04) ...</text:p>
      <text:p text:style-name="Preformatted_20_Text">Preparing to unpack .../001-python3.8_3.8.10-0ubuntu1~20.04.2_amd64.deb ...</text:p>
      <text:p text:style-name="Preformatted_20_Text">Unpacking python3.8 (3.8.10-0ubuntu1~20.04.2) over (3.8.10-0ubuntu1~20.04) ...</text:p>
      <text:p text:style-name="Preformatted_20_Text">Preparing to unpack .../002-libpython3.8-stdlib_3.8.10-0ubuntu1~20.04.2_amd64.deb ...</text:p>
      <text:p text:style-name="Preformatted_20_Text">Unpacking libpython3.8-stdlib:amd64 (3.8.10-0ubuntu1~20.04.2) over (3.8.10-0ubuntu1~20.04) ...</text:p>
      <text:p text:style-name="Preformatted_20_Text">Preparing to unpack .../003-python3.8-minimal_3.8.10-0ubuntu1~20.04.2_amd64.deb ...</text:p>
      <text:p text:style-name="Preformatted_20_Text">Unpacking python3.8-minimal (3.8.10-0ubuntu1~20.04.2) over (3.8.10-0ubuntu1~20.04) ...</text:p>
      <text:p text:style-name="Preformatted_20_Text">Preparing to unpack .../004-libpython3.8-minimal_3.8.10-0ubuntu1~20.04.2_amd64.deb ...</text:p>
      <text:p text:style-name="Preformatted_20_Text">Unpacking libpython3.8-minimal:amd64 (3.8.10-0ubuntu1~20.04.2) over (3.8.10-0ubuntu1~20.04) ...</text:p>
      <text:p text:style-name="Preformatted_20_Text">Preparing to unpack .../005-ntfs-3g_1%3a2017.3.23AR.3-3ubuntu1.1_amd64.deb ...</text:p>
      <text:p text:style-name="Preformatted_20_Text">Unpacking ntfs-3g (1:2017.3.23AR.3-3ubuntu1.1) over (1:2017.3.23AR.3-3ubuntu1) ...</text:p>
      <text:p text:style-name="Preformatted_20_Text">Preparing to unpack .../006-libntfs-3g883_1%3a2017.3.23AR.3-3ubuntu1.1_amd64.deb ...</text:p>
      <text:p text:style-name="Preformatted_20_Text">Unpacking libntfs-3g883 (1:2017.3.23AR.3-3ubuntu1.1) over (1:2017.3.23AR.3-3ubuntu1) ...</text:p>
      <text:p text:style-name="Preformatted_20_Text">Preparing to unpack .../007-rsync_3.1.3-8ubuntu0.1_amd64.deb ...</text:p>
      <text:p text:style-name="Preformatted_20_Text">Unpacking rsync (3.1.3-8ubuntu0.1) over (3.1.3-8) ...</text:p>
      <text:p text:style-name="Preformatted_20_Text">Preparing to unpack .../008-uuid-runtime_2.34-0.1ubuntu9.3_amd64.deb ...</text:p>
      <text:p text:style-name="Preformatted_20_Text">Unpacking uuid-runtime (2.34-0.1ubuntu9.3) over (2.34-0.1ubuntu9.1) ...</text:p>
      <text:p text:style-name="Preformatted_20_Text">Preparing to unpack .../009-libpulse-mainloop-glib0_1%3a13.99.1-1ubuntu3.13_amd64.deb ...</text:p>
      <text:p text:style-name="Preformatted_20_Text">Unpacking libpulse-mainloop-glib0:amd64 (1:13.99.1-1ubuntu3.13) over (1:13.99.1-1ubuntu3.11) ...</text:p>
      <text:p text:style-name="Preformatted_20_Text">Preparing to unpack .../010-libpulsedsp_1%3a13.99.1-1ubuntu3.13_amd64.deb ...</text:p>
      <text:p text:style-name="Preformatted_20_Text">Unpacking libpulsedsp:amd64 (1:13.99.1-1ubuntu3.13) over (1:13.99.1-1ubuntu3.11) ...</text:p>
      <text:p text:style-name="Preformatted_20_Text">Preparing to unpack .../011-pulseaudio-utils_1%3a13.99.1-1ubuntu3.13_amd64.deb ...</text:p>
      <text:p text:style-name="Preformatted_20_Text">Unpacking pulseaudio-utils (1:13.99.1-1ubuntu3.13) over (1:13.99.1-1ubuntu3.11) ...</text:p>
      <text:p text:style-name="Preformatted_20_Text">Preparing to unpack .../012-pulseaudio-module-bluetooth_1%3a13.99.1-1ubuntu3.13_amd64.deb ...</text:p>
      <text:p text:style-name="Preformatted_20_Text">Unpacking pulseaudio-module-bluetooth (1:13.99.1-1ubuntu3.13) over (1:13.99.1-1ubuntu3.11) ...</text:p>
      <text:p text:style-name="Preformatted_20_Text">Preparing to unpack .../013-pulseaudio_1%3a13.99.1-1ubuntu3.13_amd64.deb ...</text:p>
      <text:p text:style-name="Preformatted_20_Text">Unpacking pulseaudio (1:13.99.1-1ubuntu3.13) over (1:13.99.1-1ubuntu3.11) ...</text:p>
      <text:p text:style-name="Preformatted_20_Text">Preparing to unpack .../014-libpulse0_1%3a13.99.1-1ubuntu3.13_amd64.deb ...</text:p>
      <text:p text:style-name="Preformatted_20_Text">Unpacking libpulse0:amd64 (1:13.99.1-1ubuntu3.13) over (1:13.99.1-1ubuntu3.11) ...</text:p>
      <text:p text:style-name="Preformatted_20_Text">Preparing to unpack .../015-bluez_5.53-0ubuntu3.5_amd64.deb ...</text:p>
      <text:p text:style-name="Preformatted_20_Text">Unpacking bluez (5.53-0ubuntu3.5) over (5.53-0ubuntu3.3) ...</text:p>
      <text:p text:style-name="Preformatted_20_Text">Preparing to unpack .../016-libatopology2_1.2.2-2.1ubuntu2.5_amd64.deb ...</text:p>
      <text:p text:style-name="Preformatted_20_Text">Unpacking libatopology2:amd64 (1.2.2-2.1ubuntu2.5) over (1.2.2-2.1ubuntu2.4) ...</text:p>
      <text:p text:style-name="Preformatted_20_Text">Preparing to unpack .../017-libasound2_1.2.2-2.1ubuntu2.5_amd64.deb ...</text:p>
      <text:p text:style-name="Preformatted_20_Text">Unpacking libasound2:amd64 (1.2.2-2.1ubuntu2.5) over (1.2.2-2.1ubuntu2.4) ...</text:p>
      <text:p text:style-name="Preformatted_20_Text">Preparing to unpack .../018-libasound2-data_1.2.2-2.1ubuntu2.5_all.deb ...</text:p>
      <text:p text:style-name="Preformatted_20_Text">Unpacking libasound2-data (1.2.2-2.1ubuntu2.5) over (1.2.2-2.1ubuntu2.4) ...</text:p>
      <text:p text:style-name="Preformatted_20_Text">Preparing to unpack .../019-libspeexdsp1_1.2~rc1.2-1.1ubuntu1.20.04.1_amd64.deb ...</text:p>
      <text:p text:style-name="Preformatted_20_Text">Unpacking libspeexdsp1:amd64 (1.2~rc1.2-1.1ubuntu1.20.04.1) over (1.2~rc1.2-1.1ubuntu1) ...</text:p>
      <text:p text:style-name="Preformatted_20_Text">Preparing to unpack .../020-libtdb1_1.4.3-0ubuntu0.20.04.1_amd64.deb ...</text:p>
      <text:p text:style-name="Preformatted_20_Text">Unpacking libtdb1:amd64 (1.4.3-0ubuntu0.20.04.1) over (1.4.2-3build1) ...</text:p>
      <text:p text:style-name="Preformatted_20_Text">Preparing to unpack .../021-python-apt-common_2.0.0ubuntu0.20.04.7_all.deb ...</text:p>
      <text:p text:style-name="Preformatted_20_Text"><text:soft-page-break/>Unpacking python-apt-common (2.0.0ubuntu0.20.04.7) over (2.0.0ubuntu0.20.04.5) ...</text:p>
      <text:p text:style-name="Preformatted_20_Text">Preparing to unpack .../022-python3-apt_2.0.0ubuntu0.20.04.7_amd64.deb ...</text:p>
      <text:p text:style-name="Preformatted_20_Text">Unpacking python3-apt (2.0.0ubuntu0.20.04.7) over (2.0.0ubuntu0.20.04.5) ...</text:p>
      <text:p text:style-name="Preformatted_20_Text">Preparing to unpack .../023-ubuntu-drivers-common_1%3a0.9.0~0.20.04.5_amd64.deb ...</text:p>
      <text:p text:style-name="Preformatted_20_Text">Unpacking ubuntu-drivers-common (1:0.9.0~0.20.04.5) over (1:0.9.0~0.20.04.1) ...</text:p>
      <text:p text:style-name="Preformatted_20_Text">Preparing to unpack .../024-ubuntu-release-upgrader-gtk_1%3a20.04.37_all.deb ...</text:p>
      <text:p text:style-name="Preformatted_20_Text">Unpacking ubuntu-release-upgrader-gtk (1:20.04.37) over (1:20.04.36) ...</text:p>
      <text:p text:style-name="Preformatted_20_Text">Preparing to unpack .../025-ubuntu-release-upgrader-core_1%3a20.04.37_all.deb ...</text:p>
      <text:p text:style-name="Preformatted_20_Text">Unpacking ubuntu-release-upgrader-core (1:20.04.37) over (1:20.04.36) ...</text:p>
      <text:p text:style-name="Preformatted_20_Text">Preparing to unpack .../026-update-manager_1%3a20.04.10.10_all.deb ...</text:p>
      <text:p text:style-name="Preformatted_20_Text">Unpacking update-manager (1:20.04.10.10) over (1:20.04.10.7) ...</text:p>
      <text:p text:style-name="Preformatted_20_Text">Preparing to unpack .../027-update-manager-core_1%3a20.04.10.10_all.deb ...</text:p>
      <text:p text:style-name="Preformatted_20_Text">Unpacking update-manager-core (1:20.04.10.10) over (1:20.04.10.7) ...</text:p>
      <text:p text:style-name="Preformatted_20_Text">Preparing to unpack .../028-python3-distupgrade_1%3a20.04.37_all.deb ...</text:p>
      <text:p text:style-name="Preformatted_20_Text">Unpacking python3-distupgrade (1:20.04.37) over (1:20.04.36) ...</text:p>
      <text:p text:style-name="Preformatted_20_Text">Preparing to unpack .../029-python3-update-manager_1%3a20.04.10.10_all.deb ...</text:p>
      <text:p text:style-name="Preformatted_20_Text">Unpacking python3-update-manager (1:20.04.10.10) over (1:20.04.10.7) ...</text:p>
      <text:p text:style-name="Preformatted_20_Text">Preparing to unpack .../030-tzdata_2021e-0ubuntu0.20.04_all.deb ...</text:p>
      <text:p text:style-name="Preformatted_20_Text">Unpacking tzdata (2021e-0ubuntu0.20.04) over (2021a-0ubuntu0.20.04) ...</text:p>
      <text:p text:style-name="Preformatted_20_Text">Preparing to unpack .../031-libicu66_66.1-2ubuntu2.1_amd64.deb ...</text:p>
      <text:p text:style-name="Preformatted_20_Text">Unpacking libicu66:amd64 (66.1-2ubuntu2.1) over (66.1-2ubuntu2) ...</text:p>
      <text:p text:style-name="Preformatted_20_Text">Preparing to unpack .../032-libwebkit2gtk-4.0-37_2.34.4-0ubuntu0.20.04.1_amd64.deb ...</text:p>
      <text:p text:style-name="Preformatted_20_Text">Unpacking libwebkit2gtk-4.0-37:amd64 (2.34.4-0ubuntu0.20.04.1) over (2.32.3-0ubuntu0.20.04.1) ...</text:p>
      <text:p text:style-name="Preformatted_20_Text">Preparing to unpack .../033-libjavascriptcoregtk-4.0-18_2.34.4-0ubuntu0.20.04.1_amd64.deb ...</text:p>
      <text:p text:style-name="Preformatted_20_Text">Unpacking libjavascriptcoregtk-4.0-18:amd64 (2.34.4-0ubuntu0.20.04.1) over (2.32.3-0ubuntu0.20.04.1) ...</text:p>
      <text:p text:style-name="Preformatted_20_Text">Preparing to unpack .../034-gir1.2-webkit2-4.0_2.34.4-0ubuntu0.20.04.1_amd64.deb ...</text:p>
      <text:p text:style-name="Preformatted_20_Text">Unpacking gir1.2-webkit2-4.0:amd64 (2.34.4-0ubuntu0.20.04.1) over (2.32.3-0ubuntu0.20.04.1) ...</text:p>
      <text:p text:style-name="Preformatted_20_Text">Preparing to unpack .../035-gir1.2-javascriptcoregtk-4.0_2.34.4-0ubuntu0.20.04.1_amd64.deb ...</text:p>
      <text:p text:style-name="Preformatted_20_Text">Unpacking gir1.2-javascriptcoregtk-4.0:amd64 (2.34.4-0ubuntu0.20.04.1) over (2.32.3-0ubuntu0.20.04.1) ...</text:p>
      <text:p text:style-name="Preformatted_20_Text">Preparing to unpack .../036-openssl_1.1.1f-1ubuntu2.10_amd64.deb ...</text:p>
      <text:p text:style-name="Preformatted_20_Text">Unpacking openssl (1.1.1f-1ubuntu2.10) over (1.1.1f-1ubuntu2.5) ...</text:p>
      <text:p text:style-name="Preformatted_20_Text">Preparing to unpack .../037-ca-certificates_20210119~20.04.2_all.deb ...</text:p>
      <text:p text:style-name="Preformatted_20_Text">Unpacking ca-certificates (20210119~20.04.2) over (20210119~20.04.1) ...</text:p>
      <text:p text:style-name="Preformatted_20_Text">Preparing to unpack .../038-distro-info-data_0.43ubuntu1.9_all.deb ...</text:p>
      <text:p text:style-name="Preformatted_20_Text">Unpacking distro-info-data (0.43ubuntu1.9) over (0.43ubuntu1.6) ...</text:p>
      <text:p text:style-name="Preformatted_20_Text">Preparing to unpack .../039-ubuntu-advantage-tools_27.6~20.04.1_amd64.deb ...</text:p>
      <text:p text:style-name="Preformatted_20_Text">Unpacking ubuntu-advantage-tools (27.6~20.04.1) over (27.2.2~20.04.1) ...</text:p>
      <text:p text:style-name="Preformatted_20_Text">Preparing to unpack .../040-gir1.2-polkit-1.0_0.105-26ubuntu1.2_amd64.deb ...</text:p>
      <text:p text:style-name="Preformatted_20_Text">Unpacking gir1.2-polkit-1.0 (0.105-26ubuntu1.2) over (0.105-26ubuntu1.1) ...</text:p>
      <text:p text:style-name="Preformatted_20_Text">Preparing to unpack .../041-policykit-1_0.105-26ubuntu1.2_amd64.deb ...</text:p>
      <text:p text:style-name="Preformatted_20_Text">Unpacking policykit-1 (0.105-26ubuntu1.2) over (0.105-26ubuntu1.1) ...</text:p>
      <text:p text:style-name="Preformatted_20_Text">Preparing to unpack .../042-libpolkit-agent-1-0_0.105-26ubuntu1.2_amd64.deb ...</text:p>
      <text:p text:style-name="Preformatted_20_Text">Unpacking libpolkit-agent-1-0:amd64 (0.105-26ubuntu1.2) over (0.105-26ubuntu1.1) ...</text:p>
      <text:p text:style-name="Preformatted_20_Text">Preparing to unpack .../043-libpolkit-gobject-1-0_0.105-26ubuntu1.2_amd64.deb ...</text:p>
      <text:p text:style-name="Preformatted_20_Text">Unpacking libpolkit-gobject-1-0:amd64 (0.105-26ubuntu1.2) over (0.105-26ubuntu1.1) ...</text:p>
      <text:p text:style-name="Preformatted_20_Text">Preparing to unpack .../044-update-notifier_3.192.30.10_amd64.deb ...</text:p>
      <text:p text:style-name="Preformatted_20_Text">Unpacking update-notifier (3.192.30.10) over (3.192.30.9) ...</text:p>
      <text:p text:style-name="Preformatted_20_Text">Preparing to unpack .../045-update-notifier-common_3.192.30.10_all.deb ...</text:p>
      <text:p text:style-name="Preformatted_20_Text">Unpacking update-notifier-common (3.192.30.10) over (3.192.30.9) ...</text:p>
      <text:p text:style-name="Preformatted_20_Text">Preparing to unpack .../046-libprocps8_2%3a3.3.16-1ubuntu2.3_amd64.deb ...</text:p>
      <text:p text:style-name="Preformatted_20_Text"><text:soft-page-break/>Unpacking libprocps8:amd64 (2:3.3.16-1ubuntu2.3) over (2:3.3.16-1ubuntu2.2) ...</text:p>
      <text:p text:style-name="Preformatted_20_Text">Preparing to unpack .../047-procps_2%3a3.3.16-1ubuntu2.3_amd64.deb ...</text:p>
      <text:p text:style-name="Preformatted_20_Text">Unpacking procps (2:3.3.16-1ubuntu2.3) over (2:3.3.16-1ubuntu2.2) ...</text:p>
      <text:p text:style-name="Preformatted_20_Text">Preparing to unpack .../048-libnetplan0_0.103-0ubuntu5~20.04.5_amd64.deb ...</text:p>
      <text:p text:style-name="Preformatted_20_Text">Unpacking libnetplan0:amd64 (0.103-0ubuntu5~20.04.5) over (0.102-0ubuntu1~20.04.2) ...</text:p>
      <text:p text:style-name="Preformatted_20_Text">Preparing to unpack .../049-initramfs-tools_0.136ubuntu6.7_all.deb ...</text:p>
      <text:p text:style-name="Preformatted_20_Text">Unpacking initramfs-tools (0.136ubuntu6.7) over (0.136ubuntu6.6) ...</text:p>
      <text:p text:style-name="Preformatted_20_Text">Preparing to unpack .../050-initramfs-tools-core_0.136ubuntu6.7_all.deb ...</text:p>
      <text:p text:style-name="Preformatted_20_Text">Unpacking initramfs-tools-core (0.136ubuntu6.7) over (0.136ubuntu6.6) ...</text:p>
      <text:p text:style-name="Preformatted_20_Text">Preparing to unpack .../051-busybox-initramfs_1%3a1.30.1-4ubuntu6.4_amd64.deb ...</text:p>
      <text:p text:style-name="Preformatted_20_Text">Unpacking busybox-initramfs (1:1.30.1-4ubuntu6.4) over (1:1.30.1-4ubuntu6.3) ...</text:p>
      <text:p text:style-name="Preformatted_20_Text">Preparing to unpack .../052-initramfs-tools-bin_0.136ubuntu6.7_amd64.deb ...</text:p>
      <text:p text:style-name="Preformatted_20_Text">Unpacking initramfs-tools-bin (0.136ubuntu6.7) over (0.136ubuntu6.6) ...</text:p>
      <text:p text:style-name="Preformatted_20_Text">Preparing to unpack .../053-cpio_2.13+dfsg-2ubuntu0.3_amd64.deb ...</text:p>
      <text:p text:style-name="Preformatted_20_Text">Unpacking cpio (2.13+dfsg-2ubuntu0.3) over (2.13+dfsg-2) ...</text:p>
      <text:p text:style-name="Preformatted_20_Text">Preparing to unpack .../054-linux-base_4.5ubuntu3.7_all.deb ...</text:p>
      <text:p text:style-name="Preformatted_20_Text">Unpacking linux-base (4.5ubuntu3.7) over (4.5ubuntu3.6) ...</text:p>
      <text:p text:style-name="Preformatted_20_Text">Preparing to unpack .../055-netplan.io_0.103-0ubuntu5~20.04.5_amd64.deb ...</text:p>
      <text:p text:style-name="Preformatted_20_Text">Unpacking netplan.io (0.103-0ubuntu5~20.04.5) over (0.102-0ubuntu1~20.04.2) ...</text:p>
      <text:p text:style-name="Preformatted_20_Text">Preparing to unpack .../056-xxd_2%3a8.1.2269-1ubuntu5.7_amd64.deb ...</text:p>
      <text:p text:style-name="Preformatted_20_Text">Unpacking xxd (2:8.1.2269-1ubuntu5.7) over (2:8.1.2269-1ubuntu5) ...</text:p>
      <text:p text:style-name="Preformatted_20_Text">Preparing to unpack .../057-vim-tiny_2%3a8.1.2269-1ubuntu5.7_amd64.deb ...</text:p>
      <text:p text:style-name="Preformatted_20_Text">Unpacking vim-tiny (2:8.1.2269-1ubuntu5.7) over (2:8.1.2269-1ubuntu5) ...</text:p>
      <text:p text:style-name="Preformatted_20_Text">Preparing to unpack .../058-vim-common_2%3a8.1.2269-1ubuntu5.7_all.deb ...</text:p>
      <text:p text:style-name="Preformatted_20_Text">Unpacking vim-common (2:8.1.2269-1ubuntu5.7) over (2:8.1.2269-1ubuntu5) ...</text:p>
      <text:p text:style-name="Preformatted_20_Text">Preparing to unpack .../059-accountsservice_0.6.55-0ubuntu12~20.04.5_amd64.deb ...</text:p>
      <text:p text:style-name="Preformatted_20_Text">Unpacking accountsservice (0.6.55-0ubuntu12~20.04.5) over (0.6.55-0ubuntu12~20.04.4) ...</text:p>
      <text:p text:style-name="Preformatted_20_Text">Preparing to unpack .../060-libaccountsservice0_0.6.55-0ubuntu12~20.04.5_amd64.deb ...</text:p>
      <text:p text:style-name="Preformatted_20_Text">Unpacking libaccountsservice0:amd64 (0.6.55-0ubuntu12~20.04.5) over (0.6.55-0ubuntu12~20.04.4) ...</text:p>
      <text:p text:style-name="Preformatted_20_Text">Preparing to unpack .../061-bind9-dnsutils_1%3a9.16.1-0ubuntu2.9_amd64.deb ...</text:p>
      <text:p text:style-name="Preformatted_20_Text">Unpacking bind9-dnsutils (1:9.16.1-0ubuntu2.9) over (1:9.16.1-0ubuntu2.8) ...</text:p>
      <text:p text:style-name="Preformatted_20_Text">Preparing to unpack .../062-bind9-libs_1%3a9.16.1-0ubuntu2.9_amd64.deb ...</text:p>
      <text:p text:style-name="Preformatted_20_Text">Unpacking bind9-libs:amd64 (1:9.16.1-0ubuntu2.9) over (1:9.16.1-0ubuntu2.8) ...</text:p>
      <text:p text:style-name="Preformatted_20_Text">Preparing to unpack .../063-bind9-host_1%3a9.16.1-0ubuntu2.9_amd64.deb ...</text:p>
      <text:p text:style-name="Preformatted_20_Text">Unpacking bind9-host (1:9.16.1-0ubuntu2.9) over (1:9.16.1-0ubuntu2.8) ...</text:p>
      <text:p text:style-name="Preformatted_20_Text">Preparing to unpack .../064-busybox-static_1%3a1.30.1-4ubuntu6.4_amd64.deb ...</text:p>
      <text:p text:style-name="Preformatted_20_Text">Unpacking busybox-static (1:1.30.1-4ubuntu6.4) over (1:1.30.1-4ubuntu6.3) ...</text:p>
      <text:p text:style-name="Preformatted_20_Text">Preparing to unpack .../065-command-not-found_20.04.5_all.deb ...</text:p>
      <text:p text:style-name="Preformatted_20_Text">Unpacking command-not-found (20.04.5) over (20.04.4) ...</text:p>
      <text:p text:style-name="Preformatted_20_Text">Preparing to unpack .../066-python3-commandnotfound_20.04.5_all.deb ...</text:p>
      <text:p text:style-name="Preformatted_20_Text">Unpacking python3-commandnotfound (20.04.5) over (20.04.4) ...</text:p>
      <text:p text:style-name="Preformatted_20_Text">Preparing to unpack .../067-openssh-client_1%3a8.2p1-4ubuntu0.4_amd64.deb ...</text:p>
      <text:p text:style-name="Preformatted_20_Text">Unpacking openssh-client (1:8.2p1-4ubuntu0.4) over (1:8.2p1-4ubuntu0.3) ...</text:p>
      <text:p text:style-name="Preformatted_20_Text">Preparing to unpack .../068-ufw_0.36-6ubuntu1_all.deb ...</text:p>
      <text:p text:style-name="Preformatted_20_Text">Unpacking ufw (0.36-6ubuntu1) over (0.36-6) ...</text:p>
      <text:p text:style-name="Preformatted_20_Text">Preparing to unpack .../069-wget_1.20.3-1ubuntu2_amd64.deb ...</text:p>
      <text:p text:style-name="Preformatted_20_Text">Unpacking wget (1.20.3-1ubuntu2) over (1.20.3-1ubuntu1) ...</text:p>
      <text:p text:style-name="Preformatted_20_Text">Preparing to unpack .../070-alsa-ucm-conf_1.2.2-1ubuntu0.11_all.deb ...</text:p>
      <text:p text:style-name="Preformatted_20_Text">Unpacking alsa-ucm-conf (1.2.2-1ubuntu0.11) over (1.2.2-1ubuntu0.9) ...</text:p>
      <text:p text:style-name="Preformatted_20_Text">Preparing to unpack .../071-python3-problem-report_2.20.11-0ubuntu27.21_all.deb ...</text:p>
      <text:p text:style-name="Preformatted_20_Text">Unpacking python3-problem-report (2.20.11-0ubuntu27.21) over (2.20.11-0ubuntu27.18) ...</text:p>
      <text:p text:style-name="Preformatted_20_Text">Preparing to unpack .../072-python3-apport_2.20.11-0ubuntu27.21_all.deb ...</text:p>
      <text:p text:style-name="Preformatted_20_Text">Unpacking python3-apport (2.20.11-0ubuntu27.21) over (2.20.11-0ubuntu27.18) ...</text:p>
      <text:p text:style-name="Preformatted_20_Text">Preparing to unpack .../073-apport_2.20.11-0ubuntu27.21_all.deb ...</text:p>
      <text:p text:style-name="Preformatted_20_Text">Unpacking apport (2.20.11-0ubuntu27.21) over (2.20.11-0ubuntu27.18) ...</text:p>
      <text:p text:style-name="Preformatted_20_Text">Preparing to unpack .../074-apport-gtk_2.20.11-0ubuntu27.21_all.deb ...</text:p>
      <text:p text:style-name="Preformatted_20_Text"><text:soft-page-break/>Unpacking apport-gtk (2.20.11-0ubuntu27.21) over (2.20.11-0ubuntu27.18) ...</text:p>
      <text:p text:style-name="Preformatted_20_Text">Preparing to unpack .../075-bluez-cups_5.53-0ubuntu3.5_amd64.deb ...</text:p>
      <text:p text:style-name="Preformatted_20_Text">Unpacking bluez-cups (5.53-0ubuntu3.5) over (5.53-0ubuntu3.3) ...</text:p>
      <text:p text:style-name="Preformatted_20_Text">Preparing to unpack .../076-bluez-obexd_5.53-0ubuntu3.5_amd64.deb ...</text:p>
      <text:p text:style-name="Preformatted_20_Text">Unpacking bluez-obexd (5.53-0ubuntu3.5) over (5.53-0ubuntu3.3) ...</text:p>
      <text:p text:style-name="Preformatted_20_Text">Preparing to unpack .../077-firefox_97.0+build2-0ubuntu0.20.04.1_amd64.deb ...</text:p>
      <text:p text:style-name="Preformatted_20_Text">Unpacking firefox (97.0+build2-0ubuntu0.20.04.1) over (91.0+build2-0ubuntu0.20.04.1) ...</text:p>
      <text:p text:style-name="Preformatted_20_Text">Preparing to unpack .../078-fonts-opensymbol_2%3a102.11+LibO6.4.7-0ubuntu0.20.04.2_all.deb ...</text:p>
      <text:p text:style-name="Preformatted_20_Text">Unpacking fonts-opensymbol (2:102.11+LibO6.4.7-0ubuntu0.20.04.2) over (2:102.11+LibO6.4.7-0ubuntu0.20.04.1) ...</text:p>
      <text:p text:style-name="Preformatted_20_Text">Preparing to unpack .../079-gdb_9.2-0ubuntu1~20.04.1_amd64.deb ...</text:p>
      <text:p text:style-name="Preformatted_20_Text">Unpacking gdb (9.2-0ubuntu1~20.04.1) over (9.2-0ubuntu1~20.04) ...</text:p>
      <text:p text:style-name="Preformatted_20_Text">Preparing to unpack .../080-gdbserver_9.2-0ubuntu1~20.04.1_amd64.deb ...</text:p>
      <text:p text:style-name="Preformatted_20_Text">Unpacking gdbserver (9.2-0ubuntu1~20.04.1) over (9.2-0ubuntu1~20.04) ...</text:p>
      <text:p text:style-name="Preformatted_20_Text">Preparing to unpack .../081-ghostscript-x_9.50~dfsg-5ubuntu4.5_amd64.deb ...</text:p>
      <text:p text:style-name="Preformatted_20_Text">Unpacking ghostscript-x (9.50~dfsg-5ubuntu4.5) over (9.50~dfsg-5ubuntu4.2) ...</text:p>
      <text:p text:style-name="Preformatted_20_Text">Preparing to unpack .../082-ghostscript_9.50~dfsg-5ubuntu4.5_amd64.deb ...</text:p>
      <text:p text:style-name="Preformatted_20_Text">Unpacking ghostscript (9.50~dfsg-5ubuntu4.5) over (9.50~dfsg-5ubuntu4.2) ...</text:p>
      <text:p text:style-name="Preformatted_20_Text">Preparing to unpack .../083-libgs9_9.50~dfsg-5ubuntu4.5_amd64.deb ...</text:p>
      <text:p text:style-name="Preformatted_20_Text">Unpacking libgs9:amd64 (9.50~dfsg-5ubuntu4.5) over (9.50~dfsg-5ubuntu4.2) ...</text:p>
      <text:p text:style-name="Preformatted_20_Text">Preparing to unpack .../084-libgs9-common_9.50~dfsg-5ubuntu4.5_all.deb ...</text:p>
      <text:p text:style-name="Preformatted_20_Text">Unpacking libgs9-common (9.50~dfsg-5ubuntu4.5) over (9.50~dfsg-5ubuntu4.2) ...</text:p>
      <text:p text:style-name="Preformatted_20_Text">Preparing to unpack .../085-libtiff5_4.1.0+git191117-2ubuntu0.20.04.2_amd64.deb ...</text:p>
      <text:p text:style-name="Preformatted_20_Text">Unpacking libtiff5:amd64 (4.1.0+git191117-2ubuntu0.20.04.2) over (4.1.0+git191117-2ubuntu0.20.04.1) ...</text:p>
      <text:p text:style-name="Preformatted_20_Text">Preparing to unpack .../086-gir1.2-accountsservice-1.0_0.6.55-0ubuntu12~20.04.5_amd64.deb ...</text:p>
      <text:p text:style-name="Preformatted_20_Text">Unpacking gir1.2-accountsservice-1.0 (0.6.55-0ubuntu12~20.04.5) over (0.6.55-0ubuntu12~20.04.4) ...</text:p>
      <text:p text:style-name="Preformatted_20_Text">Preparing to unpack .../087-mutter-common_3.36.9-0ubuntu0.20.04.2_all.deb ...</text:p>
      <text:p text:style-name="Preformatted_20_Text">Unpacking mutter-common (3.36.9-0ubuntu0.20.04.2) over (3.36.9-0ubuntu0.20.04.1) ...</text:p>
      <text:p text:style-name="Preformatted_20_Text">Preparing to unpack .../088-gir1.2-mutter-6_3.36.9-0ubuntu0.20.04.2_amd64.deb ...</text:p>
      <text:p text:style-name="Preformatted_20_Text">Unpacking gir1.2-mutter-6:amd64 (3.36.9-0ubuntu0.20.04.2) over (3.36.9-0ubuntu0.20.04.1) ...</text:p>
      <text:p text:style-name="Preformatted_20_Text">Preparing to unpack .../089-libmutter-6-0_3.36.9-0ubuntu0.20.04.2_amd64.deb ...</text:p>
      <text:p text:style-name="Preformatted_20_Text">Unpacking libmutter-6-0:amd64 (3.36.9-0ubuntu0.20.04.2) over (3.36.9-0ubuntu0.20.04.1) ...</text:p>
      <text:p text:style-name="Preformatted_20_Text">Preparing to unpack .../090-libbluetooth3_5.53-0ubuntu3.5_amd64.deb ...</text:p>
      <text:p text:style-name="Preformatted_20_Text">Unpacking libbluetooth3:amd64 (5.53-0ubuntu3.5) over (5.53-0ubuntu3.3) ...</text:p>
      <text:p text:style-name="Preformatted_20_Text">Preparing to unpack .../091-libssh-4_0.9.3-2ubuntu2.2_amd64.deb ...</text:p>
      <text:p text:style-name="Preformatted_20_Text">Unpacking libssh-4:amd64 (0.9.3-2ubuntu2.2) over (0.9.3-2ubuntu2.1) ...</text:p>
      <text:p text:style-name="Preformatted_20_Text">Preparing to unpack .../092-libcurl3-gnutls_7.68.0-1ubuntu2.7_amd64.deb ...</text:p>
      <text:p text:style-name="Preformatted_20_Text">Unpacking libcurl3-gnutls:amd64 (7.68.0-1ubuntu2.7) over (7.68.0-1ubuntu2.6) ...</text:p>
      <text:p text:style-name="Preformatted_20_Text">Preparing to unpack .../093-libmm-glib0_1.16.6-2~20.04.1_amd64.deb ...</text:p>
      <text:p text:style-name="Preformatted_20_Text">Unpacking libmm-glib0:amd64 (1.16.6-2~20.04.1) over (1.12.8-1) ...</text:p>
      <text:p text:style-name="Preformatted_20_Text">Preparing to unpack .../094-network-manager_1.22.10-1ubuntu2.3_amd64.deb ...</text:p>
      <text:p text:style-name="Preformatted_20_Text">Unpacking network-manager (1.22.10-1ubuntu2.3) over (1.22.10-1ubuntu2.2) ...</text:p>
      <text:p text:style-name="Preformatted_20_Text">Preparing to unpack .../095-libnm0_1.22.10-1ubuntu2.3_amd64.deb ...</text:p>
      <text:p text:style-name="Preformatted_20_Text">Unpacking libnm0:amd64 (1.22.10-1ubuntu2.3) over (1.22.10-1ubuntu2.2) ...</text:p>
      <text:p text:style-name="Preformatted_20_Text">Preparing to unpack .../096-gir1.2-nm-1.0_1.22.10-1ubuntu2.3_amd64.deb ...</text:p>
      <text:p text:style-name="Preformatted_20_Text">Unpacking gir1.2-nm-1.0:amd64 (1.22.10-1ubuntu2.3) over (1.22.10-1ubuntu2.2) ...</text:p>
      <text:p text:style-name="Preformatted_20_Text">Preparing to unpack .../097-libudisks2-0_2.8.4-1ubuntu2_amd64.deb ...</text:p>
      <text:p text:style-name="Preformatted_20_Text">Unpacking libudisks2-0:amd64 (2.8.4-1ubuntu2) over (2.8.4-1ubuntu1) ...</text:p>
      <text:p text:style-name="Preformatted_20_Text">Preparing to unpack .../098-gir1.2-udisks-2.0_2.8.4-1ubuntu2_amd64.deb ...</text:p>
      <text:p text:style-name="Preformatted_20_Text">Unpacking gir1.2-udisks-2.0:amd64 (2.8.4-1ubuntu2) over (2.8.4-1ubuntu1) ...</text:p>
      <text:p text:style-name="Preformatted_20_Text">Preparing to unpack .../099-gnome-control-center-data_1%3a3.36.5-0ubuntu3_all.deb ...</text:p>
      <text:p text:style-name="Preformatted_20_Text">Unpacking gnome-control-center-data (1:3.36.5-0ubuntu3) over (1:3.36.5-0ubuntu2) ...</text:p>
      <text:p text:style-name="Preformatted_20_Text"><text:soft-page-break/>Preparing to unpack .../100-gnome-control-center_1%3a3.36.5-0ubuntu3_amd64.deb ...</text:p>
      <text:p text:style-name="Preformatted_20_Text">Unpacking gnome-control-center (1:3.36.5-0ubuntu3) over (1:3.36.5-0ubuntu2) ...</text:p>
      <text:p text:style-name="Preformatted_20_Text">Preparing to unpack .../101-gnome-control-center-faces_1%3a3.36.5-0ubuntu3_all.deb ...</text:p>
      <text:p text:style-name="Preformatted_20_Text">Unpacking gnome-control-center-faces (1:3.36.5-0ubuntu3) over (1:3.36.5-0ubuntu2) ...</text:p>
      <text:p text:style-name="Preformatted_20_Text">Preparing to unpack .../102-nautilus_1%3a3.36.3-0ubuntu1.20.04.1_amd64.deb ...</text:p>
      <text:p text:style-name="Preformatted_20_Text">Unpacking nautilus (1:3.36.3-0ubuntu1.20.04.1) over (1:3.36.3-0ubuntu1) ...</text:p>
      <text:p text:style-name="Preformatted_20_Text">Preparing to unpack .../103-libnautilus-extension1a_1%3a3.36.3-0ubuntu1.20.04.1_amd64.deb ...</text:p>
      <text:p text:style-name="Preformatted_20_Text">Unpacking libnautilus-extension1a:amd64 (1:3.36.3-0ubuntu1.20.04.1) over (1:3.36.3-0ubuntu1) ...</text:p>
      <text:p text:style-name="Preformatted_20_Text">Preparing to unpack .../104-nautilus-data_1%3a3.36.3-0ubuntu1.20.04.1_all.deb ...</text:p>
      <text:p text:style-name="Preformatted_20_Text">Unpacking nautilus-data (1:3.36.3-0ubuntu1.20.04.1) over (1:3.36.3-0ubuntu1) ...</text:p>
      <text:p text:style-name="Preformatted_20_Text">Preparing to unpack .../105-gnome-shell-extension-desktop-icons_20.04.0-3~ubuntu20.04.6_all.deb ...</text:p>
      <text:p text:style-name="Preformatted_20_Text">Unpacking gnome-shell-extension-desktop-icons (20.04.0-3~ubuntu20.04.6) over (20.04.0-3~ubuntu20.04.3) ...</text:p>
      <text:p text:style-name="Preformatted_20_Text">Preparing to unpack .../106-libarchive13_3.4.0-2ubuntu1.1_amd64.deb ...</text:p>
      <text:p text:style-name="Preformatted_20_Text">Unpacking libarchive13:amd64 (3.4.0-2ubuntu1.1) over (3.4.0-2ubuntu1) ...</text:p>
      <text:p text:style-name="Preformatted_20_Text">Preparing to unpack .../107-libcaca0_0.99.beta19-2.1ubuntu1.20.04.2_amd64.deb ...</text:p>
      <text:p text:style-name="Preformatted_20_Text">Unpacking libcaca0:amd64 (0.99.beta19-2.1ubuntu1.20.04.2) over (0.99.beta19-2.1ubuntu1.20.04.1) ...</text:p>
      <text:p text:style-name="Preformatted_20_Text">Preparing to unpack .../108-libcurl4_7.68.0-1ubuntu2.7_amd64.deb ...</text:p>
      <text:p text:style-name="Preformatted_20_Text">Unpacking libcurl4:amd64 (7.68.0-1ubuntu2.7) over (7.68.0-1ubuntu2.6) ...</text:p>
      <text:p text:style-name="Preformatted_20_Text">Preparing to unpack .../109-libexiv2-27_0.27.2-8ubuntu2.7_amd64.deb ...</text:p>
      <text:p text:style-name="Preformatted_20_Text">Unpacking libexiv2-27:amd64 (0.27.2-8ubuntu2.7) over (0.27.2-8ubuntu2.6) ...</text:p>
      <text:p text:style-name="Preformatted_20_Text">Preparing to unpack .../110-libnss3_2%3a3.49.1-1ubuntu1.6_amd64.deb ...</text:p>
      <text:p text:style-name="Preformatted_20_Text">Unpacking libnss3:amd64 (2:3.49.1-1ubuntu1.6) over (2:3.49.1-1ubuntu1.5) ...</text:p>
      <text:p text:style-name="Preformatted_20_Text">Preparing to unpack .../111-libfprint-2-2_1%3a1.90.2+tod1-0ubuntu1~20.04.6_amd64.deb ...</text:p>
      <text:p text:style-name="Preformatted_20_Text">Unpacking libfprint-2-2:amd64 (1:1.90.2+tod1-0ubuntu1~20.04.6) over (1:1.90.2+tod1-0ubuntu1~20.04.4) ...</text:p>
      <text:p text:style-name="Preformatted_20_Text">Preparing to unpack .../112-libfprint-2-tod1_1%3a1.90.2+tod1-0ubuntu1~20.04.6_amd64.deb ...</text:p>
      <text:p text:style-name="Preformatted_20_Text">Unpacking libfprint-2-tod1:amd64 (1:1.90.2+tod1-0ubuntu1~20.04.6) over (1:1.90.2+tod1-0ubuntu1~20.04.4) ...</text:p>
      <text:p text:style-name="Preformatted_20_Text">Preparing to unpack .../113-libwinpr2-2_2.2.0+dfsg1-0ubuntu0.20.04.2_amd64.deb ...</text:p>
      <text:p text:style-name="Preformatted_20_Text">Unpacking libwinpr2-2:amd64 (2.2.0+dfsg1-0ubuntu0.20.04.2) over (2.2.0+dfsg1-0ubuntu0.20.04.1) ...</text:p>
      <text:p text:style-name="Preformatted_20_Text">Preparing to unpack .../114-libfreerdp2-2_2.2.0+dfsg1-0ubuntu0.20.04.2_amd64.deb ...</text:p>
      <text:p text:style-name="Preformatted_20_Text">Unpacking libfreerdp2-2:amd64 (2.2.0+dfsg1-0ubuntu0.20.04.2) over (2.2.0+dfsg1-0ubuntu0.20.04.1) ...</text:p>
      <text:p text:style-name="Preformatted_20_Text">Preparing to unpack .../115-libfreerdp-client2-2_2.2.0+dfsg1-0ubuntu0.20.04.2_amd64.deb ...</text:p>
      <text:p text:style-name="Preformatted_20_Text">Unpacking libfreerdp-client2-2:amd64 (2.2.0+dfsg1-0ubuntu0.20.04.2) over (2.2.0+dfsg1-0ubuntu0.20.04.1) ...</text:p>
      <text:p text:style-name="Preformatted_20_Text">Preparing to unpack .../116-libgd3_2.2.5-5.2ubuntu2.1_amd64.deb ...</text:p>
      <text:p text:style-name="Preformatted_20_Text">Unpacking libgd3:amd64 (2.2.5-5.2ubuntu2.1) over (2.2.5-5.2ubuntu2) ...</text:p>
      <text:p text:style-name="Preformatted_20_Text">Preparing to unpack .../117-libgrilo-0.3-0_0.3.12-1ubuntu0.1_amd64.deb ...</text:p>
      <text:p text:style-name="Preformatted_20_Text">Unpacking libgrilo-0.3-0:amd64 (0.3.12-1ubuntu0.1) over (0.3.12-1) ...</text:p>
      <text:p text:style-name="Preformatted_20_Text">Preparing to unpack .../118-libridl-java_1%3a6.4.7-0ubuntu0.20.04.2_all.deb ...</text:p>
      <text:p text:style-name="Preformatted_20_Text">Unpacking libridl-java (1:6.4.7-0ubuntu0.20.04.2) over (1:6.4.7-0ubuntu0.20.04.1) ...</text:p>
      <text:p text:style-name="Preformatted_20_Text">Preparing to unpack .../119-libjurt-java_1%3a6.4.7-0ubuntu0.20.04.2_all.deb ...</text:p>
      <text:p text:style-name="Preformatted_20_Text">Unpacking libjurt-java (1:6.4.7-0ubuntu0.20.04.2) over (1:6.4.7-0ubuntu0.20.04.1) ...</text:p>
      <text:p text:style-name="Preformatted_20_Text">Preparing to unpack .../120-libjuh-java_1%3a6.4.7-0ubuntu0.20.04.2_all.deb ...</text:p>
      <text:p text:style-name="Preformatted_20_Text"><text:soft-page-break/>Unpacking libjuh-java (1:6.4.7-0ubuntu0.20.04.2) over (1:6.4.7-0ubuntu0.20.04.1) ...</text:p>
      <text:p text:style-name="Preformatted_20_Text">Preparing to unpack .../121-ure_1%3a6.4.7-0ubuntu0.20.04.2_amd64.deb ...</text:p>
      <text:p text:style-name="Preformatted_20_Text">Unpacking ure (1:6.4.7-0ubuntu0.20.04.2) over (1:6.4.7-0ubuntu0.20.04.1) ...</text:p>
      <text:p text:style-name="Preformatted_20_Text">Preparing to unpack .../122-libunoloader-java_1%3a6.4.7-0ubuntu0.20.04.2_all.deb ...</text:p>
      <text:p text:style-name="Preformatted_20_Text">Unpacking libunoloader-java (1:6.4.7-0ubuntu0.20.04.2) over (1:6.4.7-0ubuntu0.20.04.1) ...</text:p>
      <text:p text:style-name="Preformatted_20_Text">Preparing to unpack .../123-libuno-sal3_1%3a6.4.7-0ubuntu0.20.04.2_amd64.deb ...</text:p>
      <text:p text:style-name="Preformatted_20_Text">Unpacking libuno-sal3 (1:6.4.7-0ubuntu0.20.04.2) over (1:6.4.7-0ubuntu0.20.04.1) ...</text:p>
      <text:p text:style-name="Preformatted_20_Text">Preparing to unpack .../124-libuno-salhelpergcc3-3_1%3a6.4.7-0ubuntu0.20.04.2_amd64.deb ...</text:p>
      <text:p text:style-name="Preformatted_20_Text">Unpacking libuno-salhelpergcc3-3 (1:6.4.7-0ubuntu0.20.04.2) over (1:6.4.7-0ubuntu0.20.04.1) ...</text:p>
      <text:p text:style-name="Preformatted_20_Text">Preparing to unpack .../125-libuno-cppu3_1%3a6.4.7-0ubuntu0.20.04.2_amd64.deb ...</text:p>
      <text:p text:style-name="Preformatted_20_Text">Unpacking libuno-cppu3 (1:6.4.7-0ubuntu0.20.04.2) over (1:6.4.7-0ubuntu0.20.04.1) ...</text:p>
      <text:p text:style-name="Preformatted_20_Text">Preparing to unpack .../126-libuno-cppuhelpergcc3-3_1%3a6.4.7-0ubuntu0.20.04.2_amd64.deb ...</text:p>
      <text:p text:style-name="Preformatted_20_Text">Unpacking libuno-cppuhelpergcc3-3 (1:6.4.7-0ubuntu0.20.04.2) over (1:6.4.7-0ubuntu0.20.04.1) ...</text:p>
      <text:p text:style-name="Preformatted_20_Text">Preparing to unpack .../127-uno-libs-private_1%3a6.4.7-0ubuntu0.20.04.2_amd64.deb ...</text:p>
      <text:p text:style-name="Preformatted_20_Text">Unpacking uno-libs-private (1:6.4.7-0ubuntu0.20.04.2) over (1:6.4.7-0ubuntu0.20.04.1) ...</text:p>
      <text:p text:style-name="Preformatted_20_Text">Preparing to unpack .../128-libuno-purpenvhelpergcc3-3_1%3a6.4.7-0ubuntu0.20.04.2_amd64.deb ...</text:p>
      <text:p text:style-name="Preformatted_20_Text">Unpacking libuno-purpenvhelpergcc3-3 (1:6.4.7-0ubuntu0.20.04.2) over (1:6.4.7-0ubuntu0.20.04.1) ...</text:p>
      <text:p text:style-name="Preformatted_20_Text">Preparing to unpack .../129-libtalloc2_2.3.1-0ubuntu0.20.04.1_amd64.deb ...</text:p>
      <text:p text:style-name="Preformatted_20_Text">Unpacking libtalloc2:amd64 (2.3.1-0ubuntu0.20.04.1) over (2.3.0-3ubuntu1) ...</text:p>
      <text:p text:style-name="Preformatted_20_Text">Preparing to unpack .../130-python3-talloc_2.3.1-0ubuntu0.20.04.1_amd64.deb ...</text:p>
      <text:p text:style-name="Preformatted_20_Text">Unpacking python3-talloc:amd64 (2.3.1-0ubuntu0.20.04.1) over (2.3.0-3ubuntu1) ...</text:p>
      <text:p text:style-name="Preformatted_20_Text">Preparing to unpack .../131-libtevent0_0.10.2-0ubuntu0.20.04.1_amd64.deb ...</text:p>
      <text:p text:style-name="Preformatted_20_Text">Unpacking libtevent0:amd64 (0.10.2-0ubuntu0.20.04.1) over (0.10.1-4) ...</text:p>
      <text:p text:style-name="Preformatted_20_Text">Preparing to unpack .../132-libldb2_2%3a2.2.3-0ubuntu0.20.04.2_amd64.deb ...</text:p>
      <text:p text:style-name="Preformatted_20_Text">Unpacking libldb2:amd64 (2:2.2.3-0ubuntu0.20.04.2) over (2:2.0.10-0ubuntu0.20.04.3) ...</text:p>
      <text:p text:style-name="Preformatted_20_Text">Preparing to unpack .../133-libmbim-proxy_1.24.8-1~20.04_amd64.deb ...</text:p>
      <text:p text:style-name="Preformatted_20_Text">Unpacking libmbim-proxy (1.24.8-1~20.04) over (1.22.0-2) ...</text:p>
      <text:p text:style-name="Preformatted_20_Text">Preparing to unpack .../134-libmbim-glib4_1.24.8-1~20.04_amd64.deb ...</text:p>
      <text:p text:style-name="Preformatted_20_Text">Unpacking libmbim-glib4:amd64 (1.24.8-1~20.04) over (1.22.0-2) ...</text:p>
      <text:p text:style-name="Preformatted_20_Text">Preparing to unpack .../135-libmysqlclient21_8.0.28-0ubuntu0.20.04.3_amd64.deb ...</text:p>
      <text:p text:style-name="Preformatted_20_Text">Unpacking libmysqlclient21:amd64 (8.0.28-0ubuntu0.20.04.3) over (8.0.26-0ubuntu0.20.04.2) ...</text:p>
      <text:p text:style-name="Preformatted_20_Text">Preparing to unpack .../136-libqmi-proxy_1.28.6-1~20.04.1_amd64.deb ...</text:p>
      <text:p text:style-name="Preformatted_20_Text">Unpacking libqmi-proxy (1.28.6-1~20.04.1) over (1.24.8-1) ...</text:p>
      <text:p text:style-name="Preformatted_20_Text">Preparing to unpack .../137-libqmi-glib5_1.28.6-1~20.04.1_amd64.deb ...</text:p>
      <text:p text:style-name="Preformatted_20_Text">Unpacking libqmi-glib5:amd64 (1.28.6-1~20.04.1) over (1.24.8-1) ...</text:p>
      <text:p text:style-name="Preformatted_20_Text">Preparing to unpack .../138-libreoffice-calc_1%3a6.4.7-0ubuntu0.20.04.2_amd64.deb ...</text:p>
      <text:p text:style-name="Preformatted_20_Text">Unpacking libreoffice-calc (1:6.4.7-0ubuntu0.20.04.2) over (1:6.4.7-0ubuntu0.20.04.1) ...</text:p>
      <text:p text:style-name="Preformatted_20_Text">Preparing to unpack .../139-libreoffice-draw_1%3a6.4.7-0ubuntu0.20.04.2_amd64.deb ...</text:p>
      <text:p text:style-name="Preformatted_20_Text">Unpacking libreoffice-draw (1:6.4.7-0ubuntu0.20.04.2) over (1:6.4.7-0ubuntu0.20.04.1) ...</text:p>
      <text:p text:style-name="Preformatted_20_Text">Preparing to unpack .../140-libreoffice-gnome_1%3a6.4.7-0ubuntu0.20.04.2_amd64.deb ...</text:p>
      <text:p text:style-name="Preformatted_20_Text"><text:soft-page-break/>Unpacking libreoffice-gnome (1:6.4.7-0ubuntu0.20.04.2) over (1:6.4.7-0ubuntu0.20.04.1) ...</text:p>
      <text:p text:style-name="Preformatted_20_Text">Preparing to unpack .../141-libreoffice-gtk3_1%3a6.4.7-0ubuntu0.20.04.2_amd64.deb ...</text:p>
      <text:p text:style-name="Preformatted_20_Text">Unpacking libreoffice-gtk3 (1:6.4.7-0ubuntu0.20.04.2) over (1:6.4.7-0ubuntu0.20.04.1) ...</text:p>
      <text:p text:style-name="Preformatted_20_Text">Preparing to unpack .../142-libreoffice-writer_1%3a6.4.7-0ubuntu0.20.04.2_amd64.deb ...</text:p>
      <text:p text:style-name="Preformatted_20_Text">Unpacking libreoffice-writer (1:6.4.7-0ubuntu0.20.04.2) over (1:6.4.7-0ubuntu0.20.04.1) ...</text:p>
      <text:p text:style-name="Preformatted_20_Text">Preparing to unpack .../143-libreoffice-base-core_1%3a6.4.7-0ubuntu0.20.04.2_amd64.deb ...</text:p>
      <text:p text:style-name="Preformatted_20_Text">Unpacking libreoffice-base-core (1:6.4.7-0ubuntu0.20.04.2) over (1:6.4.7-0ubuntu0.20.04.1) ...</text:p>
      <text:p text:style-name="Preformatted_20_Text">Preparing to unpack .../144-python3-uno_1%3a6.4.7-0ubuntu0.20.04.2_amd64.deb ...</text:p>
      <text:p text:style-name="Preformatted_20_Text">Unpacking python3-uno (1:6.4.7-0ubuntu0.20.04.2) over (1:6.4.7-0ubuntu0.20.04.1) ...</text:p>
      <text:p text:style-name="Preformatted_20_Text">Preparing to unpack .../145-libreoffice-math_1%3a6.4.7-0ubuntu0.20.04.2_amd64.deb ...</text:p>
      <text:p text:style-name="Preformatted_20_Text">Unpacking libreoffice-math (1:6.4.7-0ubuntu0.20.04.2) over (1:6.4.7-0ubuntu0.20.04.1) ...</text:p>
      <text:p text:style-name="Preformatted_20_Text">Preparing to unpack .../146-libreoffice-common_1%3a6.4.7-0ubuntu0.20.04.2_all.deb ...</text:p>
      <text:p text:style-name="Preformatted_20_Text">Unpacking libreoffice-common (1:6.4.7-0ubuntu0.20.04.2) over (1:6.4.7-0ubuntu0.20.04.1) ...</text:p>
      <text:p text:style-name="Preformatted_20_Text">Preparing to unpack .../147-libreoffice-impress_1%3a6.4.7-0ubuntu0.20.04.2_amd64.deb ...</text:p>
      <text:p text:style-name="Preformatted_20_Text">Unpacking libreoffice-impress (1:6.4.7-0ubuntu0.20.04.2) over (1:6.4.7-0ubuntu0.20.04.1) ...</text:p>
      <text:p text:style-name="Preformatted_20_Text">Preparing to unpack .../148-libreoffice-core_1%3a6.4.7-0ubuntu0.20.04.2_amd64.deb ...</text:p>
      <text:p text:style-name="Preformatted_20_Text">Unpacking libreoffice-core (1:6.4.7-0ubuntu0.20.04.2) over (1:6.4.7-0ubuntu0.20.04.1) ...</text:p>
      <text:p text:style-name="Preformatted_20_Text">Preparing to unpack .../149-libreoffice-style-colibre_1%3a6.4.7-0ubuntu0.20.04.2_all.deb ...</text:p>
      <text:p text:style-name="Preformatted_20_Text">Unpacking libreoffice-style-colibre (1:6.4.7-0ubuntu0.20.04.2) over (1:6.4.7-0ubuntu0.20.04.1) ...</text:p>
      <text:p text:style-name="Preformatted_20_Text">Preparing to unpack .../150-libreoffice-style-tango_1%3a6.4.7-0ubuntu0.20.04.2_all.deb ...</text:p>
      <text:p text:style-name="Preformatted_20_Text">Unpacking libreoffice-style-tango (1:6.4.7-0ubuntu0.20.04.2) over (1:6.4.7-0ubuntu0.20.04.1) ...</text:p>
      <text:p text:style-name="Preformatted_20_Text">Preparing to unpack .../151-libreoffice-style-breeze_1%3a6.4.7-0ubuntu0.20.04.2_all.deb ...</text:p>
      <text:p text:style-name="Preformatted_20_Text">Unpacking libreoffice-style-breeze (1:6.4.7-0ubuntu0.20.04.2) over (1:6.4.7-0ubuntu0.20.04.1) ...</text:p>
      <text:p text:style-name="Preformatted_20_Text">Preparing to unpack .../152-libreoffice-style-elementary_1%3a6.4.7-0ubuntu0.20.04.2_all.deb ...</text:p>
      <text:p text:style-name="Preformatted_20_Text">Unpacking libreoffice-style-elementary (1:6.4.7-0ubuntu0.20.04.2) over (1:6.4.7-0ubuntu0.20.04.1) ...</text:p>
      <text:p text:style-name="Preformatted_20_Text">Preparing to unpack .../153-libsasl2-modules-db_2.1.27+dfsg-2ubuntu0.1_amd64.deb ...</text:p>
      <text:p text:style-name="Preformatted_20_Text">Unpacking libsasl2-modules-db:amd64 (2.1.27+dfsg-2ubuntu0.1) over (2.1.27+dfsg-2) ...</text:p>
      <text:p text:style-name="Preformatted_20_Text">Preparing to unpack .../154-libsasl2-2_2.1.27+dfsg-2ubuntu0.1_amd64.deb ...</text:p>
      <text:p text:style-name="Preformatted_20_Text">Unpacking libsasl2-2:amd64 (2.1.27+dfsg-2ubuntu0.1) over (2.1.27+dfsg-2) ...</text:p>
      <text:p text:style-name="Preformatted_20_Text">Preparing to unpack .../155-libsasl2-modules_2.1.27+dfsg-2ubuntu0.1_amd64.deb ...</text:p>
      <text:p text:style-name="Preformatted_20_Text">Unpacking libsasl2-modules:amd64 (2.1.27+dfsg-2ubuntu0.1) over (2.1.27+dfsg-2) ...</text:p>
      <text:p text:style-name="Preformatted_20_Text">Preparing to unpack .../156-libspeex1_1.2~rc1.2-1.1ubuntu1.20.04.1_amd64.deb ...</text:p>
      <text:p text:style-name="Preformatted_20_Text">Unpacking libspeex1:amd64 (1.2~rc1.2-1.1ubuntu1.20.04.1) over (1.2~rc1.2-1.1ubuntu1) ...</text:p>
      <text:p text:style-name="Preformatted_20_Text">Preparing to unpack .../157-libxatracker2_21.2.6-0ubuntu0.1~20.04.1_amd64.deb ...</text:p>
      <text:p text:style-name="Preformatted_20_Text"><text:soft-page-break/>Unpacking libxatracker2:amd64 (21.2.6-0ubuntu0.1~20.04.1) over (21.0.3-0ubuntu0.3~20.04.1) ...</text:p>
      <text:p text:style-name="Preformatted_20_Text">Preparing to unpack .../158-linux-firmware_1.187.26_all.deb ...</text:p>
      <text:p text:style-name="Preformatted_20_Text">Unpacking linux-firmware (1.187.26) over (1.187.16) ...</text:p>
      <text:p text:style-name="Preformatted_20_Text">Preparing to unpack .../159-mesa-vulkan-drivers_21.2.6-0ubuntu0.1~20.04.1_amd64.deb ...</text:p>
      <text:p text:style-name="Preformatted_20_Text">Unpacking mesa-vulkan-drivers:amd64 (21.2.6-0ubuntu0.1~20.04.1) over (21.0.3-0ubuntu0.3~20.04.1) ...</text:p>
      <text:p text:style-name="Preformatted_20_Text">Preparing to unpack .../160-modemmanager_1.16.6-2~20.04.1_amd64.deb ...</text:p>
      <text:p text:style-name="Preformatted_20_Text">Unpacking modemmanager (1.16.6-2~20.04.1) over (1.12.8-1) ...</text:p>
      <text:p text:style-name="Preformatted_20_Text">Preparing to unpack .../161-network-manager-config-connectivity-ubuntu_1.22.10-1ubuntu2.3_all.deb ...</text:p>
      <text:p text:style-name="Preformatted_20_Text">Unpacking network-manager-config-connectivity-ubuntu (1.22.10-1ubuntu2.3) over (1.22.10-1ubuntu2.2) ...</text:p>
      <text:p text:style-name="Preformatted_20_Text">Preparing to unpack .../162-python3-pil_7.0.0-4ubuntu0.5_amd64.deb ...</text:p>
      <text:p text:style-name="Preformatted_20_Text">Unpacking python3-pil:amd64 (7.0.0-4ubuntu0.5) over (7.0.0-4ubuntu0.4) ...</text:p>
      <text:p text:style-name="Preformatted_20_Text">Preparing to unpack .../163-software-properties-common_0.99.9.8_all.deb ...</text:p>
      <text:p text:style-name="Preformatted_20_Text">Unpacking software-properties-common (0.99.9.8) over (0.98.9.5) ...</text:p>
      <text:p text:style-name="Preformatted_20_Text">Preparing to unpack .../164-software-properties-gtk_0.99.9.8_all.deb ...</text:p>
      <text:p text:style-name="Preformatted_20_Text">Unpacking software-properties-gtk (0.99.9.8) over (0.98.9.5) ...</text:p>
      <text:p text:style-name="Preformatted_20_Text">Preparing to unpack .../165-python3-software-properties_0.99.9.8_all.deb ...</text:p>
      <text:p text:style-name="Preformatted_20_Text">Unpacking python3-software-properties (0.99.9.8) over (0.98.9.5) ...</text:p>
      <text:p text:style-name="Preformatted_20_Text">Preparing to unpack .../166-rfkill_2.34-0.1ubuntu9.3_amd64.deb ...</text:p>
      <text:p text:style-name="Preformatted_20_Text">Unpacking rfkill (2.34-0.1ubuntu9.3) over (2.34-0.1ubuntu9.1) ...</text:p>
      <text:p text:style-name="Preformatted_20_Text">Preparing to unpack .../167-squashfs-tools_1%3a4.4-1ubuntu0.3_amd64.deb ...</text:p>
      <text:p text:style-name="Preformatted_20_Text">Unpacking squashfs-tools (1:4.4-1ubuntu0.3) over (1:4.4-1) ...</text:p>
      <text:p text:style-name="Preformatted_20_Text">Preparing to unpack .../168-snapd_2.54.3+20.04.1ubuntu0.2_amd64.deb ...</text:p>
      <text:p text:style-name="Preformatted_20_Text">Unpacking snapd (2.54.3+20.04.1ubuntu0.2) over (2.49.2+20.04) ...</text:p>
      <text:p text:style-name="Preformatted_20_Text">Preparing to unpack .../169-thermald_1.9.1-1ubuntu0.6_amd64.deb ...</text:p>
      <text:p text:style-name="Preformatted_20_Text">Unpacking thermald (1.9.1-1ubuntu0.6) over (1.9.1-1ubuntu0.4) ...</text:p>
      <text:p text:style-name="Preformatted_20_Text">Preparing to unpack .../170-thunderbird-locale-en_1%3a91.5.0+build1-0ubuntu0.20.04.1_amd64.deb ...</text:p>
      <text:p text:style-name="Preformatted_20_Text">Unpacking thunderbird-locale-en (1:91.5.0+build1-0ubuntu0.20.04.1) over (1:78.11.0+build1-0ubuntu0.20.04.2) ...</text:p>
      <text:p text:style-name="Preformatted_20_Text">Preparing to unpack .../171-thunderbird_1%3a91.5.0+build1-0ubuntu0.20.04.1_amd64.deb ...</text:p>
      <text:p text:style-name="Preformatted_20_Text">Unpacking thunderbird (1:91.5.0+build1-0ubuntu0.20.04.1) over (1:78.11.0+build1-0ubuntu0.20.04.2) ...</text:p>
      <text:p text:style-name="Preformatted_20_Text">Preparing to unpack .../172-thunderbird-gnome-support_1%3a91.5.0+build1-0ubuntu0.20.04.1_amd64.deb ...</text:p>
      <text:p text:style-name="Preformatted_20_Text">Unpacking thunderbird-gnome-support (1:91.5.0+build1-0ubuntu0.20.04.1) over (1:78.11.0+build1-0ubuntu0.20.04.2) ...</text:p>
      <text:p text:style-name="Preformatted_20_Text">Preparing to unpack .../173-udisks2_2.8.4-1ubuntu2_amd64.deb ...</text:p>
      <text:p text:style-name="Preformatted_20_Text">Unpacking udisks2 (2.8.4-1ubuntu2) over (2.8.4-1ubuntu1) ...</text:p>
      <text:p text:style-name="Preformatted_20_Text">Preparing to unpack .../174-wireless-regdb_2021.08.28-0ubuntu1~20.04.1_all.deb ...</text:p>
      <text:p text:style-name="Preformatted_20_Text">Unpacking wireless-regdb (2021.08.28-0ubuntu1~20.04.1) over (2021.07.14-0ubuntu1~20.04.1) ...</text:p>
      <text:p text:style-name="Preformatted_20_Text">Preparing to unpack .../175-xserver-xephyr_2%3a1.20.13-1ubuntu1~20.04.2_amd64.deb ...</text:p>
      <text:p text:style-name="Preformatted_20_Text">Unpacking xserver-xephyr (2:1.20.13-1ubuntu1~20.04.2) over (2:1.20.11-1ubuntu1~20.04.2) ...</text:p>
      <text:p text:style-name="Preformatted_20_Text">Preparing to unpack .../176-xwayland_2%3a1.20.13-1ubuntu1~20.04.2_amd64.deb ...</text:p>
      <text:p text:style-name="Preformatted_20_Text">Unpacking xwayland (2:1.20.13-1ubuntu1~20.04.2) over (2:1.20.11-1ubuntu1~20.04.2) ...</text:p>
      <text:p text:style-name="Preformatted_20_Text">Preparing to unpack .../177-libreoffice-ogltrans_1%3a6.4.7-0ubuntu0.20.04.2_all.deb ...</text:p>
      <text:p text:style-name="Preformatted_20_Text">Unpacking libreoffice-ogltrans (1:6.4.7-0ubuntu0.20.04.2) over (1:6.4.7-0ubuntu0.20.04.1) ...</text:p>
      <text:p text:style-name="Preformatted_20_Text">Preparing to unpack .../178-libreoffice-pdfimport_1%3a6.4.7-0ubuntu0.20.04.2_all.deb ...</text:p>
      <text:p text:style-name="Preformatted_20_Text">Unpacking libreoffice-pdfimport (1:6.4.7-0ubuntu0.20.04.2) over (1:6.4.7-0ubuntu0.20.04.1) ...</text:p>
      <text:p text:style-name="Preformatted_20_Text">Preparing to unpack .../179-mutter_3.36.9-0ubuntu0.20.04.2_amd64.deb ...</text:p>
      <text:p text:style-name="Preformatted_20_Text"><text:soft-page-break/>Unpacking mutter (3.36.9-0ubuntu0.20.04.2) over (3.36.9-0ubuntu0.20.04.1) ...</text:p>
      <text:p text:style-name="Preformatted_20_Text">Setting up libgs9-common (9.50~dfsg-5ubuntu4.5) ...</text:p>
      <text:p text:style-name="Preformatted_20_Text">Setting up libexpat1:amd64 (2.2.9-1ubuntu0.2) ...</text:p>
      <text:p text:style-name="Preformatted_20_Text">Setting up cpio (2.13+dfsg-2ubuntu0.3) ...</text:p>
      <text:p text:style-name="Preformatted_20_Text">Setting up linux-base (4.5ubuntu3.7) ...</text:p>
      <text:p text:style-name="Preformatted_20_Text">Setting up libspeex1:amd64 (1.2~rc1.2-1.1ubuntu1.20.04.1) ...</text:p>
      <text:p text:style-name="Preformatted_20_Text">Setting up libcaca0:amd64 (0.99.beta19-2.1ubuntu1.20.04.2) ...</text:p>
      <text:p text:style-name="Preformatted_20_Text">Setting up squashfs-tools (1:4.4-1ubuntu0.3) ...</text:p>
      <text:p text:style-name="Preformatted_20_Text">Setting up alsa-ucm-conf (1.2.2-1ubuntu0.11) ...</text:p>
      <text:p text:style-name="Preformatted_20_Text">Setting up libpulse0:amd64 (1:13.99.1-1ubuntu3.13) ...</text:p>
      <text:p text:style-name="Preformatted_20_Text">Setting up linux-firmware (1.187.26) ...</text:p>
      <text:p text:style-name="Preformatted_20_Text">update-initramfs: Generating /boot/initrd.img-5.13.0-30-generic</text:p>
      <text:p text:style-name="Preformatted_20_Text">update-initramfs: Generating /boot/initrd.img-5.11.0-27-generic</text:p>
      <text:p text:style-name="Preformatted_20_Text">Setting up libarchive13:amd64 (3.4.0-2ubuntu1.1) ...</text:p>
      <text:p text:style-name="Preformatted_20_Text">Setting up python3-problem-report (2.20.11-0ubuntu27.21) ...</text:p>
      <text:p text:style-name="Preformatted_20_Text">Setting up distro-info-data (0.43ubuntu1.9) ...</text:p>
      <text:p text:style-name="Preformatted_20_Text">Setting up libtdb1:amd64 (1.4.3-0ubuntu0.20.04.1) ...</text:p>
      <text:p text:style-name="Preformatted_20_Text">Setting up libssl1.1:amd64 (1.1.1f-1ubuntu2.10) ...</text:p>
      <text:p text:style-name="Preformatted_20_Text">Setting up libfprint-2-tod1:amd64 (1:1.90.2+tod1-0ubuntu1~20.04.6) ...</text:p>
      <text:p text:style-name="Preformatted_20_Text">Setting up wireless-regdb (2021.08.28-0ubuntu1~20.04.1) ...</text:p>
      <text:p text:style-name="Preformatted_20_Text">Setting up libsasl2-modules:amd64 (2.1.27+dfsg-2ubuntu0.1) ...</text:p>
      <text:p text:style-name="Preformatted_20_Text">Setting up libuno-sal3 (1:6.4.7-0ubuntu0.20.04.2) ...</text:p>
      <text:p text:style-name="Preformatted_20_Text">Setting up libnetplan0:amd64 (0.103-0ubuntu5~20.04.5) ...</text:p>
      <text:p text:style-name="Preformatted_20_Text">Setting up libpulsedsp:amd64 (1:13.99.1-1ubuntu3.13) ...</text:p>
      <text:p text:style-name="Preformatted_20_Text">Setting up libntfs-3g883 (1:2017.3.23AR.3-3ubuntu1.1) ...</text:p>
      <text:p text:style-name="Preformatted_20_Text">Setting up ufw (0.36-6ubuntu1) ...</text:p>
      <text:p text:style-name="Preformatted_20_Text">Setting up libreoffice-style-tango (1:6.4.7-0ubuntu0.20.04.2) ...</text:p>
      <text:p text:style-name="Preformatted_20_Text">Setting up libnss3:amd64 (2:3.49.1-1ubuntu1.6) ...</text:p>
      <text:p text:style-name="Preformatted_20_Text">Setting up nautilus-data (1:3.36.3-0ubuntu1.20.04.1) ...</text:p>
      <text:p text:style-name="Preformatted_20_Text">Setting up libnautilus-extension1a:amd64 (1:3.36.3-0ubuntu1.20.04.1) ...</text:p>
      <text:p text:style-name="Preformatted_20_Text">Setting up xxd (2:8.1.2269-1ubuntu5.7) ...</text:p>
      <text:p text:style-name="Preformatted_20_Text">Setting up ntfs-3g (1:2017.3.23AR.3-3ubuntu1.1) ...</text:p>
      <text:p text:style-name="Preformatted_20_Text">Setting up bluez-obexd (5.53-0ubuntu3.5) ...</text:p>
      <text:p text:style-name="Preformatted_20_Text">Setting up libsasl2-modules-db:amd64 (2.1.27+dfsg-2ubuntu0.1) ...</text:p>
      <text:p text:style-name="Preformatted_20_Text">Setting up tzdata (2021e-0ubuntu0.20.04) ...</text:p>
      <text:p text:style-name="Preformatted_20_Text"/>
      <text:p text:style-name="Preformatted_20_Text">Current default time zone: &amp;apos;Asia/Kolkata&amp;apos;</text:p>
      <text:p text:style-name="Preformatted_20_Text">Local time is now: <text:s text:c="5"/>Mon Feb 28 16:37:00 IST 2022.</text:p>
      <text:p text:style-name="Preformatted_20_Text">Universal Time is now: <text:s/>Mon Feb 28 11:07:00 UTC 2022.</text:p>
      <text:p text:style-name="Preformatted_20_Text">Run &amp;apos;dpkg-reconfigure tzdata&amp;apos; if you wish to change it.</text:p>
      <text:p text:style-name="Preformatted_20_Text"/>
      <text:p text:style-name="Preformatted_20_Text">Setting up libtalloc2:amd64 (2.3.1-0ubuntu0.20.04.1) ...</text:p>
      <text:p text:style-name="Preformatted_20_Text">Setting up libexiv2-27:amd64 (0.27.2-8ubuntu2.7) ...</text:p>
      <text:p text:style-name="Preformatted_20_Text">Setting up libasound2-data (1.2.2-2.1ubuntu2.5) ...</text:p>
      <text:p text:style-name="Preformatted_20_Text">Setting up bluez (5.53-0ubuntu3.5) ...</text:p>
      <text:p text:style-name="Preformatted_20_Text">Setting up libreoffice-style-colibre (1:6.4.7-0ubuntu0.20.04.2) ...</text:p>
      <text:p text:style-name="Preformatted_20_Text">Setting up mutter-common (3.36.9-0ubuntu0.20.04.2) ...</text:p>
      <text:p text:style-name="Preformatted_20_Text">Setting up vim-common (2:8.1.2269-1ubuntu5.7) ...</text:p>
      <text:p text:style-name="Preformatted_20_Text">Setting up libtevent0:amd64 (0.10.2-0ubuntu0.20.04.1) ...</text:p>
      <text:p text:style-name="Preformatted_20_Text">Setting up busybox-static (1:1.30.1-4ubuntu6.4) ...</text:p>
      <text:p text:style-name="Preformatted_20_Text">Setting up gnome-control-center-data (1:3.36.5-0ubuntu3) ...</text:p>
      <text:p text:style-name="Preformatted_20_Text">Setting up libpulse-mainloop-glib0:amd64 (1:13.99.1-1ubuntu3.13) ...</text:p>
      <text:p text:style-name="Preformatted_20_Text">Setting up libllvm12:amd64 (1:12.0.0-3ubuntu1~20.04.4) ...</text:p>
      <text:p text:style-name="Preformatted_20_Text">Setting up pulseaudio-utils (1:13.99.1-1ubuntu3.13) ...</text:p>
      <text:p text:style-name="Preformatted_20_Text">Setting up rfkill (2.34-0.1ubuntu9.3) ...</text:p>
      <text:p text:style-name="Preformatted_20_Text">Setting up libreoffice-style-breeze (1:6.4.7-0ubuntu0.20.04.2) ...</text:p>
      <text:p text:style-name="Preformatted_20_Text">Setting up libgrilo-0.3-0:amd64 (0.3.12-1ubuntu0.1) ...</text:p>
      <text:p text:style-name="Preformatted_20_Text">Setting up busybox-initramfs (1:1.30.1-4ubuntu6.4) ...</text:p>
      <text:p text:style-name="Preformatted_20_Text">Setting up libglapi-mesa:amd64 (21.2.6-0ubuntu0.1~20.04.1) ...</text:p>
      <text:p text:style-name="Preformatted_20_Text">Setting up libnm0:amd64 (1.22.10-1ubuntu2.3) ...</text:p>
      <text:p text:style-name="Preformatted_20_Text">Setting up libsasl2-2:amd64 (2.1.27+dfsg-2ubuntu0.1) ...</text:p>
      <text:p text:style-name="Preformatted_20_Text">Setting up libssh-4:amd64 (0.9.3-2ubuntu2.2) ...</text:p>
      <text:p text:style-name="Preformatted_20_Text">Setting up libfdisk1:amd64 (2.34-0.1ubuntu9.3) ...</text:p>
      <text:p text:style-name="Preformatted_20_Text">Setting up python-apt-common (2.0.0ubuntu0.20.04.7) ...</text:p>
      <text:p text:style-name="Preformatted_20_Text"><text:soft-page-break/>Setting up bluez-cups (5.53-0ubuntu3.5) ...</text:p>
      <text:p text:style-name="Preformatted_20_Text">Setting up mount (2.34-0.1ubuntu9.3) ...</text:p>
      <text:p text:style-name="Preformatted_20_Text">Setting up gnome-control-center-faces (1:3.36.5-0ubuntu3) ...</text:p>
      <text:p text:style-name="Preformatted_20_Text">Setting up uuid-runtime (2.34-0.1ubuntu9.3) ...</text:p>
      <text:p text:style-name="Preformatted_20_Text">Setting up libmm-glib0:amd64 (1.16.6-2~20.04.1) ...</text:p>
      <text:p text:style-name="Preformatted_20_Text">Setting up libbluetooth3:amd64 (5.53-0ubuntu3.5) ...</text:p>
      <text:p text:style-name="Preformatted_20_Text">Setting up libspeexdsp1:amd64 (1.2~rc1.2-1.1ubuntu1.20.04.1) ...</text:p>
      <text:p text:style-name="Preformatted_20_Text">Setting up libasound2:amd64 (1.2.2-2.1ubuntu2.5) ...</text:p>
      <text:p text:style-name="Preformatted_20_Text">Setting up gdbserver (9.2-0ubuntu1~20.04.1) ...</text:p>
      <text:p text:style-name="Preformatted_20_Text">Setting up libcurl4:amd64 (7.68.0-1ubuntu2.7) ...</text:p>
      <text:p text:style-name="Preformatted_20_Text">Setting up libcryptsetup12:amd64 (2:2.2.2-3ubuntu2.4) ...</text:p>
      <text:p text:style-name="Preformatted_20_Text">Setting up thunderbird (1:91.5.0+build1-0ubuntu0.20.04.1) ...</text:p>
      <text:p text:style-name="Preformatted_20_Text">Setting up libtiff5:amd64 (4.1.0+git191117-2ubuntu0.20.04.2) ...</text:p>
      <text:p text:style-name="Preformatted_20_Text">Setting up xserver-common (2:1.20.13-1ubuntu1~20.04.2) ...</text:p>
      <text:p text:style-name="Preformatted_20_Text">Setting up libaccountsservice0:amd64 (0.6.55-0ubuntu12~20.04.5) ...</text:p>
      <text:p text:style-name="Preformatted_20_Text">Setting up libunoloader-java (1:6.4.7-0ubuntu0.20.04.2) ...</text:p>
      <text:p text:style-name="Preformatted_20_Text">Setting up gir1.2-nm-1.0:amd64 (1.22.10-1ubuntu2.3) ...</text:p>
      <text:p text:style-name="Preformatted_20_Text">Setting up libldb2:amd64 (2:2.2.3-0ubuntu0.20.04.2) ...</text:p>
      <text:p text:style-name="Preformatted_20_Text">Setting up openssl (1.1.1f-1ubuntu2.10) ...</text:p>
      <text:p text:style-name="Preformatted_20_Text">Setting up libatopology2:amd64 (1.2.2-2.1ubuntu2.5) ...</text:p>
      <text:p text:style-name="Preformatted_20_Text">Setting up libdrm-common (2.4.107-8ubuntu1~20.04.1) ...</text:p>
      <text:p text:style-name="Preformatted_20_Text">Setting up xserver-xorg-legacy (2:1.20.13-1ubuntu1~20.04.2) ...</text:p>
      <text:p text:style-name="Preformatted_20_Text">setting xserver-xorg-legacy/xwrapper/allowed_users from configuration file</text:p>
      <text:p text:style-name="Preformatted_20_Text">Setting up thermald (1.9.1-1ubuntu0.6) ...</text:p>
      <text:p text:style-name="Preformatted_20_Text">Setting up libridl-java (1:6.4.7-0ubuntu0.20.04.2) ...</text:p>
      <text:p text:style-name="Preformatted_20_Text">Setting up libpolkit-gobject-1-0:amd64 (0.105-26ubuntu1.2) ...</text:p>
      <text:p text:style-name="Preformatted_20_Text">Setting up libmbim-glib4:amd64 (1.24.8-1~20.04) ...</text:p>
      <text:p text:style-name="Preformatted_20_Text">Setting up libprocps8:amd64 (2:3.3.16-1ubuntu2.3) ...</text:p>
      <text:p text:style-name="Preformatted_20_Text">Setting up fonts-opensymbol (2:102.11+LibO6.4.7-0ubuntu0.20.04.2) ...</text:p>
      <text:p text:style-name="Preformatted_20_Text">Setting up rsync (3.1.3-8ubuntu0.1) ...</text:p>
      <text:p text:style-name="Preformatted_20_Text">Setting up libudisks2-0:amd64 (2.8.4-1ubuntu2) ...</text:p>
      <text:p text:style-name="Preformatted_20_Text">Setting up initramfs-tools-bin (0.136ubuntu6.7) ...</text:p>
      <text:p text:style-name="Preformatted_20_Text">Setting up libfprint-2-2:amd64 (1:1.90.2+tod1-0ubuntu1~20.04.6) ...</text:p>
      <text:p text:style-name="Preformatted_20_Text">Setting up libreoffice-style-elementary (1:6.4.7-0ubuntu0.20.04.2) ...</text:p>
      <text:p text:style-name="Preformatted_20_Text">Setting up libmysqlclient21:amd64 (8.0.28-0ubuntu0.20.04.3) ...</text:p>
      <text:p text:style-name="Preformatted_20_Text">Setting up libpython3.8-minimal:amd64 (3.8.10-0ubuntu1~20.04.2) ...</text:p>
      <text:p text:style-name="Preformatted_20_Text">Setting up libgs9:amd64 (9.50~dfsg-5ubuntu4.5) ...</text:p>
      <text:p text:style-name="Preformatted_20_Text">Setting up wget (1.20.3-1ubuntu2) ...</text:p>
      <text:p text:style-name="Preformatted_20_Text">Setting up firefox (97.0+build2-0ubuntu0.20.04.1) ...</text:p>
      <text:p text:style-name="Preformatted_20_Text">Installing new version of config file /etc/apparmor.d/usr.bin.firefox ...</text:p>
      <text:p text:style-name="Preformatted_20_Text">Please restart all running instances of firefox, or you will experience problems.</text:p>
      <text:p text:style-name="Preformatted_20_Text">Setting up bind9-libs:amd64 (1:9.16.1-0ubuntu2.9) ...</text:p>
      <text:p text:style-name="Preformatted_20_Text">Setting up python3-apt (2.0.0ubuntu0.20.04.7) ...</text:p>
      <text:p text:style-name="Preformatted_20_Text">Setting up libicu66:amd64 (66.1-2ubuntu2.1) ...</text:p>
      <text:p text:style-name="Preformatted_20_Text">Setting up openssh-client (1:8.2p1-4ubuntu0.4) ...</text:p>
      <text:p text:style-name="Preformatted_20_Text">Setting up gir1.2-udisks-2.0:amd64 (2.8.4-1ubuntu2) ...</text:p>
      <text:p text:style-name="Preformatted_20_Text">Setting up libjavascriptcoregtk-4.0-18:amd64 (2.34.4-0ubuntu0.20.04.1) ...</text:p>
      <text:p text:style-name="Preformatted_20_Text">Setting up libcurl3-gnutls:amd64 (7.68.0-1ubuntu2.7) ...</text:p>
      <text:p text:style-name="Preformatted_20_Text">Setting up libmbim-proxy (1.24.8-1~20.04) ...</text:p>
      <text:p text:style-name="Preformatted_20_Text">Setting up gir1.2-javascriptcoregtk-4.0:amd64 (2.34.4-0ubuntu0.20.04.1) ...</text:p>
      <text:p text:style-name="Preformatted_20_Text">Setting up vim-tiny (2:8.1.2269-1ubuntu5.7) ...</text:p>
      <text:p text:style-name="Preformatted_20_Text">Setting up ghostscript (9.50~dfsg-5ubuntu4.5) ...</text:p>
      <text:p text:style-name="Preformatted_20_Text">Setting up gir1.2-accountsservice-1.0 (0.6.55-0ubuntu12~20.04.5) ...</text:p>
      <text:p text:style-name="Preformatted_20_Text">Setting up pulseaudio (1:13.99.1-1ubuntu3.13) ...</text:p>
      <text:p text:style-name="Preformatted_20_Text">Setting up libwinpr2-2:amd64 (2.2.0+dfsg1-0ubuntu0.20.04.2) ...</text:p>
      <text:p text:style-name="Preformatted_20_Text">Setting up thunderbird-locale-en (1:91.5.0+build1-0ubuntu0.20.04.1) ...</text:p>
      <text:p text:style-name="Preformatted_20_Text">Setting up fdisk (2.34-0.1ubuntu9.3) ...</text:p>
      <text:p text:style-name="Preformatted_20_Text">Setting up python3-apport (2.20.11-0ubuntu27.21) ...</text:p>
      <text:p text:style-name="Preformatted_20_Text">Setting up python3-pil:amd64 (7.0.0-4ubuntu0.5) ...</text:p>
      <text:p text:style-name="Preformatted_20_Text">Setting up ca-certificates (20210119~20.04.2) ...</text:p>
      <text:p text:style-name="Preformatted_20_Text">Updating certificates in /etc/ssl/certs...</text:p>
      <text:p text:style-name="Preformatted_20_Text">0 added, 1 removed; done.</text:p>
      <text:p text:style-name="Preformatted_20_Text">Setting up python3-software-properties (0.99.9.8) ...</text:p>
      <text:p text:style-name="Preformatted_20_Text"><text:soft-page-break/>Setting up xserver-xephyr (2:1.20.13-1ubuntu1~20.04.2) ...</text:p>
      <text:p text:style-name="Preformatted_20_Text">Setting up python3-commandnotfound (20.04.5) ...</text:p>
      <text:p text:style-name="Preformatted_20_Text">Setting up libgd3:amd64 (2.2.5-5.2ubuntu2.1) ...</text:p>
      <text:p text:style-name="Preformatted_20_Text">Setting up thunderbird-gnome-support (1:91.5.0+build1-0ubuntu0.20.04.1) ...</text:p>
      <text:p text:style-name="Preformatted_20_Text">Setting up pulseaudio-module-bluetooth (1:13.99.1-1ubuntu3.13) ...</text:p>
      <text:p text:style-name="Preformatted_20_Text">Setting up libdrm2:amd64 (2.4.107-8ubuntu1~20.04.1) ...</text:p>
      <text:p text:style-name="Preformatted_20_Text">Setting up python3.8-minimal (3.8.10-0ubuntu1~20.04.2) ...</text:p>
      <text:p text:style-name="Preformatted_20_Text">Setting up libwebkit2gtk-4.0-37:amd64 (2.34.4-0ubuntu0.20.04.1) ...</text:p>
      <text:p text:style-name="Preformatted_20_Text">Setting up procps (2:3.3.16-1ubuntu2.3) ...</text:p>
      <text:p text:style-name="Preformatted_20_Text">Setting up libpolkit-agent-1-0:amd64 (0.105-26ubuntu1.2) ...</text:p>
      <text:p text:style-name="Preformatted_20_Text">Setting up ubuntu-advantage-tools (27.6~20.04.1) ...</text:p>
      <text:p text:style-name="Preformatted_20_Text">Installing new version of config file /etc/logrotate.d/ubuntu-advantage-tools ...</text:p>
      <text:p text:style-name="Preformatted_20_Text">Installing new version of config file /etc/ubuntu-advantage/help_data.yaml ...</text:p>
      <text:p text:style-name="Preformatted_20_Text">Installing new version of config file /etc/ubuntu-advantage/uaclient.conf ...</text:p>
      <text:p text:style-name="Preformatted_20_Text">Created symlink /etc/systemd/system/timers.target.wants/ua-timer.timer → /lib/systemd/system/ua-timer.timer.</text:p>
      <text:p text:style-name="Preformatted_20_Text">Created symlink /etc/systemd/system/multi-user.target.wants/ua-license-check.path → /lib/systemd/system/ua-license-check.path.</text:p>
      <text:p text:style-name="Preformatted_20_Text">Setting up libpython3.8-stdlib:amd64 (3.8.10-0ubuntu1~20.04.2) ...</text:p>
      <text:p text:style-name="Preformatted_20_Text">Setting up initramfs-tools-core (0.136ubuntu6.7) ...</text:p>
      <text:p text:style-name="Preformatted_20_Text">Setting up python3.8 (3.8.10-0ubuntu1~20.04.2) ...</text:p>
      <text:p text:style-name="Preformatted_20_Text">Setting up bind9-host (1:9.16.1-0ubuntu2.9) ...</text:p>
      <text:p text:style-name="Preformatted_20_Text">Setting up accountsservice (0.6.55-0ubuntu12~20.04.5) ...</text:p>
      <text:p text:style-name="Preformatted_20_Text">Setting up libdrm-amdgpu1:amd64 (2.4.107-8ubuntu1~20.04.1) ...</text:p>
      <text:p text:style-name="Preformatted_20_Text">Setting up mesa-vulkan-drivers:amd64 (21.2.6-0ubuntu0.1~20.04.1) ...</text:p>
      <text:p text:style-name="Preformatted_20_Text">Setting up gir1.2-webkit2-4.0:amd64 (2.34.4-0ubuntu0.20.04.1) ...</text:p>
      <text:p text:style-name="Preformatted_20_Text">Setting up libdrm-nouveau2:amd64 (2.4.107-8ubuntu1~20.04.1) ...</text:p>
      <text:p text:style-name="Preformatted_20_Text">Setting up initramfs-tools (0.136ubuntu6.7) ...</text:p>
      <text:p text:style-name="Preformatted_20_Text">update-initramfs: deferring update (trigger activated)</text:p>
      <text:p text:style-name="Preformatted_20_Text">Setting up ubuntu-drivers-common (1:0.9.0~0.20.04.5) ...</text:p>
      <text:p text:style-name="Preformatted_20_Text">Setting up libgbm1:amd64 (21.2.6-0ubuntu0.1~20.04.1) ...</text:p>
      <text:p text:style-name="Preformatted_20_Text">Setting up libdrm-radeon1:amd64 (2.4.107-8ubuntu1~20.04.1) ...</text:p>
      <text:p text:style-name="Preformatted_20_Text">Setting up libfreerdp2-2:amd64 (2.2.0+dfsg1-0ubuntu0.20.04.2) ...</text:p>
      <text:p text:style-name="Preformatted_20_Text">Setting up libdrm-intel1:amd64 (2.4.107-8ubuntu1~20.04.1) ...</text:p>
      <text:p text:style-name="Preformatted_20_Text">Setting up libgl1-mesa-dri:amd64 (21.2.6-0ubuntu0.1~20.04.1) ...</text:p>
      <text:p text:style-name="Preformatted_20_Text">Setting up xserver-xorg-core (2:1.20.13-1ubuntu1~20.04.2) ...</text:p>
      <text:p text:style-name="Preformatted_20_Text">Setting up libqmi-glib5:amd64 (1.28.6-1~20.04.1) ...</text:p>
      <text:p text:style-name="Preformatted_20_Text">Setting up ghostscript-x (9.50~dfsg-5ubuntu4.5) ...</text:p>
      <text:p text:style-name="Preformatted_20_Text">Setting up software-properties-common (0.99.9.8) ...</text:p>
      <text:p text:style-name="Preformatted_20_Text">Setting up apport (2.20.11-0ubuntu27.21) ...</text:p>
      <text:p text:style-name="Preformatted_20_Text">apport-autoreport.service is a disabled or a static unit, not starting it.</text:p>
      <text:p text:style-name="Preformatted_20_Text">Setting up libxatracker2:amd64 (21.2.6-0ubuntu0.1~20.04.1) ...</text:p>
      <text:p text:style-name="Preformatted_20_Text">Setting up libegl-mesa0:amd64 (21.2.6-0ubuntu0.1~20.04.1) ...</text:p>
      <text:p text:style-name="Preformatted_20_Text">Setting up command-not-found (20.04.5) ...</text:p>
      <text:p text:style-name="Preformatted_20_Text">Setting up libpython3.8:amd64 (3.8.10-0ubuntu1~20.04.2) ...</text:p>
      <text:p text:style-name="Preformatted_20_Text">Setting up apport-gtk (2.20.11-0ubuntu27.21) ...</text:p>
      <text:p text:style-name="Preformatted_20_Text">Setting up gir1.2-polkit-1.0 (0.105-26ubuntu1.2) ...</text:p>
      <text:p text:style-name="Preformatted_20_Text">Setting up bind9-dnsutils (1:9.16.1-0ubuntu2.9) ...</text:p>
      <text:p text:style-name="Preformatted_20_Text">Setting up xwayland (2:1.20.13-1ubuntu1~20.04.2) ...</text:p>
      <text:p text:style-name="Preformatted_20_Text">Setting up libfreerdp-client2-2:amd64 (2.2.0+dfsg1-0ubuntu0.20.04.2) ...</text:p>
      <text:p text:style-name="Preformatted_20_Text">Setting up libglx-mesa0:amd64 (21.2.6-0ubuntu0.1~20.04.1) ...</text:p>
      <text:p text:style-name="Preformatted_20_Text">Setting up python3-talloc:amd64 (2.3.1-0ubuntu0.20.04.1) ...</text:p>
      <text:p text:style-name="Preformatted_20_Text">Setting up software-properties-gtk (0.99.9.8) ...</text:p>
      <text:p text:style-name="Preformatted_20_Text">Setting up libqmi-proxy (1.28.6-1~20.04.1) ...</text:p>
      <text:p text:style-name="Preformatted_20_Text">Setting up gdb (9.2-0ubuntu1~20.04.1) ...</text:p>
      <text:p text:style-name="Preformatted_20_Text">Setting up modemmanager (1.16.6-2~20.04.1) ...</text:p>
      <text:p text:style-name="Preformatted_20_Text">Setting up systemd (245.4-4ubuntu3.15) ...</text:p>
      <text:p text:style-name="Preformatted_20_Text">Installing new version of config file /etc/dhcp/dhclient-enter-hooks.d/resolved ...</text:p>
      <text:p text:style-name="Preformatted_20_Text">Setting up netplan.io (0.103-0ubuntu5~20.04.5) ...</text:p>
      <text:p text:style-name="Preformatted_20_Text">Setting up systemd-timesyncd (245.4-4ubuntu3.15) ...</text:p>
      <text:p text:style-name="Preformatted_20_Text">Setting up python3-update-manager (1:20.04.10.10) ...</text:p>
      <text:p text:style-name="Preformatted_20_Text">Setting up libuno-salhelpergcc3-3 (1:6.4.7-0ubuntu0.20.04.2) ...</text:p>
      <text:p text:style-name="Preformatted_20_Text"><text:soft-page-break/>Setting up snapd (2.54.3+20.04.1ubuntu0.2) ...</text:p>
      <text:p text:style-name="Preformatted_20_Text">Installing new version of config file /etc/apparmor.d/usr.lib.snapd.snap-confine.real ...</text:p>
      <text:p text:style-name="Preformatted_20_Text">Installing new version of config file /etc/profile.d/apps-bin-path.sh ...</text:p>
      <text:p text:style-name="Preformatted_20_Text">snapd.failure.service is a disabled or a static unit, not starting it.</text:p>
      <text:p text:style-name="Preformatted_20_Text">snapd.snap-repair.service is a disabled or a static unit, not starting it.</text:p>
      <text:p text:style-name="Preformatted_20_Text">Setting up systemd-sysv (245.4-4ubuntu3.15) ...</text:p>
      <text:p text:style-name="Preformatted_20_Text">Setting up libnss-systemd:amd64 (245.4-4ubuntu3.15) ...</text:p>
      <text:p text:style-name="Preformatted_20_Text">Setting up python3-distupgrade (1:20.04.37) ...</text:p>
      <text:p text:style-name="Preformatted_20_Text">Setting up libuno-cppu3 (1:6.4.7-0ubuntu0.20.04.2) ...</text:p>
      <text:p text:style-name="Preformatted_20_Text">Setting up ubuntu-release-upgrader-core (1:20.04.37) ...</text:p>
      <text:p text:style-name="Preformatted_20_Text">Setting up update-manager-core (1:20.04.10.10) ...</text:p>
      <text:p text:style-name="Preformatted_20_Text">Setting up libpam-systemd:amd64 (245.4-4ubuntu3.15) ...</text:p>
      <text:p text:style-name="Preformatted_20_Text">Setting up ubuntu-release-upgrader-gtk (1:20.04.37) ...</text:p>
      <text:p text:style-name="Preformatted_20_Text">Setting up policykit-1 (0.105-26ubuntu1.2) ...</text:p>
      <text:p text:style-name="Preformatted_20_Text">Setting up udisks2 (2.8.4-1ubuntu2) ...</text:p>
      <text:p text:style-name="Preformatted_20_Text">Setting up uno-libs-private (1:6.4.7-0ubuntu0.20.04.2) ...</text:p>
      <text:p text:style-name="Preformatted_20_Text">Setting up update-notifier-common (3.192.30.10) ...</text:p>
      <text:p text:style-name="Preformatted_20_Text">Setting up network-manager (1.22.10-1ubuntu2.3) ...</text:p>
      <text:p text:style-name="Preformatted_20_Text">Setting up update-notifier (3.192.30.10) ...</text:p>
      <text:p text:style-name="Preformatted_20_Text">Setting up libuno-cppuhelpergcc3-3 (1:6.4.7-0ubuntu0.20.04.2) ...</text:p>
      <text:p text:style-name="Preformatted_20_Text">Setting up network-manager-config-connectivity-ubuntu (1.22.10-1ubuntu2.3) ...</text:p>
      <text:p text:style-name="Preformatted_20_Text">Setting up ure (1:6.4.7-0ubuntu0.20.04.2) ...</text:p>
      <text:p text:style-name="Preformatted_20_Text">Setting up libuno-purpenvhelpergcc3-3 (1:6.4.7-0ubuntu0.20.04.2) ...</text:p>
      <text:p text:style-name="Preformatted_20_Text">Setting up libjurt-java (1:6.4.7-0ubuntu0.20.04.2) ...</text:p>
      <text:p text:style-name="Preformatted_20_Text">Setting up libreoffice-common (1:6.4.7-0ubuntu0.20.04.2) ...</text:p>
      <text:p text:style-name="Preformatted_20_Text">Setting up libjuh-java (1:6.4.7-0ubuntu0.20.04.2) ...</text:p>
      <text:p text:style-name="Preformatted_20_Text">Setting up libreoffice-core (1:6.4.7-0ubuntu0.20.04.2) ...</text:p>
      <text:p text:style-name="Preformatted_20_Text">Setting up libreoffice-math (1:6.4.7-0ubuntu0.20.04.2) ...</text:p>
      <text:p text:style-name="Preformatted_20_Text">Setting up libreoffice-gtk3 (1:6.4.7-0ubuntu0.20.04.2) ...</text:p>
      <text:p text:style-name="Preformatted_20_Text">Setting up libreoffice-pdfimport (1:6.4.7-0ubuntu0.20.04.2) ...</text:p>
      <text:p text:style-name="Preformatted_20_Text">Setting up libreoffice-draw (1:6.4.7-0ubuntu0.20.04.2) ...</text:p>
      <text:p text:style-name="Preformatted_20_Text">Setting up libreoffice-gnome (1:6.4.7-0ubuntu0.20.04.2) ...</text:p>
      <text:p text:style-name="Preformatted_20_Text">Setting up libreoffice-impress (1:6.4.7-0ubuntu0.20.04.2) ...</text:p>
      <text:p text:style-name="Preformatted_20_Text">Setting up libreoffice-base-core (1:6.4.7-0ubuntu0.20.04.2) ...</text:p>
      <text:p text:style-name="Preformatted_20_Text">Setting up python3-uno (1:6.4.7-0ubuntu0.20.04.2) ...</text:p>
      <text:p text:style-name="Preformatted_20_Text">Setting up libreoffice-ogltrans (1:6.4.7-0ubuntu0.20.04.2) ...</text:p>
      <text:p text:style-name="Preformatted_20_Text">Setting up libreoffice-calc (1:6.4.7-0ubuntu0.20.04.2) ...</text:p>
      <text:p text:style-name="Preformatted_20_Text">Setting up libreoffice-writer (1:6.4.7-0ubuntu0.20.04.2) ...</text:p>
      <text:p text:style-name="Preformatted_20_Text">Processing triggers for mime-support (3.64ubuntu1) ...</text:p>
      <text:p text:style-name="Preformatted_20_Text">Processing triggers for hicolor-icon-theme (0.17-2) ...</text:p>
      <text:p text:style-name="Preformatted_20_Text">Processing triggers for gnome-menus (3.36.0-1ubuntu1) ...</text:p>
      <text:p text:style-name="Preformatted_20_Text">Processing triggers for libglib2.0-0:amd64 (2.64.6-1~ubuntu20.04.4) ...</text:p>
      <text:p text:style-name="Preformatted_20_Text">Processing triggers for libc-bin (2.31-0ubuntu9.2) ...</text:p>
      <text:p text:style-name="Preformatted_20_Text">Processing triggers for rsyslog (8.2001.0-1ubuntu1.1) ...</text:p>
      <text:p text:style-name="Preformatted_20_Text">Setting up update-manager (1:20.04.10.10) ...</text:p>
      <text:p text:style-name="Preformatted_20_Text">Processing triggers for man-db (2.9.1-1) ...</text:p>
      <text:p text:style-name="Preformatted_20_Text">Processing triggers for cracklib-runtime (2.9.6-3.2) ...</text:p>
      <text:p text:style-name="Preformatted_20_Text">Processing triggers for plymouth-theme-ubuntu-text (0.9.4git20200323-0ubuntu6.2) ...</text:p>
      <text:p text:style-name="Preformatted_20_Text">update-initramfs: deferring update (trigger activated)</text:p>
      <text:p text:style-name="Preformatted_20_Text">Processing triggers for dbus (1.12.16-2ubuntu2.1) ...</text:p>
      <text:p text:style-name="Preformatted_20_Text">Processing triggers for shared-mime-info (1.15-1) ...</text:p>
      <text:p text:style-name="Preformatted_20_Text">Processing triggers for install-info (6.7.0.dfsg.2-5) ...</text:p>
      <text:p text:style-name="Preformatted_20_Text">Setting up nautilus (1:3.36.3-0ubuntu1.20.04.1) ...</text:p>
      <text:p text:style-name="Preformatted_20_Text">Setting up libmutter-6-0:amd64 (3.36.9-0ubuntu0.20.04.2) ...</text:p>
      <text:p text:style-name="Preformatted_20_Text">Processing triggers for fontconfig (2.13.1-2ubuntu3) ...</text:p>
      <text:p text:style-name="Preformatted_20_Text">Setting up gnome-control-center (1:3.36.5-0ubuntu3) ...</text:p>
      <text:p text:style-name="Preformatted_20_Text">Processing triggers for desktop-file-utils (0.24-1ubuntu3) ...</text:p>
      <text:p text:style-name="Preformatted_20_Text">Setting up gir1.2-mutter-6:amd64 (3.36.9-0ubuntu0.20.04.2) ...</text:p>
      <text:p text:style-name="Preformatted_20_Text">Setting up gnome-shell-extension-desktop-icons (20.04.0-3~ubuntu20.04.6) ...</text:p>
      <text:p text:style-name="Preformatted_20_Text">Setting up mutter (3.36.9-0ubuntu0.20.04.2) ...</text:p>
      <text:p text:style-name="Preformatted_20_Text">Processing triggers for ca-certificates (20210119~20.04.2) ...</text:p>
      <text:p text:style-name="Preformatted_20_Text">Updating certificates in /etc/ssl/certs...</text:p>
      <text:p text:style-name="Preformatted_20_Text"><text:soft-page-break/>0 added, 0 removed; done.</text:p>
      <text:p text:style-name="Preformatted_20_Text">Running hooks in /etc/ca-certificates/update.d...</text:p>
      <text:p text:style-name="Preformatted_20_Text"/>
      <text:p text:style-name="Preformatted_20_Text">done.</text:p>
      <text:p text:style-name="Preformatted_20_Text">done.</text:p>
      <text:p text:style-name="Preformatted_20_Text">Processing triggers for initramfs-tools (0.136ubuntu6.7) ...</text:p>
      <text:p text:style-name="Preformatted_20_Text">update-initramfs: Generating /boot/initrd.img-5.13.0-30-generic</text:p>
      <text:p text:style-name="Preformatted_20_Text">Processing triggers for libc-bin (2.31-0ubuntu9.2) ...</text:p>
      <text:p text:style-name="Preformatted_20_Text"><text:span text:style-name="T3">shivankar@shivankar-VirtualBox</text:span>:<text:span text:style-name="T4">~</text:span>$ sudo apt-get update</text:p>
      <text:p text:style-name="Preformatted_20_Text">Hit:1 http://in.archive.ubuntu.com/ubuntu focal InRelease</text:p>
      <text:p text:style-name="Preformatted_20_Text">Hit:2 http://in.archive.ubuntu.com/ubuntu focal-updates InRelease <text:s text:c="27"/></text:p>
      <text:p text:style-name="Preformatted_20_Text">Hit:3 http://in.archive.ubuntu.com/ubuntu focal-backports InRelease <text:s text:c="25"/></text:p>
      <text:p text:style-name="Preformatted_20_Text">Hit:4 http://security.ubuntu.com/ubuntu focal-security InRelease <text:s text:c="28"/></text:p>
      <text:p text:style-name="Preformatted_20_Text">Hit:6 http://packages.microsoft.com/repos/code stable InRelease <text:s text:c="41"/></text:p>
      <text:p text:style-name="Preformatted_20_Text">Ign:5 https://pkg.jenkins.io/debian-stable binary/ InRelease</text:p>
      <text:p text:style-name="Preformatted_20_Text">Get:7 https://pkg.jenkins.io/debian-stable binary/ Release [2,044 B]</text:p>
      <text:p text:style-name="Preformatted_20_Text">Get:8 https://pkg.jenkins.io/debian-stable binary/ Release.gpg [833 B]</text:p>
      <text:p text:style-name="Preformatted_20_Text">Get:9 https://pkg.jenkins.io/debian-stable binary/ Packages [21.4 kB]</text:p>
      <text:p text:style-name="Preformatted_20_Text">Fetched 24.2 kB in 2s (13.2 kB/s) <text:s/></text:p>
      <text:p text:style-name="Preformatted_20_Text">Reading package lists... Done</text:p>
      <text:p text:style-name="Preformatted_20_Text"><text:span text:style-name="T3">shivankar@shivankar-VirtualBox</text:span>:<text:span text:style-name="T4">~</text:span>$ <text:s/>sudo apt-get install jenkins</text:p>
      <text:p text:style-name="Preformatted_20_Text">Reading package lists... Done</text:p>
      <text:p text:style-name="Preformatted_20_Text">Building dependency tree <text:s text:c="6"/></text:p>
      <text:p text:style-name="Preformatted_20_Text">Reading state information... Done</text:p>
      <text:p text:style-name="Preformatted_20_Text">The following packages were automatically installed and are no longer required:</text:p>
      <text:p text:style-name="Preformatted_20_Text"><text:s text:c="2"/>chromium-codecs-ffmpeg-extra gstreamer1.0-vaapi libgstreamer-plugins-bad1.0-0 libva-wayland2</text:p>
      <text:p text:style-name="Preformatted_20_Text">Use &amp;apos;sudo apt autoremove&amp;apos; to remove them.</text:p>
      <text:p text:style-name="Preformatted_20_Text">The following additional packages will be installed:</text:p>
      <text:p text:style-name="Preformatted_20_Text"><text:s text:c="2"/>daemon net-tools</text:p>
      <text:p text:style-name="Preformatted_20_Text">The following NEW packages will be installed:</text:p>
      <text:p text:style-name="Preformatted_20_Text"><text:s text:c="2"/>daemon jenkins net-tools</text:p>
      <text:p text:style-name="Preformatted_20_Text">0 upgraded, 3 newly installed, 0 to remove and 3 not upgraded.</text:p>
      <text:p text:style-name="Preformatted_20_Text">Need to get 72.0 MB of archives.</text:p>
      <text:p text:style-name="Preformatted_20_Text">After this operation, 73.4 MB of additional disk space will be used.</text:p>
      <text:p text:style-name="Preformatted_20_Text">Do you want to continue? [Y/n] Y</text:p>
      <text:p text:style-name="Preformatted_20_Text">Get:1 http://in.archive.ubuntu.com/ubuntu focal/universe amd64 daemon amd64 0.6.4-1build2 [96.3 kB]</text:p>
      <text:p text:style-name="Preformatted_20_Text">Get:2 http://in.archive.ubuntu.com/ubuntu focal/main amd64 net-tools amd64 1.60+git20180626.aebd88e-1ubuntu1 [196 kB]</text:p>
      <text:p text:style-name="Preformatted_20_Text">Get:3 https://pkg.jenkins.io/debian-stable binary/ jenkins 2.319.3 [71.7 MB]</text:p>
      <text:p text:style-name="Preformatted_20_Text">Fetched 72.0 MB in 13min 27s (89.2 kB/s) <text:s text:c="161"/></text:p>
      <text:p text:style-name="Preformatted_20_Text">Selecting previously unselected package daemon.</text:p>
      <text:p text:style-name="Preformatted_20_Text">(Reading database ... 191336 files and directories currently installed.)</text:p>
      <text:p text:style-name="Preformatted_20_Text">Preparing to unpack .../daemon_0.6.4-1build2_amd64.deb ...</text:p>
      <text:p text:style-name="Preformatted_20_Text">Unpacking daemon (0.6.4-1build2) ...</text:p>
      <text:p text:style-name="Preformatted_20_Text">Selecting previously unselected package net-tools.</text:p>
      <text:p text:style-name="Preformatted_20_Text">Preparing to unpack .../net-tools_1.60+git20180626.aebd88e-1ubuntu1_amd64.deb ...</text:p>
      <text:p text:style-name="Preformatted_20_Text">Unpacking net-tools (1.60+git20180626.aebd88e-1ubuntu1) ...</text:p>
      <text:p text:style-name="Preformatted_20_Text">Selecting previously unselected package jenkins.</text:p>
      <text:p text:style-name="Preformatted_20_Text">Preparing to unpack .../jenkins_2.319.3_all.deb ...</text:p>
      <text:p text:style-name="Preformatted_20_Text">Unpacking jenkins (2.319.3) ...</text:p>
      <text:p text:style-name="Preformatted_20_Text">Setting up net-tools (1.60+git20180626.aebd88e-1ubuntu1) ...</text:p>
      <text:p text:style-name="Preformatted_20_Text">Setting up daemon (0.6.4-1build2) ...</text:p>
      <text:p text:style-name="Preformatted_20_Text">Setting up jenkins (2.319.3) ...</text:p>
      <text:p text:style-name="Preformatted_20_Text">Processing triggers for man-db (2.9.1-1) ...</text:p>
      <text:p text:style-name="Preformatted_20_Text">Processing triggers for systemd (245.4-4ubuntu3.15) ...</text:p>
      <text:p text:style-name="Preformatted_20_Text"><text:span text:style-name="T3">shivankar@shivankar-VirtualBox</text:span>:<text:span text:style-name="T4">~</text:span>$ sudo systemctl status jenkins</text:p>
      <text:p text:style-name="Preformatted_20_Text">[sudo] password for shivankar: </text:p>
      <text:p text:style-name="Preformatted_20_Text"><text:span text:style-name="T2">●</text:span> jenkins.service - LSB: Start Jenkins at boot time</text:p>
      <text:p text:style-name="Preformatted_20_Text"><text:s text:c="5"/>Loaded: loaded (/etc/init.d/jenkins; generated)</text:p>
      <text:p text:style-name="Preformatted_20_Text"><text:s text:c="5"/>Active: <text:span text:style-name="T3">active (exited)</text:span> since Mon 2022-02-28 16:54:12 IST; 2min 10s ago</text:p>
      <text:p text:style-name="Preformatted_20_Text"><text:s text:c="7"/>Docs: man:systemd-sysv-generator(8)</text:p>
      <text:p text:style-name="Preformatted_20_Text"><text:soft-page-break/><text:s text:c="6"/>Tasks: 0 (limit: 9464)</text:p>
      <text:p text:style-name="Preformatted_20_Text"><text:s text:c="5"/>Memory: 0B</text:p>
      <text:p text:style-name="Preformatted_20_Text"><text:s text:c="5"/>CGroup: /system.slice/jenkins.service</text:p>
      <text:p text:style-name="Preformatted_20_Text"/>
      <text:p text:style-name="Preformatted_20_Text">Feb 28 16:54:10 shivankar-VirtualBox systemd[1]: Starting LSB: Start Jenkins at boot time...</text:p>
      <text:p text:style-name="Preformatted_20_Text">Feb 28 16:54:10 shivankar-VirtualBox jenkins[45858]: Correct java version found</text:p>
      <text:p text:style-name="Preformatted_20_Text">Feb 28 16:54:11 shivankar-VirtualBox jenkins[45858]: <text:s/>* Starting Jenkins Automation Server jenkins</text:p>
      <text:p text:style-name="Preformatted_20_Text">Feb 28 16:54:11 shivankar-VirtualBox su[45891]: <text:span text:style-name="T1">(to jenkins) root on none</text:span></text:p>
      <text:p text:style-name="Preformatted_20_Text">Feb 28 16:54:11 shivankar-VirtualBox su[45891]: pam_unix(su-l:session): session opened for user jenkins by (uid=0)</text:p>
      <text:p text:style-name="Preformatted_20_Text">Feb 28 16:54:11 shivankar-VirtualBox su[45891]: pam_unix(su-l:session): session closed for user jenkins</text:p>
      <text:p text:style-name="Preformatted_20_Text">Feb 28 16:54:12 shivankar-VirtualBox jenkins[45858]: <text:s text:c="3"/>...done.</text:p>
      <text:p text:style-name="Preformatted_20_Text">Feb 28 16:54:12 shivankar-VirtualBox systemd[1]: Started LSB: Start Jenkins at boot time.</text:p>
      <text:p text:style-name="Preformatted_20_Text"><text:span text:style-name="T3">shivankar@shivankar-VirtualBox</text:span>:<text:span text:style-name="T4">~</text:span>$ sudo systemctl start jenkins</text:p>
      <text:p text:style-name="Preformatted_20_Text">[sudo] password for shivankar: </text:p>
      <text:p text:style-name="Preformatted_20_Text"><text:span text:style-name="T3">shivankar@shivankar-VirtualBox</text:span>:<text:span text:style-name="T4">~</text:span>$ sudo systemctl enable jenkins</text:p>
      <text:p text:style-name="Preformatted_20_Text">jenkins.service is not a native service, redirecting to systemd-sysv-install.</text:p>
      <text:p text:style-name="Preformatted_20_Text">Executing: /lib/systemd/systemd-sysv-install enable jenkins</text:p>
      <text:p text:style-name="Preformatted_20_Text"><text:span text:style-name="T3">shivankar@shivankar-VirtualBox</text:span>:<text:span text:style-name="T4">~</text:span>$ sudo systemctl status jenkins</text:p>
      <text:p text:style-name="Preformatted_20_Text"><text:span text:style-name="T2">●</text:span> jenkins.service - LSB: Start Jenkins at boot time</text:p>
      <text:p text:style-name="Preformatted_20_Text"><text:s text:c="5"/>Loaded: loaded (/etc/init.d/jenkins; generated)</text:p>
      <text:p text:style-name="Preformatted_20_Text"><text:s text:c="5"/>Active: <text:span text:style-name="T3">active (exited)</text:span> since Mon 2022-02-28 16:54:12 IST; 17min ago</text:p>
      <text:p text:style-name="Preformatted_20_Text"><text:s text:c="7"/>Docs: man:systemd-sysv-generator(8)</text:p>
      <text:p text:style-name="Preformatted_20_Text"><text:s text:c="6"/>Tasks: 0 (limit: 9464)</text:p>
      <text:p text:style-name="Preformatted_20_Text"><text:s text:c="5"/>Memory: 0B</text:p>
      <text:p text:style-name="Preformatted_20_Text"><text:s text:c="5"/>CGroup: /system.slice/jenkins.service</text:p>
      <text:p text:style-name="Preformatted_20_Text"/>
      <text:p text:style-name="Preformatted_20_Text">Feb 28 16:54:10 shivankar-VirtualBox systemd[1]: Starting LSB: Start Jenkins at boot time...</text:p>
      <text:p text:style-name="Preformatted_20_Text">Feb 28 16:54:10 shivankar-VirtualBox jenkins[45858]: Correct java version found</text:p>
      <text:p text:style-name="Preformatted_20_Text">Feb 28 16:54:11 shivankar-VirtualBox jenkins[45858]: <text:s/>* Starting Jenkins Automation Server jenkins</text:p>
      <text:p text:style-name="Preformatted_20_Text">Feb 28 16:54:11 shivankar-VirtualBox su[45891]: <text:span text:style-name="T1">(to jenkins) root on none</text:span></text:p>
      <text:p text:style-name="Preformatted_20_Text">Feb 28 16:54:11 shivankar-VirtualBox su[45891]: pam_unix(su-l:session): session opened for user jenkins by (uid=0)</text:p>
      <text:p text:style-name="Preformatted_20_Text">Feb 28 16:54:11 shivankar-VirtualBox su[45891]: pam_unix(su-l:session): session closed for user jenkins</text:p>
      <text:p text:style-name="Preformatted_20_Text">Feb 28 16:54:12 shivankar-VirtualBox jenkins[45858]: <text:s text:c="3"/>...done.</text:p>
      <text:p text:style-name="Preformatted_20_Text">Feb 28 16:54:12 shivankar-VirtualBox systemd[1]: Started LSB: Start Jenkins at boot time.</text:p>
      <text:p text:style-name="Preformatted_20_Text"><text:span text:style-name="T3">shivankar@shivankar-VirtualBox</text:span>:<text:span text:style-name="T4">~</text:span>$ sudo ufw allow 8080</text:p>
      <text:p text:style-name="Preformatted_20_Text">Rules updated</text:p>
      <text:p text:style-name="Preformatted_20_Text">Rules updated (v6)</text:p>
      <text:p text:style-name="Preformatted_20_Text"><text:span text:style-name="T3">shivankar@shivankar-VirtualBox</text:span>:<text:span text:style-name="T4">~</text:span>$ cat /var/lib/jenkins/secrets/initialAdminPassword</text:p>
      <text:p text:style-name="Preformatted_20_Text">cat: /var/lib/jenkins/secrets/initialAdminPassword: Permission denied</text:p>
      <text:p text:style-name="Preformatted_20_Text"><text:span text:style-name="T3">shivankar@shivankar-VirtualBox</text:span>:<text:span text:style-name="T4">~</text:span>$ sudo cat /var/lib/jenkins/secrets/initialAdminPassword</text:p>
      <text:p text:style-name="Preformatted_20_Text">522159cb50824b1fa3a453b13571db06</text:p>
      <text:p text:style-name="P1"><text:span text:style-name="T3">shivankar@shivankar-VirtualBox</text:span>:<text:span text:style-name="T4">~</text:span>$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17:55:31.878860078</meta:creation-date>
    <dc:date>2022-02-28T17:55:58.903521457</dc:date>
    <meta:editing-duration>PT28S</meta:editing-duration>
    <meta:editing-cycles>1</meta:editing-cycles>
    <meta:document-statistic meta:table-count="0" meta:image-count="0" meta:object-count="0" meta:page-count="28" meta:paragraph-count="1334" meta:word-count="7803" meta:character-count="108211" meta:non-whitespace-character-count="91324"/>
    <meta:generator>LibreOffice/6.4.7.2$Linux_X86_64 LibreOffice_project/40$Build-2</meta:generator>
  </office:meta>
</office:document-meta>
</file>